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0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3">
      <style:graphic-properties draw:fill="solid" draw:fill-color="#729fcf" draw:opacity="100%" draw:stroke="solid" svg:stroke-width="0.02778in" svg:stroke-color="#3465a4" svg:stroke-opacity="100%"/>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544" style:parent-style-name="Graphics">
      <style:graphic-properties draw:fill="none" fo:clip="rect(0in, 0in, 0in, 0in)" draw:stroke="none" draw:luminance="0%" draw:contrast="0%" draw:image-opacity="100%"/>
    </style:style>
    <style:style style:family="presentation" style:name="a620">
      <style:graphic-properties draw:fill="solid" draw:fill-color="#729fcf" draw:opacity="100%" draw:stroke="solid" svg:stroke-width="0.02778in" svg:stroke-color="#3465a4" svg:stroke-opacity="100%"/>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draw:fill="solid" draw:fill-color="#729fcf" draw:opacity="100%" draw:stroke="solid" svg:stroke-width="0.02778in" svg:stroke-color="#3465a4" svg:stroke-opacity="100%"/>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7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4">
      <style:graphic-properties draw:fill="solid" draw:fill-color="#729fcf" draw:opacity="100%" draw:stroke="solid" svg:stroke-width="0.02778in" svg:stroke-color="#3465a4" svg:stroke-opacity="100%"/>
    </style:style>
    <style:style style:family="paragraph" style:name="a62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draw:fill="solid" draw:fill-color="#729fcf" draw:opacity="100%" draw:stroke="solid" svg:stroke-width="0.02778in" svg:stroke-color="#3465a4" svg:stroke-opacity="100%"/>
    </style:style>
    <style:style style:family="paragraph" style:name="a6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draw:fill="solid" draw:fill-color="#729fcf" draw:opacity="100%" draw:stroke="solid" svg:stroke-width="0.02778in" svg:stroke-color="#3465a4" svg:stroke-opacity="100%"/>
    </style:style>
    <style:style style:family="presentation" style:name="a6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4">
      <style:graphic-properties draw:fill="solid" draw:fill-color="#729fcf" draw:opacity="100%" draw:stroke="solid" svg:stroke-width="0.02778in" svg:stroke-color="#3465a4" svg:stroke-opacity="100%"/>
    </style:style>
    <style:style style:family="paragraph" style:name="a7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653" style:parent-style-name="Graphics">
      <style:graphic-properties draw:fill="none" fo:clip="rect(0in, 0in, 0in, 0in)" draw:stroke="none" draw:luminance="0%" draw:contrast="0%" draw:image-opacity="100%"/>
    </style:style>
    <style:style style:family="graphic" style:name="a7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1">
      <style:graphic-properties draw:fill="solid" draw:fill-color="#729fcf" draw:opacity="100%" draw:stroke="solid" svg:stroke-width="0.02778in" svg:stroke-color="#3465a4" svg:stroke-opacity="100%"/>
    </style:style>
    <style:style style:family="paragraph" style:name="a6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7">
      <style:graphic-properties draw:fill="solid" draw:fill-color="#729fcf" draw:opacity="100%" draw:stroke="solid" svg:stroke-width="0.02778in" svg:stroke-color="#3465a4" svg:stroke-opacity="100%"/>
    </style:style>
    <style:style style:family="drawing-page" style:name="a7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8">
      <style:graphic-properties draw:fill="solid" draw:fill-color="#729fcf" draw:opacity="100%" draw:stroke="solid" svg:stroke-width="0.02778in" svg:stroke-color="#3465a4" svg:stroke-opacity="100%"/>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02">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9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9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draw:fill="solid" draw:fill-color="#729fcf" draw:opacity="100%" draw:stroke="solid" svg:stroke-width="0.02778in" svg:stroke-color="#3465a4" svg:stroke-opacity="100%"/>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7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draw:fill="solid" draw:fill-color="#729fcf" draw:opacity="100%" draw:stroke="solid" svg:stroke-width="0.02778in" svg:stroke-color="#3465a4" svg:stroke-opacity="100%"/>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57">
      <style:graphic-properties draw:fill="solid" draw:fill-color="#729fcf" draw:opacity="100%" draw:stroke="solid" svg:stroke-width="0.02778in" svg:stroke-color="#3465a4" svg:stroke-opacity="100%"/>
    </style:style>
    <style:style style:family="drawing-page" style:name="a8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91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3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7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04">
      <style:graphic-properties draw:fill="solid" draw:fill-color="#729fcf" draw:opacity="100%" draw:stroke="solid" svg:stroke-width="0.02778in" svg:stroke-color="#3465a4" svg:stroke-opacity="100%"/>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9">
      <style:graphic-properties draw:fill="solid" draw:fill-color="#729fcf" draw:opacity="100%" draw:stroke="solid" svg:stroke-width="0.02778in" svg:stroke-color="#3465a4" svg:stroke-opacity="100%"/>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2">
      <style:graphic-properties draw:fill="solid" draw:fill-color="#729fcf" draw:opacity="100%" draw:stroke="solid" svg:stroke-width="0.02778in" svg:stroke-color="#3465a4" svg:stroke-opacity="100%"/>
    </style:style>
    <style:style style:family="presentation" style:name="a10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0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4">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4">
      <style:graphic-properties draw:fill="solid" draw:fill-color="#729fcf" draw:opacity="100%" draw:stroke="solid" svg:stroke-width="0.02778in" svg:stroke-color="#3465a4" svg:stroke-opacity="100%"/>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49">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2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9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6">
      <style:graphic-properties draw:fill="solid" draw:fill-color="#729fcf" draw:opacity="100%" draw:stroke="solid" svg:stroke-width="0.02778in" svg:stroke-color="#3465a4" svg:stroke-opacity="100%"/>
    </style:style>
    <style:style style:family="paragraph" style:name="a9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55">
      <style:graphic-properties draw:fill="solid" draw:fill-color="#729fcf" draw:opacity="100%" draw:stroke="solid" svg:stroke-width="0.02778in" svg:stroke-color="#3465a4" svg:stroke-opacity="100%"/>
    </style:style>
    <style:style style:family="drawing-page" style:name="a8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55">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10">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6" style:parent-style-name="Graphics">
      <style:graphic-properties draw:fill="none" fo:clip="rect(0in, 0in, 0in, 0in)" draw:stroke="none" draw:luminance="0%" draw:contrast="0%" draw:image-opacity="100%"/>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draw:fill="solid" draw:fill-color="#729fcf" draw:opacity="100%" draw:stroke="solid" svg:stroke-width="0.02778in" svg:stroke-color="#3465a4" svg:stroke-opacity="100%"/>
    </style:style>
    <style:style style:family="graphic" style:name="a9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0.8268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4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draw:fill="solid" draw:fill-color="#729fcf" draw:opacity="100%" draw:stroke="solid" svg:stroke-width="0.02778in" svg:stroke-color="#3465a4" svg:stroke-opacity="100%"/>
    </style:style>
    <style:style style:family="presentation" style:name="a9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81" style:parent-style-name="Graphics">
      <style:graphic-properties draw:fill="none" fo:clip="rect(0.06419in, 2.11925in, 0in, 1.9165in)" draw:stroke="none" draw:luminance="0%" draw:contrast="0%" draw:image-opacity="100%"/>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85">
      <style:graphic-properties draw:fill="solid" draw:fill-color="#729fcf" draw:opacity="100%" draw:stroke="solid" svg:stroke-width="0.02778in" svg:stroke-color="#3465a4" svg:stroke-opacity="100%"/>
    </style:style>
    <style:style style:family="presentation" style:name="a9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81">
      <style:graphic-properties draw:fill="solid" draw:fill-color="#729fcf" draw:opacity="100%" draw:stroke="solid" svg:stroke-width="0.02778in" svg:stroke-color="#3465a4" svg:stroke-opacity="100%"/>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9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7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4">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85">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9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23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5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5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0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28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5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09">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92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2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2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2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75">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92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9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7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9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9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6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9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1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12">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1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1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1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1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1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63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6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3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31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68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3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3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8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3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3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8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3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3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86">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89">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200">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2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0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25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82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56">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2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7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2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2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7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64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27">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7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69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9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4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4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2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4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1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92">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4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4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1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1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11">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76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8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1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2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8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67">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58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8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3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8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0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0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5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0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2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5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2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7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5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7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7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70">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22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9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2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9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4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22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4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9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9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78">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4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45">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9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1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47">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4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9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9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1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9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1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1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1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8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6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1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8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3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8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00">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3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5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50">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0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28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office:automatic-styles>
  <office:body>
    <office:presentation>
      <draw:page draw:name="page1" draw:style-name="a540" draw:master-page-name="Master1-Layout7-blank-Blank" presentation:presentation-page-layout-name="Master1-PPL7" draw:id="Slide-256">
        <draw:frame draw:id="id73" presentation:style-name="a543" draw:name="Title 1" svg:x="0in" svg:y="0.24653in" svg:width="9.92188in" svg:height="1.03646in" presentation:class="title" presentation:placeholder="false">
          <draw:text-box>
            <text:p text:style-name="a542" text:class-names="" text:cond-style-name=""><text:span text:style-name="a541" text:class-names="">URI, URL ve URN</text:span></text:p>
          </draw:text-box>
          <svg:title/>
          <svg:desc/>
        </draw:frame>
        <draw:frame draw:id="id74" draw:style-name="a544" svg:x="2.17992in" svg:y="1.16299in" svg:width="6.70787in" svg:height="3.89528in" style:rel-width="scale" style:rel-height="scale">
          <draw:image xlink:href="media/image1.png" xlink:type="simple" xlink:show="embed" xlink:actuate="onLoad"/>
          <svg:title/>
          <svg:desc/>
        </draw:frame>
        <presentation:notes draw:style-name="a550">
          <draw:frame draw:id="id75" draw:style-name="a547" draw:name="Slide Number Placeholder 6" svg:x="4.67953in" svg:y="11.10827in" svg:width="3.5878in" svg:height="0.58425in">
            <draw:text-box>
              <text:p text:style-name="a546" text:class-names="" text:cond-style-name=""><text:span text:style-name="a545" text:class-names=""><text:page-number style:num-format="1" text:fixed="false"/></text:span></text:p>
            </draw:text-box>
            <svg:title/>
            <svg:desc/>
          </draw:frame>
          <draw:page-thumbnail draw:page-number="1" svg:x="0.23785in" svg:y="0.88889in" svg:width="7.79167in" svg:height="4.38368in" presentation:class="page" draw:id="id76" presentation:style-name="a548" draw:name="Slide Image Placeholder 1">
            <svg:title/>
            <svg:desc/>
          </draw:page-thumbnail>
          <draw:frame draw:id="id77" presentation:style-name="a549" draw:name="Notes Placeholder 2" svg:x="0.82677in" svg:y="5.55394in" svg:width="6.61378in" svg:height="5.26142in" presentation:class="notes" presentation:placeholder="true">
            <draw:text-box/>
            <svg:title/>
            <svg:desc/>
          </draw:frame>
        </presentation:notes>
      </draw:page>
      <draw:page draw:name="page2" draw:style-name="a551" draw:master-page-name="Master1-Layout7-blank-Blank" presentation:presentation-page-layout-name="Master1-PPL7" draw:id="Slide-257">
        <draw:frame draw:id="id78" presentation:style-name="a554" draw:name="Title 1" svg:x="0in" svg:y="0.24653in" svg:width="9.92188in" svg:height="1.03646in" presentation:class="title" presentation:placeholder="false">
          <draw:text-box>
            <text:p text:style-name="a553" text:class-names="" text:cond-style-name=""><text:span text:style-name="a552" text:class-names="">URI Nedir?</text:span></text:p>
          </draw:text-box>
          <svg:title/>
          <svg:desc/>
        </draw:frame>
        <draw:frame draw:id="id79" presentation:style-name="a564" draw:name="Text Placeholder 2" svg:x="0in" svg:y="1.45139in" svg:width="9.92188in" svg:height="3.59549in" presentation:class="outline" presentation:placeholder="false">
          <draw:text-box>
            <text:list text:style-name="a557">
              <text:list-item>
                <text:p text:style-name="a556" text:class-names="" text:cond-style-name=""><text:span text:style-name="a555" text:class-names="">URI (Uniform Resource Identifier), bir adı veya bir kaynağı tanımlamak için kullanılan bir karakter dizisidir. Bir kaynağı konuma, ada veya her ikisine göre tanımlar. Eğer bir URI bir kaynağı konuma tanımlarsa aynı zamanda bir URL, ada göre tanımlarsa aynı zamanda bir URN’dir. URN ve URL, URI’nın alt kümeleridir.</text:span></text:p>
              </text:list-item>
            </text:list>
            <text:list text:style-name="a560">
              <text:list-item>
                <text:p text:style-name="a559" text:class-names="" text:cond-style-name=""><text:span text:style-name="a558" text:class-names="">Örnek;</text:span></text:p>
              </text:list-item>
            </text:list>
            <text:list text:style-name="a563">
              <text:list-item>
                <text:p text:style-name="a562" text:class-names="" text:cond-style-name=""><text:span text:style-name="a561" text:class-names="">https://www.ietf.org/rfc/rfc2396.txt</text:span></text:p>
              </text:list-item>
            </text:list>
          </draw:text-box>
          <svg:title/>
          <svg:desc/>
        </draw:frame>
        <presentation:notes draw:style-name="a570">
          <draw:frame draw:id="id80" draw:style-name="a567" draw:name="Slide Number Placeholder 6" svg:x="4.67953in" svg:y="11.10827in" svg:width="3.5878in" svg:height="0.58425in">
            <draw:text-box>
              <text:p text:style-name="a566" text:class-names="" text:cond-style-name=""><text:span text:style-name="a565" text:class-names=""><text:page-number style:num-format="1" text:fixed="false"/></text:span></text:p>
            </draw:text-box>
            <svg:title/>
            <svg:desc/>
          </draw:frame>
          <draw:page-thumbnail draw:page-number="2" svg:x="0.23785in" svg:y="0.88889in" svg:width="7.79167in" svg:height="4.38368in" presentation:class="page" draw:id="id81" presentation:style-name="a568" draw:name="Slide Image Placeholder 1">
            <svg:title/>
            <svg:desc/>
          </draw:page-thumbnail>
          <draw:frame draw:id="id82" presentation:style-name="a569" draw:name="Notes Placeholder 2" svg:x="0.82677in" svg:y="5.55394in" svg:width="6.61378in" svg:height="5.26142in" presentation:class="notes" presentation:placeholder="true">
            <draw:text-box/>
            <svg:title/>
            <svg:desc/>
          </draw:frame>
        </presentation:notes>
      </draw:page>
      <draw:page draw:name="page3" draw:style-name="a571" draw:master-page-name="Master1-Layout7-blank-Blank" presentation:presentation-page-layout-name="Master1-PPL7" draw:id="Slide-258">
        <draw:frame draw:id="id83" presentation:style-name="a574" draw:name="Title 1" svg:x="0in" svg:y="0.24653in" svg:width="9.92188in" svg:height="1.03646in" presentation:class="title" presentation:placeholder="false">
          <draw:text-box>
            <text:p text:style-name="a573" text:class-names="" text:cond-style-name=""><text:span text:style-name="a572" text:class-names="">URL Nedir?</text:span></text:p>
          </draw:text-box>
          <svg:title/>
          <svg:desc/>
        </draw:frame>
        <draw:frame draw:id="id84" presentation:style-name="a599" draw:name="Text Placeholder 2" svg:x="0in" svg:y="1.45139in" svg:width="9.92188in" svg:height="3.59549in" presentation:class="outline" presentation:placeholder="false">
          <draw:text-box>
            <text:list text:style-name="a577">
              <text:list-item>
                <text:p text:style-name="a576" text:class-names="" text:cond-style-name=""><text:span text:style-name="a575" text:class-names="">URL (Uniform Resource Locator), bir kaynağı tanımlayan ve aynı zamanda bu kaynağa ulaşmamız için gereken bilgiyi içeren bir URI’dir. Her URL bir URI’dir ancak her URI, URL değildir.</text:span></text:p>
              </text:list-item>
            </text:list>
            <text:list text:style-name="a580">
              <text:list-item>
                <text:p text:style-name="a579" text:class-names="" text:cond-style-name=""><text:span text:style-name="a578" text:class-names="">Örnekler;</text:span></text:p>
              </text:list-item>
            </text:list>
            <text:list text:style-name="a583">
              <text:list-item>
                <text:p text:style-name="a582" text:class-names="" text:cond-style-name=""><text:span text:style-name="a581" text:class-names="">ftp://ftp.is.co.za/rfc/rfc1808.txt</text:span></text:p>
              </text:list-item>
            </text:list>
            <text:list text:style-name="a586">
              <text:list-item>
                <text:p text:style-name="a585" text:class-names="" text:cond-style-name=""><text:span text:style-name="a584" text:class-names="">http://www.ietf.org/rfc/rfc2396.txt</text:span></text:p>
              </text:list-item>
            </text:list>
            <text:list text:style-name="a589">
              <text:list-item>
                <text:p text:style-name="a588" text:class-names="" text:cond-style-name=""><text:span text:style-name="a587" text:class-names="">ldap://[2001:db8::7]/c=GB?objectClass?one</text:span></text:p>
              </text:list-item>
            </text:list>
            <text:list text:style-name="a592">
              <text:list-item>
                <text:p text:style-name="a591" text:class-names="" text:cond-style-name=""><text:span text:style-name="a590" text:class-names="">mailto:John.Doe@example.com</text:span></text:p>
              </text:list-item>
            </text:list>
            <text:list text:style-name="a595">
              <text:list-item>
                <text:p text:style-name="a594" text:class-names="" text:cond-style-name=""><text:span text:style-name="a593" text:class-names="">telnet://192.0.2.16:80/</text:span></text:p>
              </text:list-item>
            </text:list>
            <text:list text:style-name="a598">
              <text:list-item>
                <text:p text:style-name="a597" text:class-names="" text:cond-style-name=""><text:span text:style-name="a596" text:class-names=""/></text:p>
              </text:list-item>
            </text:list>
          </draw:text-box>
          <svg:title/>
          <svg:desc/>
        </draw:frame>
        <presentation:notes draw:style-name="a605">
          <draw:frame draw:id="id85" draw:style-name="a602" draw:name="Slide Number Placeholder 6" svg:x="4.67953in" svg:y="11.10827in" svg:width="3.5878in" svg:height="0.58425in">
            <draw:text-box>
              <text:p text:style-name="a601" text:class-names="" text:cond-style-name=""><text:span text:style-name="a600" text:class-names=""><text:page-number style:num-format="1" text:fixed="false"/></text:span></text:p>
            </draw:text-box>
            <svg:title/>
            <svg:desc/>
          </draw:frame>
          <draw:page-thumbnail draw:page-number="3" svg:x="0.23785in" svg:y="0.88889in" svg:width="7.79167in" svg:height="4.38368in" presentation:class="page" draw:id="id86" presentation:style-name="a603" draw:name="Slide Image Placeholder 1">
            <svg:title/>
            <svg:desc/>
          </draw:page-thumbnail>
          <draw:frame draw:id="id87" presentation:style-name="a604" draw:name="Notes Placeholder 2" svg:x="0.82677in" svg:y="5.55394in" svg:width="6.61378in" svg:height="5.26142in" presentation:class="notes" presentation:placeholder="true">
            <draw:text-box/>
            <svg:title/>
            <svg:desc/>
          </draw:frame>
        </presentation:notes>
      </draw:page>
      <draw:page draw:name="page4" draw:style-name="a606" draw:master-page-name="Master1-Layout7-blank-Blank" presentation:presentation-page-layout-name="Master1-PPL7" draw:id="Slide-259">
        <draw:frame draw:id="id88" presentation:style-name="a616" draw:name="Text Placeholder 1" svg:x="0in" svg:y="1.45139in" svg:width="9.92188in" svg:height="3.59549in" presentation:class="outline" presentation:placeholder="false">
          <draw:text-box>
            <text:list text:style-name="a609">
              <text:list-item>
                <text:p text:style-name="a608" text:class-names="" text:cond-style-name=""><text:span text:style-name="a607" text:class-names="">URI ile URL arasında kıyas yapmak gerekirse;</text:span></text:p>
              </text:list-item>
            </text:list>
            <text:list text:style-name="a612">
              <text:list-item>
                <text:p text:style-name="a611" text:class-names="" text:cond-style-name=""><text:span text:style-name="a610" text:class-names="">URL, bir kaynağı tanımlayan ve ayrıca kaynağa erişmenin yolunu açıklayarak kaynağı bulma aracı sağlayan bir URI’dir.</text:span></text:p>
              </text:list-item>
            </text:list>
            <text:list text:style-name="a615">
              <text:list-item>
                <text:p text:style-name="a614" text:class-names="" text:cond-style-name=""><text:span text:style-name="a613" text:class-names="">Bir URL bir URI’dir ama bir URI mutlaka bir URL değildir.</text:span></text:p>
              </text:list-item>
            </text:list>
          </draw:text-box>
          <svg:title/>
          <svg:desc/>
        </draw:frame>
        <presentation:notes draw:style-name="a622">
          <draw:frame draw:id="id89" draw:style-name="a619" draw:name="Slide Number Placeholder 6" svg:x="4.67953in" svg:y="11.10827in" svg:width="3.5878in" svg:height="0.58425in">
            <draw:text-box>
              <text:p text:style-name="a618" text:class-names="" text:cond-style-name=""><text:span text:style-name="a617" text:class-names=""><text:page-number style:num-format="1" text:fixed="false"/></text:span></text:p>
            </draw:text-box>
            <svg:title/>
            <svg:desc/>
          </draw:frame>
          <draw:page-thumbnail draw:page-number="4" svg:x="0.23785in" svg:y="0.88889in" svg:width="7.79167in" svg:height="4.38368in" presentation:class="page" draw:id="id90" presentation:style-name="a620" draw:name="Slide Image Placeholder 1">
            <svg:title/>
            <svg:desc/>
          </draw:page-thumbnail>
          <draw:frame draw:id="id91" presentation:style-name="a621" draw:name="Notes Placeholder 2" svg:x="0.82677in" svg:y="5.55394in" svg:width="6.61378in" svg:height="5.26142in" presentation:class="notes" presentation:placeholder="true">
            <draw:text-box/>
            <svg:title/>
            <svg:desc/>
          </draw:frame>
        </presentation:notes>
      </draw:page>
      <draw:page draw:name="page5" draw:style-name="a623" draw:master-page-name="Master1-Layout7-blank-Blank" presentation:presentation-page-layout-name="Master1-PPL7" draw:id="Slide-260">
        <draw:frame draw:id="id92" presentation:style-name="a626" draw:name="Title 1" svg:x="0in" svg:y="0.24653in" svg:width="9.92188in" svg:height="1.03646in" presentation:class="title" presentation:placeholder="false">
          <draw:text-box>
            <text:p text:style-name="a625" text:class-names="" text:cond-style-name=""><text:span text:style-name="a624" text:class-names="">URN Nedir?</text:span></text:p>
          </draw:text-box>
          <svg:title/>
          <svg:desc/>
        </draw:frame>
        <draw:frame draw:id="id93" presentation:style-name="a642" draw:name="Text Placeholder 2" svg:x="0in" svg:y="1.45139in" svg:width="9.92188in" svg:height="3.59549in" presentation:class="outline" presentation:placeholder="false">
          <draw:text-box>
            <text:list text:style-name="a629">
              <text:list-item>
                <text:p text:style-name="a628" text:class-names="" text:cond-style-name=""><text:span text:style-name="a627" text:class-names="">URN (Uniform Resource Name), bir kaynağı benzersiz bir adla tanımlar ancak bunun nerede bulunduğunu belirtmez. URL’den farklı olarak, URN’ler kaynağın konumunu belirtmez. Bir URN genelde ‘urn:’ prefix’i ile başlar.</text:span></text:p>
              </text:list-item>
            </text:list>
            <text:list text:style-name="a632">
              <text:list-item>
                <text:p text:style-name="a631" text:class-names="" text:cond-style-name=""><text:span text:style-name="a630" text:class-names="">Örnekler;</text:span></text:p>
              </text:list-item>
            </text:list>
            <text:list text:style-name="a635">
              <text:list-item>
                <text:p text:style-name="a634" text:class-names="" text:cond-style-name=""><text:span text:style-name="a633" text:class-names="">urn:oasis:names:specification:docbook:dtd:xml:4.1.2</text:span></text:p>
              </text:list-item>
            </text:list>
            <text:list text:style-name="a638">
              <text:list-item>
                <text:p text:style-name="a637" text:class-names="" text:cond-style-name=""><text:span text:style-name="a636" text:class-names="">tel:+1-816-555-1212</text:span></text:p>
              </text:list-item>
            </text:list>
            <text:list text:style-name="a641">
              <text:list-item>
                <text:p text:style-name="a640" text:class-names="" text:cond-style-name=""><text:span text:style-name="a639" text:class-names=""/></text:p>
              </text:list-item>
            </text:list>
          </draw:text-box>
          <svg:title/>
          <svg:desc/>
        </draw:frame>
        <presentation:notes draw:style-name="a648">
          <draw:frame draw:id="id94" draw:style-name="a645" draw:name="Slide Number Placeholder 6" svg:x="4.67953in" svg:y="11.10827in" svg:width="3.5878in" svg:height="0.58425in">
            <draw:text-box>
              <text:p text:style-name="a644" text:class-names="" text:cond-style-name=""><text:span text:style-name="a643" text:class-names=""><text:page-number style:num-format="1" text:fixed="false"/></text:span></text:p>
            </draw:text-box>
            <svg:title/>
            <svg:desc/>
          </draw:frame>
          <draw:page-thumbnail draw:page-number="5" svg:x="0.23785in" svg:y="0.88889in" svg:width="7.79167in" svg:height="4.38368in" presentation:class="page" draw:id="id95" presentation:style-name="a646" draw:name="Slide Image Placeholder 1">
            <svg:title/>
            <svg:desc/>
          </draw:page-thumbnail>
          <draw:frame draw:id="id96" presentation:style-name="a647" draw:name="Notes Placeholder 2" svg:x="0.82677in" svg:y="5.55394in" svg:width="6.61378in" svg:height="5.26142in" presentation:class="notes" presentation:placeholder="true">
            <draw:text-box/>
            <svg:title/>
            <svg:desc/>
          </draw:frame>
        </presentation:notes>
      </draw:page>
      <draw:page draw:name="page6" draw:style-name="a649" draw:master-page-name="Master1-Layout7-blank-Blank" presentation:presentation-page-layout-name="Master1-PPL7" draw:id="Slide-261">
        <draw:frame draw:id="id97" presentation:style-name="a652" draw:name="Title 1" svg:x="0in" svg:y="0.24653in" svg:width="9.92188in" svg:height="1.03646in" presentation:class="title" presentation:placeholder="false">
          <draw:text-box>
            <text:p text:style-name="a651" text:class-names="" text:cond-style-name=""><text:span text:style-name="a650" text:class-names="">HyperText Transfer Protocol</text:span></text:p>
          </draw:text-box>
          <svg:title/>
          <svg:desc/>
        </draw:frame>
        <draw:frame draw:id="id98" draw:style-name="a653" svg:x="1.92992in" svg:y="1.75669in" svg:width="7.20787in" svg:height="2.70787in" style:rel-width="scale" style:rel-height="scale">
          <draw:image xlink:href="media/image2.png" xlink:type="simple" xlink:show="embed" xlink:actuate="onLoad"/>
          <svg:title/>
          <svg:desc/>
        </draw:frame>
        <presentation:notes draw:style-name="a659">
          <draw:frame draw:id="id99" draw:style-name="a656" draw:name="Slide Number Placeholder 6" svg:x="4.67953in" svg:y="11.10827in" svg:width="3.5878in" svg:height="0.58425in">
            <draw:text-box>
              <text:p text:style-name="a655" text:class-names="" text:cond-style-name=""><text:span text:style-name="a654" text:class-names=""><text:page-number style:num-format="1" text:fixed="false"/></text:span></text:p>
            </draw:text-box>
            <svg:title/>
            <svg:desc/>
          </draw:frame>
          <draw:page-thumbnail draw:page-number="6" svg:x="0.23785in" svg:y="0.88889in" svg:width="7.79167in" svg:height="4.38368in" presentation:class="page" draw:id="id100" presentation:style-name="a657" draw:name="Slide Image Placeholder 1">
            <svg:title/>
            <svg:desc/>
          </draw:page-thumbnail>
          <draw:frame draw:id="id101" presentation:style-name="a658" draw:name="Notes Placeholder 2" svg:x="0.82677in" svg:y="5.55394in" svg:width="6.61378in" svg:height="5.26142in" presentation:class="notes" presentation:placeholder="true">
            <draw:text-box/>
            <svg:title/>
            <svg:desc/>
          </draw:frame>
        </presentation:notes>
      </draw:page>
      <draw:page draw:name="page7" draw:style-name="a660" draw:master-page-name="Master1-Layout7-blank-Blank" presentation:presentation-page-layout-name="Master1-PPL7" draw:id="Slide-262">
        <draw:frame draw:id="id102" presentation:style-name="a667" draw:name="Text Placeholder 1" svg:x="0in" svg:y="1.45139in" svg:width="9.92188in" svg:height="3.59549in" presentation:class="outline" presentation:placeholder="false">
          <draw:text-box>
            <text:list text:style-name="a663">
              <text:list-item>
                <text:p text:style-name="a662" text:class-names="" text:cond-style-name=""><text:span text:style-name="a661" text:class-names="">Bir web sayfası bir veya birden fazla nesneden oluşur. Bir nesne belirli bir URL üzerinden erişilebilen video, jpeg görüntüsü, HTML gibi bir dosyadır. Genelde web sayfalarına erişirken bir HTML dosyasına erişiriz ve onun içerisinde diğer nesnelere referanslar olur. HTML dosyaları ulaşmak istediğimiz içeriği taşırken onun referans olduğu nesneler (CSS, JavaScript, medya dosyaları vb.) barındırır. HTTP ise bu sayfaların sistematik olarak server ve client arasında alışverişini sağlar.</text:span></text:p>
              </text:list-item>
            </text:list>
            <text:list text:style-name="a666">
              <text:list-item>
                <text:p text:style-name="a665" text:class-names="" text:cond-style-name=""><text:span text:style-name="a664" text:class-names="">İstemcilerin (client) web sayfalarını sunuculardan (server) nasıl isteyeceğini ve sunucuların bu sayfaları istemcilere nasıl aktaracağını HTTP tanımlar. Örnek olarak; istemciler genellikle bilgisayarlarımızda çalıştırdığımız tarayıcılardır, sunucular ise uzak bilgisayalarda sürekli olarak açık tutulan programlardır. Tarayıcılar web sunucularına HTTP isteğinde bulunur, sunucular ise bunlara HTTP cevabı ile karşılık verir. Bir sunucuya aynı anda birden çok HTTP isteği gelebilir.</text:span></text:p>
              </text:list-item>
            </text:list>
          </draw:text-box>
          <svg:title/>
          <svg:desc/>
        </draw:frame>
        <draw:frame draw:id="id103" presentation:style-name="a670" draw:name="Title 2" svg:x="0in" svg:y="0.24826in" svg:width="9.92014in" svg:height="1.03472in" presentation:class="title" presentation:placeholder="false">
          <draw:text-box>
            <text:p text:style-name="a669" text:class-names="" text:cond-style-name=""><text:span text:style-name="a668" text:class-names="">HyperText Transfer Protocol</text:span></text:p>
          </draw:text-box>
          <svg:title/>
          <svg:desc/>
        </draw:frame>
        <presentation:notes draw:style-name="a676">
          <draw:frame draw:id="id104" draw:style-name="a673" draw:name="Slide Number Placeholder 6" svg:x="4.67953in" svg:y="11.10827in" svg:width="3.5878in" svg:height="0.58425in">
            <draw:text-box>
              <text:p text:style-name="a672" text:class-names="" text:cond-style-name=""><text:span text:style-name="a671" text:class-names=""><text:page-number style:num-format="1" text:fixed="false"/></text:span></text:p>
            </draw:text-box>
            <svg:title/>
            <svg:desc/>
          </draw:frame>
          <draw:page-thumbnail draw:page-number="7" svg:x="0.23785in" svg:y="0.88889in" svg:width="7.79167in" svg:height="4.38368in" presentation:class="page" draw:id="id105" presentation:style-name="a674" draw:name="Slide Image Placeholder 1">
            <svg:title/>
            <svg:desc/>
          </draw:page-thumbnail>
          <draw:frame draw:id="id106" presentation:style-name="a675" draw:name="Notes Placeholder 2" svg:x="0.82677in" svg:y="5.55394in" svg:width="6.61378in" svg:height="5.26142in" presentation:class="notes" presentation:placeholder="true">
            <draw:text-box/>
            <svg:title/>
            <svg:desc/>
          </draw:frame>
        </presentation:notes>
      </draw:page>
      <draw:page draw:name="page8" draw:style-name="a677" draw:master-page-name="Master1-Layout7-blank-Blank" presentation:presentation-page-layout-name="Master1-PPL7" draw:id="Slide-263">
        <draw:frame draw:id="id107" presentation:style-name="a697" draw:name="Text Placeholder 1" svg:x="0in" svg:y="1.45139in" svg:width="9.92188in" svg:height="3.59549in" presentation:class="outline" presentation:placeholder="false">
          <draw:text-box>
            <text:list text:style-name="a680">
              <text:list-item>
                <text:p text:style-name="a679" text:class-names="" text:cond-style-name=""><text:span text:style-name="a678" text:class-names="">HTTP istekleri;</text:span></text:p>
              </text:list-item>
            </text:list>
            <text:list text:style-name="a684">
              <text:list-item>
                <text:p text:style-name="a683" text:class-names="" text:cond-style-name=""><text:span text:style-name="a681" text:class-names=""><text:s text:c="1"/></text:span><text:span text:style-name="a682" text:class-names="">GET/POST/PUT/DELETE: İstemcinin sunucudan istekleri</text:span></text:p>
              </text:list-item>
            </text:list>
            <text:list text:style-name="a688">
              <text:list-item>
                <text:p text:style-name="a687" text:class-names="" text:cond-style-name=""><text:span text:style-name="a685" text:class-names=""><text:s text:c="1"/></text:span><text:span text:style-name="a686" text:class-names="">Host: İstekte bulunulan dosyaların barındırıldığı uzak bilgisayarın web adresi</text:span></text:p>
              </text:list-item>
            </text:list>
            <text:list text:style-name="a692">
              <text:list-item>
                <text:p text:style-name="a691" text:class-names="" text:cond-style-name=""><text:span text:style-name="a689" text:class-names=""><text:s text:c="1"/></text:span><text:span text:style-name="a690" text:class-names="">User-agent: Kullanıcının tarayıcı ve bilgisayar bilgileri (Örnek; Mozilla/5.0)</text:span></text:p>
              </text:list-item>
            </text:list>
            <text:list text:style-name="a696">
              <text:list-item>
                <text:p text:style-name="a695" text:class-names="" text:cond-style-name=""><text:span text:style-name="a693" text:class-names=""><text:s text:c="1"/></text:span><text:span text:style-name="a694" text:class-names="">Accept: Kabul edilecek format (Örnek; HTML, JSON)</text:span></text:p>
              </text:list-item>
            </text:list>
          </draw:text-box>
          <svg:title/>
          <svg:desc/>
        </draw:frame>
        <draw:frame draw:id="id108" presentation:style-name="a700" draw:name="Title 2" svg:x="0in" svg:y="0.24826in" svg:width="9.92014in" svg:height="1.03472in" presentation:class="title" presentation:placeholder="false">
          <draw:text-box>
            <text:p text:style-name="a699" text:class-names="" text:cond-style-name=""><text:span text:style-name="a698" text:class-names="">HyperText Transfer Protocol</text:span></text:p>
          </draw:text-box>
          <svg:title/>
          <svg:desc/>
        </draw:frame>
        <presentation:notes draw:style-name="a706">
          <draw:frame draw:id="id109" draw:style-name="a703" draw:name="Slide Number Placeholder 6" svg:x="4.67953in" svg:y="11.10827in" svg:width="3.5878in" svg:height="0.58425in">
            <draw:text-box>
              <text:p text:style-name="a702" text:class-names="" text:cond-style-name=""><text:span text:style-name="a701" text:class-names=""><text:page-number style:num-format="1" text:fixed="false"/></text:span></text:p>
            </draw:text-box>
            <svg:title/>
            <svg:desc/>
          </draw:frame>
          <draw:page-thumbnail draw:page-number="8" svg:x="0.23785in" svg:y="0.88889in" svg:width="7.79167in" svg:height="4.38368in" presentation:class="page" draw:id="id110" presentation:style-name="a704" draw:name="Slide Image Placeholder 1">
            <svg:title/>
            <svg:desc/>
          </draw:page-thumbnail>
          <draw:frame draw:id="id111" presentation:style-name="a705" draw:name="Notes Placeholder 2" svg:x="0.82677in" svg:y="5.55394in" svg:width="6.61378in" svg:height="5.26142in" presentation:class="notes" presentation:placeholder="true">
            <draw:text-box/>
            <svg:title/>
            <svg:desc/>
          </draw:frame>
        </presentation:notes>
      </draw:page>
      <draw:page draw:name="page9" draw:style-name="a707" draw:master-page-name="Master1-Layout7-blank-Blank" presentation:presentation-page-layout-name="Master1-PPL7" draw:id="Slide-264">
        <draw:frame draw:id="id112" presentation:style-name="a724" draw:name="Text Placeholder 1" svg:x="0in" svg:y="1.45139in" svg:width="9.92188in" svg:height="3.59549in" presentation:class="outline" presentation:placeholder="false">
          <draw:text-box>
            <text:list text:style-name="a710">
              <text:list-item>
                <text:p text:style-name="a709" text:class-names="" text:cond-style-name=""><text:span text:style-name="a708" text:class-names="">HTTP istek metotları;</text:span></text:p>
              </text:list-item>
            </text:list>
            <text:list text:style-name="a714">
              <text:list-item>
                <text:p text:style-name="a713" text:class-names="" text:cond-style-name=""><text:span text:style-name="a711" text:class-names=""><text:s text:c="1"/></text:span><text:span text:style-name="a712" text:class-names="">GET: Sunucudan veri almak için kullanılır ve özellikle kullanıcı şifresi gibi hassas içeriklerin barındırıldığı isteklerde kullanılması tavsiye edilmez.</text:span></text:p>
              </text:list-item>
            </text:list>
            <text:list text:style-name="a717">
              <text:list-item>
                <text:p text:style-name="a716" text:class-names="" text:cond-style-name=""><text:span text:style-name="a715" text:class-names="">POST: Host’a bir veri kümesi veya sadece bir veri göndermek için kullanılır.</text:span></text:p>
              </text:list-item>
            </text:list>
            <text:list text:style-name="a720">
              <text:list-item>
                <text:p text:style-name="a719" text:class-names="" text:cond-style-name=""><text:span text:style-name="a718" text:class-names="">PUT: Sunucu tarafında zaten mevcut olan bir kaynağın içeriğini değiştirmek için kullanılır. Programlarımızda veritabanında kayıtlı bulunan bir verinin tamamını ya da bir kısmını değiştirmek için bu metodu kullanırız.</text:span></text:p>
              </text:list-item>
            </text:list>
            <text:list text:style-name="a723">
              <text:list-item>
                <text:p text:style-name="a722" text:class-names="" text:cond-style-name=""><text:span text:style-name="a721" text:class-names="">DELETE: Kayıtlı olan bir kaynağın tamamen silinmesi için kullanılır.</text:span></text:p>
              </text:list-item>
            </text:list>
          </draw:text-box>
          <svg:title/>
          <svg:desc/>
        </draw:frame>
        <draw:frame draw:id="id113" presentation:style-name="a727" draw:name="Title 2" svg:x="0in" svg:y="0.24826in" svg:width="9.92014in" svg:height="1.03472in" presentation:class="title" presentation:placeholder="false">
          <draw:text-box>
            <text:p text:style-name="a726" text:class-names="" text:cond-style-name=""><text:span text:style-name="a725" text:class-names="">HyperText Transfer Protocol</text:span></text:p>
          </draw:text-box>
          <svg:title/>
          <svg:desc/>
        </draw:frame>
        <presentation:notes draw:style-name="a733">
          <draw:frame draw:id="id114" draw:style-name="a730" draw:name="Slide Number Placeholder 6" svg:x="4.67953in" svg:y="11.10827in" svg:width="3.5878in" svg:height="0.58425in">
            <draw:text-box>
              <text:p text:style-name="a729" text:class-names="" text:cond-style-name=""><text:span text:style-name="a728" text:class-names=""><text:page-number style:num-format="1" text:fixed="false"/></text:span></text:p>
            </draw:text-box>
            <svg:title/>
            <svg:desc/>
          </draw:frame>
          <draw:page-thumbnail draw:page-number="9" svg:x="0.23785in" svg:y="0.88889in" svg:width="7.79167in" svg:height="4.38368in" presentation:class="page" draw:id="id115" presentation:style-name="a731" draw:name="Slide Image Placeholder 1">
            <svg:title/>
            <svg:desc/>
          </draw:page-thumbnail>
          <draw:frame draw:id="id116" presentation:style-name="a732" draw:name="Notes Placeholder 2" svg:x="0.82677in" svg:y="5.55394in" svg:width="6.61378in" svg:height="5.26142in" presentation:class="notes" presentation:placeholder="true">
            <draw:text-box/>
            <svg:title/>
            <svg:desc/>
          </draw:frame>
        </presentation:notes>
      </draw:page>
      <draw:page draw:name="page10" draw:style-name="a734" draw:master-page-name="Master1-Layout7-blank-Blank" presentation:presentation-page-layout-name="Master1-PPL7" draw:id="Slide-265">
        <draw:frame draw:id="id117" presentation:style-name="a750" draw:name="Text Placeholder 1" svg:x="0in" svg:y="1.45139in" svg:width="9.92188in" svg:height="3.59549in" presentation:class="outline" presentation:placeholder="false">
          <draw:text-box>
            <text:list text:style-name="a737">
              <text:list-item>
                <text:p text:style-name="a736" text:class-names="" text:cond-style-name=""><text:span text:style-name="a735" text:class-names="">HTTP cevapları;</text:span></text:p>
              </text:list-item>
            </text:list>
            <text:list text:style-name="a740">
              <text:list-item>
                <text:p text:style-name="a739" text:class-names="" text:cond-style-name=""><text:span text:style-name="a738" text:class-names="">HTTP Durum Kodu: Protokol versiyonu, durum kodu ve ona karşılık gelen mesaj</text:span></text:p>
              </text:list-item>
            </text:list>
            <text:list text:style-name="a743">
              <text:list-item>
                <text:p text:style-name="a742" text:class-names="" text:cond-style-name=""><text:span text:style-name="a741" text:class-names="">Date: Gelen istek sonucunda sonucunun istenilen nesneleri kendi dosya sisteminden çekip istemciye sunduğu anın tarihidir</text:span></text:p>
              </text:list-item>
            </text:list>
            <text:list text:style-name="a746">
              <text:list-item>
                <text:p text:style-name="a745" text:class-names="" text:cond-style-name=""><text:span text:style-name="a744" text:class-names="">Server:Sunucu ile ilgili bilgidir. İstek mesajında “User-agent” bilgisine benzer</text:span></text:p>
              </text:list-item>
            </text:list>
            <text:list text:style-name="a749">
              <text:list-item>
                <text:p text:style-name="a748" text:class-names="" text:cond-style-name=""><text:span text:style-name="a747" text:class-names="">Content-Type: Sunulan nesnelerin türüdür</text:span></text:p>
              </text:list-item>
            </text:list>
          </draw:text-box>
          <svg:title/>
          <svg:desc/>
        </draw:frame>
        <draw:frame draw:id="id118" presentation:style-name="a753" draw:name="Title 2" svg:x="0in" svg:y="0.24826in" svg:width="9.92014in" svg:height="1.03472in" presentation:class="title" presentation:placeholder="false">
          <draw:text-box>
            <text:p text:style-name="a752" text:class-names="" text:cond-style-name=""><text:span text:style-name="a751" text:class-names="">HyperText Transfer Protocol</text:span></text:p>
          </draw:text-box>
          <svg:title/>
          <svg:desc/>
        </draw:frame>
        <presentation:notes draw:style-name="a759">
          <draw:frame draw:id="id119" draw:style-name="a756" draw:name="Slide Number Placeholder 6" svg:x="4.67953in" svg:y="11.10827in" svg:width="3.5878in" svg:height="0.58425in">
            <draw:text-box>
              <text:p text:style-name="a755" text:class-names="" text:cond-style-name=""><text:span text:style-name="a754" text:class-names=""><text:page-number style:num-format="1" text:fixed="false"/></text:span></text:p>
            </draw:text-box>
            <svg:title/>
            <svg:desc/>
          </draw:frame>
          <draw:page-thumbnail draw:page-number="10" svg:x="0.23785in" svg:y="0.88889in" svg:width="7.79167in" svg:height="4.38368in" presentation:class="page" draw:id="id120" presentation:style-name="a757" draw:name="Slide Image Placeholder 1">
            <svg:title/>
            <svg:desc/>
          </draw:page-thumbnail>
          <draw:frame draw:id="id121" presentation:style-name="a758" draw:name="Notes Placeholder 2" svg:x="0.82677in" svg:y="5.55394in" svg:width="6.61378in" svg:height="5.26142in" presentation:class="notes" presentation:placeholder="true">
            <draw:text-box/>
            <svg:title/>
            <svg:desc/>
          </draw:frame>
        </presentation:notes>
      </draw:page>
      <draw:page draw:name="page11" draw:style-name="a760" draw:master-page-name="Master1-Layout7-blank-Blank" presentation:presentation-page-layout-name="Master1-PPL7" draw:id="Slide-266">
        <draw:frame draw:id="id122" presentation:style-name="a797" draw:name="Text Placeholder 1" svg:x="0in" svg:y="1.45139in" svg:width="9.92188in" svg:height="4.25694in" presentation:class="outline" presentation:placeholder="false">
          <draw:text-box>
            <text:list text:style-name="a763">
              <text:list-item>
                <text:p text:style-name="a762" text:class-names="" text:cond-style-name=""><text:span text:style-name="a761" text:class-names="">HTTP durum kodları;</text:span></text:p>
              </text:list-item>
            </text:list>
            <text:list text:style-name="a766">
              <text:list-item>
                <text:p text:style-name="a765" text:class-names="" text:cond-style-name=""><text:span text:style-name="a764" text:class-names="">HTTP durum kodları genel kategorilere ayrılır ve bu kategorilere göre ilk sayılar değişir;</text:span></text:p>
              </text:list-item>
            </text:list>
            <text:list text:style-name="a769">
              <text:list-item>
                <text:p text:style-name="a768" text:class-names="" text:cond-style-name=""><text:span text:style-name="a767" text:class-names="">1xx: Bilgi mesajları</text:span></text:p>
              </text:list-item>
            </text:list>
            <text:list text:style-name="a772">
              <text:list-item>
                <text:p text:style-name="a771" text:class-names="" text:cond-style-name=""><text:span text:style-name="a770" text:class-names="">2xx: Başarılı</text:span></text:p>
              </text:list-item>
            </text:list>
            <text:list text:style-name="a775">
              <text:list-item>
                <text:p text:style-name="a774" text:class-names="" text:cond-style-name=""><text:span text:style-name="a773" text:class-names="">3xx: Yeniden yönlendirme</text:span></text:p>
              </text:list-item>
            </text:list>
            <text:list text:style-name="a778">
              <text:list-item>
                <text:p text:style-name="a777" text:class-names="" text:cond-style-name=""><text:span text:style-name="a776" text:class-names="">4xx: İstemci hatası</text:span></text:p>
              </text:list-item>
            </text:list>
            <text:list text:style-name="a781">
              <text:list-item>
                <text:p text:style-name="a780" text:class-names="" text:cond-style-name=""><text:span text:style-name="a779" text:class-names="">5xx: Sunucu hatası</text:span></text:p>
              </text:list-item>
            </text:list>
            <text:list text:style-name="a784">
              <text:list-item>
                <text:p text:style-name="a783" text:class-names="" text:cond-style-name=""><text:span text:style-name="a782" text:class-names="">Bazı durum kodları:</text:span></text:p>
              </text:list-item>
            </text:list>
            <text:list text:style-name="a787">
              <text:list-item>
                <text:p text:style-name="a786" text:class-names="" text:cond-style-name=""><text:span text:style-name="a785" text:class-names="">200 OK: İstek başarılı</text:span></text:p>
              </text:list-item>
            </text:list>
            <text:list text:style-name="a790">
              <text:list-item>
                <text:p text:style-name="a789" text:class-names="" text:cond-style-name=""><text:span text:style-name="a788" text:class-names="">401 Unauthorized: Yetkisiz erişim</text:span></text:p>
              </text:list-item>
            </text:list>
            <text:list text:style-name="a793">
              <text:list-item>
                <text:p text:style-name="a792" text:class-names="" text:cond-style-name=""><text:span text:style-name="a791" text:class-names="">404 Not Found: Dosya bulunamadı</text:span></text:p>
              </text:list-item>
            </text:list>
            <text:list text:style-name="a796">
              <text:list-item>
                <text:p text:style-name="a795" text:class-names="" text:cond-style-name=""><text:span text:style-name="a794" text:class-names="">500 Internal Server Error: Sunucu içerisinde hata</text:span></text:p>
              </text:list-item>
            </text:list>
          </draw:text-box>
          <svg:title/>
          <svg:desc/>
        </draw:frame>
        <draw:frame draw:id="id123" presentation:style-name="a800" draw:name="Title 2" svg:x="0in" svg:y="0.24826in" svg:width="9.92014in" svg:height="1.03472in" presentation:class="title" presentation:placeholder="false">
          <draw:text-box>
            <text:p text:style-name="a799" text:class-names="" text:cond-style-name=""><text:span text:style-name="a798" text:class-names="">HyperText Transfer Protocol</text:span></text:p>
          </draw:text-box>
          <svg:title/>
          <svg:desc/>
        </draw:frame>
        <presentation:notes draw:style-name="a806">
          <draw:frame draw:id="id124" draw:style-name="a803" draw:name="Slide Number Placeholder 6" svg:x="4.67953in" svg:y="11.10827in" svg:width="3.5878in" svg:height="0.58425in">
            <draw:text-box>
              <text:p text:style-name="a802" text:class-names="" text:cond-style-name=""><text:span text:style-name="a801" text:class-names=""><text:page-number style:num-format="1" text:fixed="false"/></text:span></text:p>
            </draw:text-box>
            <svg:title/>
            <svg:desc/>
          </draw:frame>
          <draw:page-thumbnail draw:page-number="11" svg:x="0.23785in" svg:y="0.88889in" svg:width="7.79167in" svg:height="4.38368in" presentation:class="page" draw:id="id125" presentation:style-name="a804" draw:name="Slide Image Placeholder 1">
            <svg:title/>
            <svg:desc/>
          </draw:page-thumbnail>
          <draw:frame draw:id="id126" presentation:style-name="a805" draw:name="Notes Placeholder 2" svg:x="0.82677in" svg:y="5.55394in" svg:width="6.61378in" svg:height="5.26142in" presentation:class="notes" presentation:placeholder="true">
            <draw:text-box/>
            <svg:title/>
            <svg:desc/>
          </draw:frame>
        </presentation:notes>
      </draw:page>
      <draw:page draw:name="page12" draw:style-name="a807" draw:master-page-name="Master1-Layout7-blank-Blank" presentation:presentation-page-layout-name="Master1-PPL7" draw:id="Slide-267">
        <draw:frame draw:id="id127" presentation:style-name="a810" draw:name="Title 1" svg:x="0in" svg:y="0.24653in" svg:width="9.92188in" svg:height="1.03646in" presentation:class="title" presentation:placeholder="false">
          <draw:text-box>
            <text:p text:style-name="a809" text:class-names="" text:cond-style-name=""><text:span text:style-name="a808" text:class-names="">Node.JS</text:span></text:p>
          </draw:text-box>
          <svg:title/>
          <svg:desc/>
        </draw:frame>
        <draw:frame draw:id="id128" presentation:style-name="a826" draw:name="Text Placeholder 2" svg:x="0in" svg:y="1.45139in" svg:width="9.92188in" svg:height="3.59549in" presentation:class="outline" presentation:placeholder="false">
          <draw:text-box>
            <text:list text:style-name="a813">
              <text:list-item>
                <text:p text:style-name="a812" text:class-names="" text:cond-style-name=""><text:span text:style-name="a811" text:class-names="">Node js, V8 isimli bir javascript motoru üzerinden çalışır. V8, Google tarafından geliştirilen, Chrome web browserlarının da üzerinde çalıştığı C, C++ ve javascript dilleri ile kodlanan açık kaynak kodlu bir motordur.</text:span></text:p>
              </text:list-item>
            </text:list>
            <text:list text:style-name="a816">
              <text:list-item>
                <text:p text:style-name="a815" text:class-names="" text:cond-style-name=""><text:span text:style-name="a814" text:class-names="">Node.js; bir javascript kodunun sadece tarayıcılarda değil aynı zamanda bilgisayarınızda bağımsız şekilde çalışacak bir uygulama şeklinde kullanmak istenmesinden ortaya çıkmıştır.</text:span></text:p>
              </text:list-item>
            </text:list>
            <text:list text:style-name="a819">
              <text:list-item>
                <text:p text:style-name="a818" text:class-names="" text:cond-style-name=""><text:span text:style-name="a817" text:class-names="">Node.js’in kullanılmasında öne çıkan bazı nedenleri;</text:span></text:p>
              </text:list-item>
            </text:list>
            <text:list text:style-name="a822">
              <text:list-item>
                <text:p text:style-name="a821" text:class-names="" text:cond-style-name=""><text:span text:style-name="a820" text:class-names="">Non-Blocking Teknolojisi: bir uygulama üzerinde bir işlem yaparken işlemlerin birbirini beklemediği, asekron olarak gerçekleştiği anlamına gelir. Bu da zaman ve kaynak kullanımı konusunda avantaj sağlar.</text:span></text:p>
              </text:list-item>
            </text:list>
            <text:list text:style-name="a825">
              <text:list-item>
                <text:p text:style-name="a824" text:class-names="" text:cond-style-name=""><text:span text:style-name="a823" text:class-names="">NPM (Node Package Manager): uygulamamızı daha hızlı ve verimli hale getirmek için geliştiricilerinin yazılımlarını açık kaynak kodlu olarak paylaştığı, topluluk tarafından oluşturulmuş bir kütüphanedir.</text:span></text:p>
              </text:list-item>
            </text:list>
          </draw:text-box>
          <svg:title/>
          <svg:desc/>
        </draw:frame>
        <presentation:notes draw:style-name="a832">
          <draw:frame draw:id="id129" draw:style-name="a829" draw:name="Slide Number Placeholder 6" svg:x="4.67953in" svg:y="11.10827in" svg:width="3.5878in" svg:height="0.58425in">
            <draw:text-box>
              <text:p text:style-name="a828" text:class-names="" text:cond-style-name=""><text:span text:style-name="a827" text:class-names=""><text:page-number style:num-format="1" text:fixed="false"/></text:span></text:p>
            </draw:text-box>
            <svg:title/>
            <svg:desc/>
          </draw:frame>
          <draw:page-thumbnail draw:page-number="12" svg:x="0.23785in" svg:y="0.88889in" svg:width="7.79167in" svg:height="4.38368in" presentation:class="page" draw:id="id130" presentation:style-name="a830" draw:name="Slide Image Placeholder 1">
            <svg:title/>
            <svg:desc/>
          </draw:page-thumbnail>
          <draw:frame draw:id="id131" presentation:style-name="a831" draw:name="Notes Placeholder 2" svg:x="0.82677in" svg:y="5.55394in" svg:width="6.61378in" svg:height="5.26142in" presentation:class="notes" presentation:placeholder="true">
            <draw:text-box/>
            <svg:title/>
            <svg:desc/>
          </draw:frame>
        </presentation:notes>
      </draw:page>
      <draw:page draw:name="page13" draw:style-name="a833" draw:master-page-name="Master1-Layout7-blank-Blank" presentation:presentation-page-layout-name="Master1-PPL7" draw:id="Slide-268">
        <draw:frame draw:id="id132" presentation:style-name="a836" draw:name="Title 1" svg:x="0in" svg:y="0.24653in" svg:width="9.92188in" svg:height="1.03646in" presentation:class="title" presentation:placeholder="false">
          <draw:text-box>
            <text:p text:style-name="a835" text:class-names="" text:cond-style-name=""><text:span text:style-name="a834" text:class-names="">Node Package Manager</text:span></text:p>
          </draw:text-box>
          <svg:title/>
          <svg:desc/>
        </draw:frame>
        <draw:frame draw:id="id133" presentation:style-name="a855" draw:name="Text Placeholder 2" svg:x="0in" svg:y="1.45139in" svg:width="9.92188in" svg:height="3.59549in" presentation:class="outline" presentation:placeholder="false">
          <draw:text-box>
            <text:list text:style-name="a839">
              <text:list-item>
                <text:p text:style-name="a838" text:class-names="" text:cond-style-name=""><text:span text:style-name="a837" text:class-names="">Node Package Manager ya da Node Packaged Modules, Isaac Z. Schlueter tarafından tamamen javascript dili kullanılarak geliştirilmiştir.</text:span></text:p>
              </text:list-item>
            </text:list>
            <text:list text:style-name="a842">
              <text:list-item>
                <text:p text:style-name="a841" text:class-names="" text:cond-style-name=""><text:span text:style-name="a840" text:class-names="">Npm temel olarak komut satırı üzerinden çalışan, üçüncü parti yazılımları yüklemeyi sağlayan bir uygulamadır. Npm ile temel olarak yapabileceğimiz şeyler ise;</text:span></text:p>
              </text:list-item>
            </text:list>
            <text:list text:style-name="a845">
              <text:list-item>
                <text:p text:style-name="a844" text:class-names="" text:cond-style-name=""><text:span text:style-name="a843" text:class-names="">Otomatik ya da manuel olarak paketleri yükleme</text:span></text:p>
              </text:list-item>
            </text:list>
            <text:list text:style-name="a848">
              <text:list-item>
                <text:p text:style-name="a847" text:class-names="" text:cond-style-name=""><text:span text:style-name="a846" text:class-names="">Sistemdeki paketleri silmek</text:span></text:p>
              </text:list-item>
            </text:list>
            <text:list text:style-name="a851">
              <text:list-item>
                <text:p text:style-name="a850" text:class-names="" text:cond-style-name=""><text:span text:style-name="a849" text:class-names="">Sistemdeki paketleri listeleme</text:span></text:p>
              </text:list-item>
            </text:list>
            <text:list text:style-name="a854">
              <text:list-item>
                <text:p text:style-name="a853" text:class-names="" text:cond-style-name=""><text:span text:style-name="a852" text:class-names="">Sistemdeki paketleri update etmek</text:span></text:p>
              </text:list-item>
            </text:list>
          </draw:text-box>
          <svg:title/>
          <svg:desc/>
        </draw:frame>
        <presentation:notes draw:style-name="a861">
          <draw:frame draw:id="id134" draw:style-name="a858" draw:name="Slide Number Placeholder 6" svg:x="4.67953in" svg:y="11.10827in" svg:width="3.5878in" svg:height="0.58425in">
            <draw:text-box>
              <text:p text:style-name="a857" text:class-names="" text:cond-style-name=""><text:span text:style-name="a856" text:class-names=""><text:page-number style:num-format="1" text:fixed="false"/></text:span></text:p>
            </draw:text-box>
            <svg:title/>
            <svg:desc/>
          </draw:frame>
          <draw:page-thumbnail draw:page-number="13" svg:x="0.23785in" svg:y="0.88889in" svg:width="7.79167in" svg:height="4.38368in" presentation:class="page" draw:id="id135" presentation:style-name="a859" draw:name="Slide Image Placeholder 1">
            <svg:title/>
            <svg:desc/>
          </draw:page-thumbnail>
          <draw:frame draw:id="id136" presentation:style-name="a860" draw:name="Notes Placeholder 2" svg:x="0.82677in" svg:y="5.55394in" svg:width="6.61378in" svg:height="5.26142in" presentation:class="notes" presentation:placeholder="true">
            <draw:text-box/>
            <svg:title/>
            <svg:desc/>
          </draw:frame>
        </presentation:notes>
      </draw:page>
      <draw:page draw:name="page14" draw:style-name="a862" draw:master-page-name="Master1-Layout7-blank-Blank" presentation:presentation-page-layout-name="Master1-PPL7" draw:id="Slide-269">
        <draw:frame draw:id="id137" presentation:style-name="a865" draw:name="Title 1" svg:x="0in" svg:y="0.24653in" svg:width="9.92188in" svg:height="1.03646in" presentation:class="title" presentation:placeholder="false">
          <draw:text-box>
            <text:p text:style-name="a864" text:class-names="" text:cond-style-name=""><text:span text:style-name="a863" text:class-names="">Java 8 ve Java 11</text:span></text:p>
          </draw:text-box>
          <svg:title/>
          <svg:desc/>
        </draw:frame>
        <draw:frame draw:id="id138" presentation:style-name="a872" draw:name="Text Placeholder 2" svg:x="0in" svg:y="1.45139in" svg:width="9.92188in" svg:height="3.59549in" presentation:class="outline" presentation:placeholder="false">
          <draw:text-box>
            <text:list text:style-name="a868">
              <text:list-item>
                <text:p text:style-name="a867" text:class-names="" text:cond-style-name=""><text:span text:style-name="a866" text:class-names="">Java 8 ile Java 11’in hala bu kadar popüler olmasının temel nedenlerinden biri, uzun süreli destek sürümü olmasıdır. Bu politika kullanıma sunulduğundan beri yalnızca Java 8 (2014) ve Java 11 (2018) uzun süreli destek sürümü olarak piyasaya çıkmıştır.</text:span></text:p>
              </text:list-item>
            </text:list>
            <text:list text:style-name="a871">
              <text:list-item>
                <text:p text:style-name="a870" text:class-names="" text:cond-style-name=""><text:span text:style-name="a869" text:class-names="">Hiçbir kuruluş uzun süreli desteklenmeyen bir Java sürümüne dayanan bir sistemi üretime geçirmediğinden dolayı diğer Java sürümlerine kıyasla Java 8 ile Java 11’in popülerliğini sağlamıştır. Oracle Java 8’e 2014’ten 2019’a kadar ücretsiz destek vermiştir. 2019’dan sonra ise Aralık 2030’a kadar ücretli destek vermektedir.</text:span></text:p>
              </text:list-item>
            </text:list>
          </draw:text-box>
          <svg:title/>
          <svg:desc/>
        </draw:frame>
        <presentation:notes draw:style-name="a878">
          <draw:frame draw:id="id139" draw:style-name="a875" draw:name="Slide Number Placeholder 6" svg:x="4.67953in" svg:y="11.10827in" svg:width="3.5878in" svg:height="0.58425in">
            <draw:text-box>
              <text:p text:style-name="a874" text:class-names="" text:cond-style-name=""><text:span text:style-name="a873" text:class-names=""><text:page-number style:num-format="1" text:fixed="false"/></text:span></text:p>
            </draw:text-box>
            <svg:title/>
            <svg:desc/>
          </draw:frame>
          <draw:page-thumbnail draw:page-number="14" svg:x="0.23785in" svg:y="0.88889in" svg:width="7.79167in" svg:height="4.38368in" presentation:class="page" draw:id="id140" presentation:style-name="a876" draw:name="Slide Image Placeholder 1">
            <svg:title/>
            <svg:desc/>
          </draw:page-thumbnail>
          <draw:frame draw:id="id141" presentation:style-name="a877" draw:name="Notes Placeholder 2" svg:x="0.82677in" svg:y="5.55394in" svg:width="6.61378in" svg:height="5.26142in" presentation:class="notes" presentation:placeholder="true">
            <draw:text-box/>
            <svg:title/>
            <svg:desc/>
          </draw:frame>
        </presentation:notes>
      </draw:page>
      <draw:page draw:name="page15" draw:style-name="a879" draw:master-page-name="Master1-Layout7-blank-Blank" presentation:presentation-page-layout-name="Master1-PPL7" draw:id="Slide-270">
        <draw:frame draw:id="id142" presentation:style-name="a882" draw:name="Title 1" svg:x="0in" svg:y="0.24653in" svg:width="9.92188in" svg:height="1.03646in" presentation:class="title" presentation:placeholder="false">
          <draw:text-box>
            <text:p text:style-name="a881" text:class-names="" text:cond-style-name=""><text:span text:style-name="a880" text:class-names="">XHTML ile HTML5 arasındaki farklar</text:span></text:p>
          </draw:text-box>
          <svg:title/>
          <svg:desc/>
        </draw:frame>
        <draw:frame draw:id="id143" presentation:style-name="a904" draw:name="Text Placeholder 2" svg:x="0in" svg:y="1.45139in" svg:width="9.92188in" svg:height="3.59549in" presentation:class="outline" presentation:placeholder="false">
          <draw:text-box>
            <text:list text:style-name="a885">
              <text:list-item>
                <text:p text:style-name="a884" text:class-names="" text:cond-style-name=""><text:span text:style-name="a883" text:class-names="">XHTML büyük / küçük harfe duyarlı olmasına rağmen, HTML5 değildir.</text:span></text:p>
              </text:list-item>
            </text:list>
            <text:list text:style-name="a888">
              <text:list-item>
                <text:p text:style-name="a887" text:class-names="" text:cond-style-name=""><text:span text:style-name="a886" text:class-names="">XHTML tüm öğelerin bitiş etiketini içermesini gerektirir.</text:span></text:p>
              </text:list-item>
            </text:list>
            <text:list text:style-name="a891">
              <text:list-item>
                <text:p text:style-name="a890" text:class-names="" text:cond-style-name=""><text:span text:style-name="a889" text:class-names="">XHTML hiçbir öğenin üst üste gelmesine izin vermez.</text:span></text:p>
              </text:list-item>
            </text:list>
            <text:list text:style-name="a894">
              <text:list-item>
                <text:p text:style-name="a893" text:class-names="" text:cond-style-name=""><text:span text:style-name="a892" text:class-names="">HTML5’in XHTML ve HTML’den çok daha basit bir doctype yapısı vardır.</text:span></text:p>
              </text:list-item>
            </text:list>
            <text:list text:style-name="a897">
              <text:list-item>
                <text:p text:style-name="a896" text:class-names="" text:cond-style-name=""><text:span text:style-name="a895" text:class-names="">HTML5 tüm tarayıcılarla uyumluyken, XHTML daha katıdır.</text:span></text:p>
              </text:list-item>
            </text:list>
            <text:list text:style-name="a900">
              <text:list-item>
                <text:p text:style-name="a899" text:class-names="" text:cond-style-name=""><text:span text:style-name="a898" text:class-names="">HTML5 tablet ve telefon gibi küçük ekranlara uygunken, XHTML bilgisayar ekranları için uygundur.</text:span></text:p>
              </text:list-item>
            </text:list>
            <text:list text:style-name="a903">
              <text:list-item>
                <text:p text:style-name="a902" text:class-names="" text:cond-style-name=""><text:span text:style-name="a901" text:class-names=""/></text:p>
              </text:list-item>
            </text:list>
          </draw:text-box>
          <svg:title/>
          <svg:desc/>
        </draw:frame>
        <presentation:notes draw:style-name="a910">
          <draw:frame draw:id="id144" draw:style-name="a907" draw:name="Slide Number Placeholder 6" svg:x="4.67953in" svg:y="11.10827in" svg:width="3.5878in" svg:height="0.58425in">
            <draw:text-box>
              <text:p text:style-name="a906" text:class-names="" text:cond-style-name=""><text:span text:style-name="a905" text:class-names=""><text:page-number style:num-format="1" text:fixed="false"/></text:span></text:p>
            </draw:text-box>
            <svg:title/>
            <svg:desc/>
          </draw:frame>
          <draw:page-thumbnail draw:page-number="15" svg:x="0.23785in" svg:y="0.88889in" svg:width="7.79167in" svg:height="4.38368in" presentation:class="page" draw:id="id145" presentation:style-name="a908" draw:name="Slide Image Placeholder 1">
            <svg:title/>
            <svg:desc/>
          </draw:page-thumbnail>
          <draw:frame draw:id="id146" presentation:style-name="a909" draw:name="Notes Placeholder 2" svg:x="0.82677in" svg:y="5.55394in" svg:width="6.61378in" svg:height="5.26142in" presentation:class="notes" presentation:placeholder="true">
            <draw:text-box/>
            <svg:title/>
            <svg:desc/>
          </draw:frame>
        </presentation:notes>
      </draw:page>
      <draw:page draw:name="page16" draw:style-name="a911" draw:master-page-name="Master1-Layout7-blank-Blank" presentation:presentation-page-layout-name="Master1-PPL7" draw:id="Slide-271">
        <draw:frame draw:id="id147" presentation:style-name="a914" draw:name="Title 1" svg:x="0in" svg:y="0.24653in" svg:width="9.92188in" svg:height="1.03646in" presentation:class="title" presentation:placeholder="false">
          <draw:text-box>
            <text:p text:style-name="a913" text:class-names="" text:cond-style-name=""><text:span text:style-name="a912" text:class-names="">Semantik Etiketler</text:span></text:p>
          </draw:text-box>
          <svg:title/>
          <svg:desc/>
        </draw:frame>
        <draw:frame draw:id="id148" presentation:style-name="a951" draw:name="Text Placeholder 2" svg:x="0in" svg:y="1.45139in" svg:width="9.92188in" svg:height="4.25694in" presentation:class="outline" presentation:placeholder="false">
          <draw:text-box>
            <text:list text:style-name="a917">
              <text:list-item>
                <text:p text:style-name="a916" text:class-names="" text:cond-style-name=""><text:span text:style-name="a915" text:class-names="">Semantik etiketler arama motoru botlarının içeriği daha iyi anlamasını sağlar. Sayfadaki içeriğin hangi bölümü önemli, hangi bölümü tamamlayıcı yani öncelikli değil, hangi bölümü navigasyon gibi soruların cevaplarını arama motoru botlarına bildirir.</text:span></text:p>
              </text:list-item>
            </text:list>
            <text:list text:style-name="a920">
              <text:list-item>
                <text:p text:style-name="a919" text:class-names="" text:cond-style-name=""><text:span text:style-name="a918" text:class-names="">Bazı semantik yani içeriği hakkında bilgi veren etiketler;</text:span></text:p>
              </text:list-item>
            </text:list>
            <text:list text:style-name="a923">
              <text:list-item>
                <text:p text:style-name="a922" text:class-names="" text:cond-style-name=""><text:span text:style-name="a921" text:class-names="">&lt;article&gt; : Sayfanın ana içeriğini belirtmek için kullanılır.</text:span></text:p>
              </text:list-item>
            </text:list>
            <text:list text:style-name="a926">
              <text:list-item>
                <text:p text:style-name="a925" text:class-names="" text:cond-style-name=""><text:span text:style-name="a924" text:class-names="">&lt;header&gt; : Genelde logo, içerik başlığı gibi giriş bilgilerinin yanı sıra navigasyon linklerini kapsamak için kullanılır.</text:span></text:p>
              </text:list-item>
            </text:list>
            <text:list text:style-name="a929">
              <text:list-item>
                <text:p text:style-name="a928" text:class-names="" text:cond-style-name=""><text:span text:style-name="a927" text:class-names="">&lt;footer&gt; : Linkler, iletişim bilgileri, copyright bilgileri gibi linkler belirtilir.</text:span></text:p>
              </text:list-item>
            </text:list>
            <text:list text:style-name="a932">
              <text:list-item>
                <text:p text:style-name="a931" text:class-names="" text:cond-style-name=""><text:span text:style-name="a930" text:class-names="">&lt;nav&gt; : Navigasyon linklerini belirtir</text:span></text:p>
              </text:list-item>
            </text:list>
            <text:list text:style-name="a935">
              <text:list-item>
                <text:p text:style-name="a934" text:class-names="" text:cond-style-name=""><text:span text:style-name="a933" text:class-names="">&lt;aside&gt; : Sayfadaki ana içeriğe dahil olmayan içeriklerin belirtilmesi</text:span></text:p>
              </text:list-item>
            </text:list>
            <text:list text:style-name="a938">
              <text:list-item>
                <text:p text:style-name="a937" text:class-names="" text:cond-style-name=""><text:span text:style-name="a936" text:class-names="">&lt;mark&gt;, &lt;figure&gt;, &lt;time&gt;, &lt;form&gt;, &lt;table&gt;</text:span></text:p>
              </text:list-item>
            </text:list>
            <text:list text:style-name="a941">
              <text:list-item>
                <text:p text:style-name="a940" text:class-names="" text:cond-style-name=""><text:span text:style-name="a939" text:class-names="">Bazı semantik olmayan yani içerik hakkında herhangi bir bilgi vermeyen etiketler;</text:span></text:p>
              </text:list-item>
            </text:list>
            <text:list text:style-name="a944">
              <text:list-item>
                <text:p text:style-name="a943" text:class-names="" text:cond-style-name=""><text:span text:style-name="a942" text:class-names="">&lt;div&gt;</text:span></text:p>
              </text:list-item>
            </text:list>
            <text:list text:style-name="a947">
              <text:list-item>
                <text:p text:style-name="a946" text:class-names="" text:cond-style-name=""><text:span text:style-name="a945" text:class-names="">&lt;span&gt;</text:span></text:p>
              </text:list-item>
            </text:list>
            <text:list text:style-name="a950">
              <text:list-item>
                <text:p text:style-name="a949" text:class-names="" text:cond-style-name=""><text:span text:style-name="a948" text:class-names=""/></text:p>
              </text:list-item>
            </text:list>
          </draw:text-box>
          <svg:title/>
          <svg:desc/>
        </draw:frame>
        <presentation:notes draw:style-name="a957">
          <draw:frame draw:id="id149" draw:style-name="a954" draw:name="Slide Number Placeholder 6" svg:x="4.67953in" svg:y="11.10827in" svg:width="3.5878in" svg:height="0.58425in">
            <draw:text-box>
              <text:p text:style-name="a953" text:class-names="" text:cond-style-name=""><text:span text:style-name="a952" text:class-names=""><text:page-number style:num-format="1" text:fixed="false"/></text:span></text:p>
            </draw:text-box>
            <svg:title/>
            <svg:desc/>
          </draw:frame>
          <draw:page-thumbnail draw:page-number="16" svg:x="0.23785in" svg:y="0.88889in" svg:width="7.79167in" svg:height="4.38368in" presentation:class="page" draw:id="id150" presentation:style-name="a955" draw:name="Slide Image Placeholder 1">
            <svg:title/>
            <svg:desc/>
          </draw:page-thumbnail>
          <draw:frame draw:id="id151" presentation:style-name="a956" draw:name="Notes Placeholder 2" svg:x="0.82677in" svg:y="5.55394in" svg:width="6.61378in" svg:height="5.26142in" presentation:class="notes" presentation:placeholder="true">
            <draw:text-box/>
            <svg:title/>
            <svg:desc/>
          </draw:frame>
        </presentation:notes>
      </draw:page>
      <draw:page draw:name="page17" draw:style-name="a958" draw:master-page-name="Master1-Layout7-blank-Blank" presentation:presentation-page-layout-name="Master1-PPL7" draw:id="Slide-272">
        <draw:frame draw:id="id152" presentation:style-name="a961" draw:name="Title 1" svg:x="0in" svg:y="0.24653in" svg:width="9.92188in" svg:height="1.03646in" presentation:class="title" presentation:placeholder="false">
          <draw:text-box>
            <text:p text:style-name="a960" text:class-names="" text:cond-style-name=""><text:span text:style-name="a959" text:class-names="">Colspan ile Rowspan</text:span></text:p>
          </draw:text-box>
          <svg:title/>
          <svg:desc/>
        </draw:frame>
        <draw:frame draw:id="id153" presentation:style-name="a965" draw:name="Text Placeholder 2" svg:x="0in" svg:y="1.45139in" svg:width="9.92188in" svg:height="3.59549in" presentation:class="outline" presentation:placeholder="false">
          <draw:text-box>
            <text:list text:style-name="a964">
              <text:list-item>
                <text:p text:style-name="a963" text:class-names="" text:cond-style-name=""><text:span text:style-name="a962" text:class-names="">HTML’de tablolarda hücreleri yatay olarak genişletmek istediğimiz zaman “colspan”, dikey olarak genişletmek istediğimizde ise “rowspan” kullanılır.</text:span></text:p>
              </text:list-item>
            </text:list>
          </draw:text-box>
          <svg:title/>
          <svg:desc/>
        </draw:frame>
        <draw:frame draw:id="id154" draw:style-name="a966" svg:x="3.34646in" svg:y="2.11575in" svg:width="4.13346in" svg:height="2.9311in" style:rel-width="scale" style:rel-height="scale">
          <draw:image xlink:href="media/image3.png" xlink:type="simple" xlink:show="embed" xlink:actuate="onLoad"/>
          <svg:title/>
          <svg:desc/>
        </draw:frame>
        <presentation:notes draw:style-name="a972">
          <draw:frame draw:id="id155" draw:style-name="a969" draw:name="Slide Number Placeholder 6" svg:x="4.67953in" svg:y="11.10827in" svg:width="3.5878in" svg:height="0.58425in">
            <draw:text-box>
              <text:p text:style-name="a968" text:class-names="" text:cond-style-name=""><text:span text:style-name="a967" text:class-names=""><text:page-number style:num-format="1" text:fixed="false"/></text:span></text:p>
            </draw:text-box>
            <svg:title/>
            <svg:desc/>
          </draw:frame>
          <draw:page-thumbnail draw:page-number="17" svg:x="0.23785in" svg:y="0.88889in" svg:width="7.79167in" svg:height="4.38368in" presentation:class="page" draw:id="id156" presentation:style-name="a970" draw:name="Slide Image Placeholder 1">
            <svg:title/>
            <svg:desc/>
          </draw:page-thumbnail>
          <draw:frame draw:id="id157" presentation:style-name="a971" draw:name="Notes Placeholder 2" svg:x="0.82677in" svg:y="5.55394in" svg:width="6.61378in" svg:height="5.26142in" presentation:class="notes" presentation:placeholder="true">
            <draw:text-box/>
            <svg:title/>
            <svg:desc/>
          </draw:frame>
        </presentation:notes>
      </draw:page>
      <draw:page draw:name="page18" draw:style-name="a973" draw:master-page-name="Master1-Layout7-blank-Blank" presentation:presentation-page-layout-name="Master1-PPL7" draw:id="Slide-273">
        <draw:frame draw:id="id158" presentation:style-name="a976" draw:name="Title 1" svg:x="0in" svg:y="0.24653in" svg:width="9.92188in" svg:height="1.03646in" presentation:class="title" presentation:placeholder="false">
          <draw:text-box>
            <text:p text:style-name="a975" text:class-names="" text:cond-style-name=""><text:span text:style-name="a974" text:class-names="">“display:none” ile “visibility:hidden”</text:span></text:p>
          </draw:text-box>
          <svg:title/>
          <svg:desc/>
        </draw:frame>
        <draw:frame draw:id="id159" presentation:style-name="a980" draw:name="Text Placeholder 2" svg:x="0in" svg:y="4.32986in" svg:width="9.92188in" svg:height="0.71701in" presentation:class="outline" presentation:placeholder="false">
          <draw:text-box>
            <text:list text:style-name="a979">
              <text:list-item>
                <text:p text:style-name="a978" text:class-names="" text:cond-style-name=""><text:span text:style-name="a977" text:class-names="">“display:none” etiketine sahip element sayfada olmayacaktır ama “visibility:hidden” etiketine sahip element sayfada olacaktır sadece görüntülenmeyecektir. (Yukarıdaki örnekte 5 numaralı dikdörtgen)</text:span></text:p>
              </text:list-item>
            </text:list>
          </draw:text-box>
          <svg:title/>
          <svg:desc/>
        </draw:frame>
        <draw:frame draw:id="id160" draw:style-name="a981" svg:x="3.15in" svg:y="1.28228in" svg:width="3.54291in" svg:height="2.58937in" style:rel-width="scale" style:rel-height="scale">
          <draw:image xlink:href="media/image4.jpg" xlink:type="simple" xlink:show="embed" xlink:actuate="onLoad"/>
          <svg:title/>
          <svg:desc/>
        </draw:frame>
        <presentation:notes draw:style-name="a987">
          <draw:frame draw:id="id161" draw:style-name="a984" draw:name="Slide Number Placeholder 6" svg:x="4.67953in" svg:y="11.10827in" svg:width="3.5878in" svg:height="0.58425in">
            <draw:text-box>
              <text:p text:style-name="a983" text:class-names="" text:cond-style-name=""><text:span text:style-name="a982" text:class-names=""><text:page-number style:num-format="1" text:fixed="false"/></text:span></text:p>
            </draw:text-box>
            <svg:title/>
            <svg:desc/>
          </draw:frame>
          <draw:page-thumbnail draw:page-number="18" svg:x="0.23785in" svg:y="0.88889in" svg:width="7.79167in" svg:height="4.38368in" presentation:class="page" draw:id="id162" presentation:style-name="a985" draw:name="Slide Image Placeholder 1">
            <svg:title/>
            <svg:desc/>
          </draw:page-thumbnail>
          <draw:frame draw:id="id163" presentation:style-name="a986" draw:name="Notes Placeholder 2" svg:x="0.82677in" svg:y="5.55394in" svg:width="6.61378in" svg:height="5.26142in" presentation:class="notes" presentation:placeholder="true">
            <draw:text-box/>
            <svg:title/>
            <svg:desc/>
          </draw:frame>
        </presentation:notes>
      </draw:page>
      <draw:page draw:name="page19" draw:style-name="a988" draw:master-page-name="Master1-Layout7-blank-Blank" presentation:presentation-page-layout-name="Master1-PPL7" draw:id="Slide-274">
        <draw:frame draw:id="id164" presentation:style-name="a991" draw:name="Title 1" svg:x="0in" svg:y="0.24653in" svg:width="9.92188in" svg:height="1.03646in" presentation:class="title" presentation:placeholder="false">
          <draw:text-box>
            <text:p text:style-name="a990" text:class-names="" text:cond-style-name=""><text:span text:style-name="a989" text:class-names="">Pseudo sınıfı ile Pseudo elementleri</text:span></text:p>
          </draw:text-box>
          <svg:title/>
          <svg:desc/>
        </draw:frame>
        <draw:frame draw:id="id165" presentation:style-name="a1028" draw:name="Text Placeholder 2" svg:x="0in" svg:y="1.45139in" svg:width="9.92188in" svg:height="4.25694in" presentation:class="outline" presentation:placeholder="false">
          <draw:text-box>
            <text:list text:style-name="a994">
              <text:list-item>
                <text:p text:style-name="a993" text:class-names="" text:cond-style-name=""><text:span text:style-name="a992" text:class-names="">Temelde pseudo sınıfı bir elementi farklı sınıflara böler, pseudo elementi ise bir elementi alt kısımlara böler. Normal sınıflar pseudo sınıfı ve elementleri ile kullanılabilir.</text:span></text:p>
              </text:list-item>
            </text:list>
            <text:list text:style-name="a997">
              <text:list-item>
                <text:p text:style-name="a996" text:class-names="" text:cond-style-name=""><text:span text:style-name="a995" text:class-names="">Pseudo sınıfı örnekleri;</text:span></text:p>
              </text:list-item>
            </text:list>
            <text:list text:style-name="a1000">
              <text:list-item>
                <text:p text:style-name="a999" text:class-names="" text:cond-style-name=""><text:span text:style-name="a998" text:class-names="">a:link : ziyaret edilmemiş linkin üzerinde stil tanımlaması yapılır</text:span></text:p>
              </text:list-item>
            </text:list>
            <text:list text:style-name="a1003">
              <text:list-item>
                <text:p text:style-name="a1002" text:class-names="" text:cond-style-name=""><text:span text:style-name="a1001" text:class-names="">a:visited : ziyaret edilmiş linkin stil tanımlaması yapılır</text:span></text:p>
              </text:list-item>
            </text:list>
            <text:list text:style-name="a1006">
              <text:list-item>
                <text:p text:style-name="a1005" text:class-names="" text:cond-style-name=""><text:span text:style-name="a1004" text:class-names="">:hover : bir elementin üzerine imleci getirildiğinde yapılacak stil tanımlaması</text:span></text:p>
              </text:list-item>
            </text:list>
            <text:list text:style-name="a1009">
              <text:list-item>
                <text:p text:style-name="a1008" text:class-names="" text:cond-style-name=""><text:span text:style-name="a1007" text:class-names="">:active : aktif olan bir elemente stil tanımlaması</text:span></text:p>
              </text:list-item>
            </text:list>
            <text:list text:style-name="a1012">
              <text:list-item>
                <text:p text:style-name="a1011" text:class-names="" text:cond-style-name=""><text:span text:style-name="a1010" text:class-names="">:focus : odaklanılan bir elemente stil tanımlaması</text:span></text:p>
              </text:list-item>
            </text:list>
            <text:list text:style-name="a1015">
              <text:list-item>
                <text:p text:style-name="a1014" text:class-names="" text:cond-style-name=""><text:span text:style-name="a1013" text:class-names="">Pseudo elementi örnekleri;</text:span></text:p>
              </text:list-item>
            </text:list>
            <text:list text:style-name="a1018">
              <text:list-item>
                <text:p text:style-name="a1017" text:class-names="" text:cond-style-name=""><text:span text:style-name="a1016" text:class-names="">::before, ::after : seçili elementin öncesine ya da sonrasına eklenecek içerik</text:span></text:p>
              </text:list-item>
            </text:list>
            <text:list text:style-name="a1021">
              <text:list-item>
                <text:p text:style-name="a1020" text:class-names="" text:cond-style-name=""><text:span text:style-name="a1019" text:class-names="">:first-child : seçili elementin ilki</text:span></text:p>
              </text:list-item>
            </text:list>
            <text:list text:style-name="a1024">
              <text:list-item>
                <text:p text:style-name="a1023" text:class-names="" text:cond-style-name=""><text:span text:style-name="a1022" text:class-names="">:first-letter : ilk harf</text:span></text:p>
              </text:list-item>
            </text:list>
            <text:list text:style-name="a1027">
              <text:list-item>
                <text:p text:style-name="a1026" text:class-names="" text:cond-style-name=""><text:span text:style-name="a1025" text:class-names="">:first-line : ilk satır</text:span></text:p>
              </text:list-item>
            </text:list>
          </draw:text-box>
          <svg:title/>
          <svg:desc/>
        </draw:frame>
        <presentation:notes draw:style-name="a1034">
          <draw:frame draw:id="id166" draw:style-name="a1031" draw:name="Slide Number Placeholder 6" svg:x="4.67953in" svg:y="11.10827in" svg:width="3.5878in" svg:height="0.58425in">
            <draw:text-box>
              <text:p text:style-name="a1030" text:class-names="" text:cond-style-name=""><text:span text:style-name="a1029" text:class-names=""><text:page-number style:num-format="1" text:fixed="false"/></text:span></text:p>
            </draw:text-box>
            <svg:title/>
            <svg:desc/>
          </draw:frame>
          <draw:page-thumbnail draw:page-number="19" svg:x="0.23785in" svg:y="0.88889in" svg:width="7.79167in" svg:height="4.38368in" presentation:class="page" draw:id="id167" presentation:style-name="a1032" draw:name="Slide Image Placeholder 1">
            <svg:title/>
            <svg:desc/>
          </draw:page-thumbnail>
          <draw:frame draw:id="id168" presentation:style-name="a1033" draw:name="Notes Placeholder 2" svg:x="0.82677in" svg:y="5.55394in" svg:width="6.61378in" svg:height="5.26142in" presentation:class="notes" presentation:placeholder="true">
            <draw:text-box/>
            <svg:title/>
            <svg:desc/>
          </draw:frame>
        </presentation:notes>
      </draw:page>
      <draw:page draw:name="page20" draw:style-name="a1035" draw:master-page-name="Master1-Layout7-blank-Blank" presentation:presentation-page-layout-name="Master1-PPL7" draw:id="Slide-275">
        <draw:frame draw:id="id169" presentation:style-name="a1038" draw:name="Title 1" svg:x="0in" svg:y="0.24653in" svg:width="9.92188in" svg:height="1.03646in" presentation:class="title" presentation:placeholder="false">
          <draw:text-box>
            <text:p text:style-name="a1037" text:class-names="" text:cond-style-name=""><text:span text:style-name="a1036" text:class-names="">Group selectors</text:span></text:p>
          </draw:text-box>
          <svg:title/>
          <svg:desc/>
        </draw:frame>
        <draw:frame draw:id="id170" presentation:style-name="a1057" draw:name="Text Placeholder 2" svg:x="0in" svg:y="1.45139in" svg:width="9.92188in" svg:height="3.59549in" presentation:class="outline" presentation:placeholder="false">
          <draw:text-box>
            <text:list text:style-name="a1041">
              <text:list-item>
                <text:p text:style-name="a1040" text:class-names="" text:cond-style-name=""><text:span text:style-name="a1039" text:class-names="">* {} : sayfadaki tüm etiketler</text:span></text:p>
              </text:list-item>
            </text:list>
            <text:list text:style-name="a1044">
              <text:list-item>
                <text:p text:style-name="a1043" text:class-names="" text:cond-style-name=""><text:span text:style-name="a1042" text:class-names="">div,p{} : tüm div etiketleri ile p etiketleri</text:span></text:p>
              </text:list-item>
            </text:list>
            <text:list text:style-name="a1047">
              <text:list-item>
                <text:p text:style-name="a1046" text:class-names="" text:cond-style-name=""><text:span text:style-name="a1045" text:class-names="">div p{} : div elementi içindeki tüm p etiketleri</text:span></text:p>
              </text:list-item>
            </text:list>
            <text:list text:style-name="a1050">
              <text:list-item>
                <text:p text:style-name="a1049" text:class-names="" text:cond-style-name=""><text:span text:style-name="a1048" text:class-names="">div&gt;p{} : üst etiketi div olan tüm p etiketleri</text:span></text:p>
              </text:list-item>
            </text:list>
            <text:list text:style-name="a1053">
              <text:list-item>
                <text:p text:style-name="a1052" text:class-names="" text:cond-style-name=""><text:span text:style-name="a1051" text:class-names="">div+p{} : div etiketinden sonra gelen aynı seviyedeki div etiketleri</text:span></text:p>
              </text:list-item>
            </text:list>
            <text:list text:style-name="a1056">
              <text:list-item>
                <text:p text:style-name="a1055" text:class-names="" text:cond-style-name=""><text:span text:style-name="a1054" text:class-names="">div~p{} : div ile aynı seviyede olan tüm p etiketleri</text:span></text:p>
              </text:list-item>
            </text:list>
          </draw:text-box>
          <svg:title/>
          <svg:desc/>
        </draw:frame>
        <presentation:notes draw:style-name="a1063">
          <draw:frame draw:id="id171" draw:style-name="a1060" draw:name="Slide Number Placeholder 6" svg:x="4.67953in" svg:y="11.10827in" svg:width="3.5878in" svg:height="0.58425in">
            <draw:text-box>
              <text:p text:style-name="a1059" text:class-names="" text:cond-style-name=""><text:span text:style-name="a1058" text:class-names=""><text:page-number style:num-format="1" text:fixed="false"/></text:span></text:p>
            </draw:text-box>
            <svg:title/>
            <svg:desc/>
          </draw:frame>
          <draw:page-thumbnail draw:page-number="20" svg:x="0.23785in" svg:y="0.88889in" svg:width="7.79167in" svg:height="4.38368in" presentation:class="page" draw:id="id172" presentation:style-name="a1061" draw:name="Slide Image Placeholder 1">
            <svg:title/>
            <svg:desc/>
          </draw:page-thumbnail>
          <draw:frame draw:id="id173" presentation:style-name="a1062" draw:name="Notes Placeholder 2" svg:x="0.82677in" svg:y="5.55394in" svg:width="6.61378in" svg:height="5.26142in" presentation:class="notes" presentation:placeholder="true">
            <draw:text-box/>
            <svg:title/>
            <svg:desc/>
          </draw:frame>
        </presentation:notes>
      </draw:page>
      <draw:page draw:name="page21" draw:style-name="a1064" draw:master-page-name="Master1-Layout7-blank-Blank" presentation:presentation-page-layout-name="Master1-PPL7" draw:id="Slide-276">
        <draw:frame draw:id="id174" presentation:style-name="a1067" draw:name="Title 1" svg:x="0in" svg:y="0.24653in" svg:width="9.92188in" svg:height="1.03646in" presentation:class="title" presentation:placeholder="false">
          <draw:text-box>
            <text:p text:style-name="a1066" text:class-names="" text:cond-style-name=""><text:span text:style-name="a1065" text:class-names="">Box-sizing</text:span></text:p>
          </draw:text-box>
          <svg:title/>
          <svg:desc/>
        </draw:frame>
        <draw:frame draw:id="id175" presentation:style-name="a1077" draw:name="Text Placeholder 2" svg:x="0in" svg:y="1.45139in" svg:width="9.92188in" svg:height="3.59549in" presentation:class="outline" presentation:placeholder="false">
          <draw:text-box>
            <text:list text:style-name="a1070">
              <text:list-item>
                <text:p text:style-name="a1069" text:class-names="" text:cond-style-name=""><text:span text:style-name="a1068" text:class-names="">Box-sizing bir elementin içeriğinin genişlik ve yükseklik değerlerinin neresi referans alınarak belirlenmesi sağlar.</text:span></text:p>
              </text:list-item>
            </text:list>
            <text:list text:style-name="a1073">
              <text:list-item>
                <text:p text:style-name="a1072" text:class-names="" text:cond-style-name=""><text:span text:style-name="a1071" text:class-names="">box-sizing:content-box : elementin genişlik ve yüksekliğine border ve padding değerleri dahil değildir.</text:span></text:p>
              </text:list-item>
            </text:list>
            <text:list text:style-name="a1076">
              <text:list-item>
                <text:p text:style-name="a1075" text:class-names="" text:cond-style-name=""><text:span text:style-name="a1074" text:class-names="">box-sizing:border-box : elementin genişlik ve yüksekliğine border ve padding değerleri dahildir.</text:span></text:p>
              </text:list-item>
            </text:list>
          </draw:text-box>
          <svg:title/>
          <svg:desc/>
        </draw:frame>
        <presentation:notes draw:style-name="a1083">
          <draw:frame draw:id="id176" draw:style-name="a1080" draw:name="Slide Number Placeholder 6" svg:x="4.67953in" svg:y="11.10827in" svg:width="3.5878in" svg:height="0.58425in">
            <draw:text-box>
              <text:p text:style-name="a1079" text:class-names="" text:cond-style-name=""><text:span text:style-name="a1078" text:class-names=""><text:page-number style:num-format="1" text:fixed="false"/></text:span></text:p>
            </draw:text-box>
            <svg:title/>
            <svg:desc/>
          </draw:frame>
          <draw:page-thumbnail draw:page-number="21" svg:x="0.23785in" svg:y="0.88889in" svg:width="7.79167in" svg:height="4.38368in" presentation:class="page" draw:id="id177" presentation:style-name="a1081" draw:name="Slide Image Placeholder 1">
            <svg:title/>
            <svg:desc/>
          </draw:page-thumbnail>
          <draw:frame draw:id="id178" presentation:style-name="a1082" draw:name="Notes Placeholder 2" svg:x="0.82677in" svg:y="5.55394in" svg:width="6.61378in" svg:height="5.26142in" presentation:class="notes" presentation:placeholder="true">
            <draw:text-box/>
            <svg:title/>
            <svg:desc/>
          </draw:frame>
        </presentation:notes>
      </draw:page>
      <draw:page draw:name="page22" draw:style-name="a1084" draw:master-page-name="Master1-Layout7-blank-Blank" presentation:presentation-page-layout-name="Master1-PPL7" draw:id="Slide-277">
        <draw:frame draw:id="id179" presentation:style-name="a1087" draw:name="Title 1" svg:x="0in" svg:y="0.24653in" svg:width="9.92188in" svg:height="1.03646in" presentation:class="title" presentation:placeholder="false">
          <draw:text-box>
            <text:p text:style-name="a1086" text:class-names="" text:cond-style-name=""><text:span text:style-name="a1085" text:class-names="">Integrity</text:span></text:p>
          </draw:text-box>
          <svg:title/>
          <svg:desc/>
        </draw:frame>
        <draw:frame draw:id="id180" presentation:style-name="a1100" draw:name="Text Placeholder 2" svg:x="0in" svg:y="1.45139in" svg:width="9.92188in" svg:height="3.59549in" presentation:class="outline" presentation:placeholder="false">
          <draw:text-box>
            <text:list text:style-name="a1090">
              <text:list-item>
                <text:p text:style-name="a1089" text:class-names="" text:cond-style-name=""><text:span text:style-name="a1088" text:class-names="">Integrity, web uygulama geliştiricilerine, Content Delivery Networks (CDN) gibi üçüncü parti servislerde barındırılan kaynakların herhangi bir beklenmeyen modifikasyon olmadan dağıtıldığını garanti altına alma fırsatı sunan bir metottur.</text:span></text:p>
              </text:list-item>
            </text:list>
            <text:list text:style-name="a1093">
              <text:list-item>
                <text:p text:style-name="a1092" text:class-names="" text:cond-style-name=""><text:span text:style-name="a1091" text:class-names="">Integrity hash karşılaştırmalarını kullanarak çalışmaktadır. Web sunucusunda barındırılan kaynakların hash değeriyle üçüncü parti bir serviste barındırılan kaynakların hash değerlerini karşılaştırır.</text:span></text:p>
              </text:list-item>
            </text:list>
            <text:list text:style-name="a1096">
              <text:list-item>
                <text:p text:style-name="a1095" text:class-names="" text:cond-style-name=""><text:span text:style-name="a1094" text:class-names="">Integrity’i devreye sokarak web uygulamanızın güçlendirilmiş bir dosyayı işaret ettiğinden ve dosya değiştirilse bile web tarayıcınızın bu dosyayı yüklemeyip saldırının başarısız olacağından emin olabilirsiniz.</text:span></text:p>
              </text:list-item>
            </text:list>
            <text:list text:style-name="a1099">
              <text:list-item>
                <text:p text:style-name="a1098" text:class-names="" text:cond-style-name=""><text:span text:style-name="a1097" text:class-names=""/></text:p>
              </text:list-item>
            </text:list>
          </draw:text-box>
          <svg:title/>
          <svg:desc/>
        </draw:frame>
        <presentation:notes draw:style-name="a1106">
          <draw:frame draw:id="id181" draw:style-name="a1103" draw:name="Slide Number Placeholder 6" svg:x="4.67953in" svg:y="11.10827in" svg:width="3.5878in" svg:height="0.58425in">
            <draw:text-box>
              <text:p text:style-name="a1102" text:class-names="" text:cond-style-name=""><text:span text:style-name="a1101" text:class-names=""><text:page-number style:num-format="1" text:fixed="false"/></text:span></text:p>
            </draw:text-box>
            <svg:title/>
            <svg:desc/>
          </draw:frame>
          <draw:page-thumbnail draw:page-number="22" svg:x="0.23785in" svg:y="0.88889in" svg:width="7.79167in" svg:height="4.38368in" presentation:class="page" draw:id="id182" presentation:style-name="a1104" draw:name="Slide Image Placeholder 1">
            <svg:title/>
            <svg:desc/>
          </draw:page-thumbnail>
          <draw:frame draw:id="id183" presentation:style-name="a1105" draw:name="Notes Placeholder 2" svg:x="0.82677in" svg:y="5.55394in" svg:width="6.61378in" svg:height="5.26142in" presentation:class="notes" presentation:placeholder="true">
            <draw:text-box/>
            <svg:title/>
            <svg:desc/>
          </draw:frame>
        </presentation:notes>
      </draw:page>
      <draw:page draw:name="page23" draw:style-name="a1107" draw:master-page-name="Master1-Layout7-blank-Blank" presentation:presentation-page-layout-name="Master1-PPL7" draw:id="Slide-278">
        <draw:frame draw:id="id184" presentation:style-name="a1110" draw:name="Title 1" svg:x="0in" svg:y="0.24653in" svg:width="9.92188in" svg:height="1.03646in" presentation:class="title" presentation:placeholder="false">
          <draw:text-box>
            <text:p text:style-name="a1109" text:class-names="" text:cond-style-name=""><text:span text:style-name="a1108" text:class-names="">Crossorigin</text:span></text:p>
          </draw:text-box>
          <svg:title/>
          <svg:desc/>
        </draw:frame>
        <draw:frame draw:id="id185" presentation:style-name="a1120" draw:name="Text Placeholder 2" svg:x="0in" svg:y="1.45139in" svg:width="9.92188in" svg:height="3.59549in" presentation:class="outline" presentation:placeholder="false">
          <draw:text-box>
            <text:list text:style-name="a1113">
              <text:list-item>
                <text:p text:style-name="a1112" text:class-names="" text:cond-style-name=""><text:span text:style-name="a1111" text:class-names="">Crossorigin özelliği, isteğin modunu bir HTTP CORS İsteği olarak ayarlar. Web sayfaları sunuculara yükleme yapmak için istekte (iframe, fonts, images vb.) bulunur. Bu aşamada CORS (Cross-Origin Resource Sharing) devreye girer.</text:span></text:p>
              </text:list-item>
            </text:list>
            <text:list text:style-name="a1116">
              <text:list-item>
                <text:p text:style-name="a1115" text:class-names="" text:cond-style-name=""><text:span text:style-name="a1114" text:class-names="">CORS, bir web sayfasındaki kaynakların kendi etki alanları dışındaki başka bir etki alanından istenmesine izin veren bir mekanizmadır. Kaynaklar arası isteğe izin vermenin güvenli olup olmadığını belirlemek için bir tarayıcı ve sunucunun nasıl etkileşime girebileceğinin bir yolunu tanımlar. CORS, diğer birçok şeyin yanı sıra sunucuların sunucudaki varlıklara kimlerin erişebileceğini belirlemesine olanak tanır.</text:span></text:p>
              </text:list-item>
            </text:list>
            <text:list text:style-name="a1119">
              <text:list-item>
                <text:p text:style-name="a1118" text:class-names="" text:cond-style-name=""><text:span text:style-name="a1117" text:class-names=""/></text:p>
              </text:list-item>
            </text:list>
          </draw:text-box>
          <svg:title/>
          <svg:desc/>
        </draw:frame>
        <presentation:notes draw:style-name="a1126">
          <draw:frame draw:id="id186" draw:style-name="a1123" draw:name="Slide Number Placeholder 6" svg:x="4.67953in" svg:y="11.10827in" svg:width="3.5878in" svg:height="0.58425in">
            <draw:text-box>
              <text:p text:style-name="a1122" text:class-names="" text:cond-style-name=""><text:span text:style-name="a1121" text:class-names=""><text:page-number style:num-format="1" text:fixed="false"/></text:span></text:p>
            </draw:text-box>
            <svg:title/>
            <svg:desc/>
          </draw:frame>
          <draw:page-thumbnail draw:page-number="23" svg:x="0.23785in" svg:y="0.88889in" svg:width="7.79167in" svg:height="4.38368in" presentation:class="page" draw:id="id187" presentation:style-name="a1124" draw:name="Slide Image Placeholder 1">
            <svg:title/>
            <svg:desc/>
          </draw:page-thumbnail>
          <draw:frame draw:id="id188" presentation:style-name="a1125" draw:name="Notes Placeholder 2" svg:x="0.82677in" svg:y="5.55394in" svg:width="6.61378in" svg:height="5.26142in" presentation:class="notes" presentation:placeholder="true">
            <draw:text-box/>
            <svg:title/>
            <svg:desc/>
          </draw:frame>
        </presentation:notes>
      </draw:page>
      <draw:page draw:name="Slide25" draw:style-name="a1127" draw:master-page-name="Master1-Layout2-obj-Title-and-Content" presentation:presentation-page-layout-name="Master1-PPL2" draw:id="Slide-280">
        <draw:frame draw:id="id189" presentation:style-name="a1130" draw:name="Title 1" svg:x="0.75792in" svg:y="0.33017in" svg:width="9.50846in" svg:height="1.19865in" presentation:class="title" presentation:placeholder="false">
          <draw:text-box>
            <text:p text:style-name="a1129" text:class-names="" text:cond-style-name=""><text:span text:style-name="a1128" text:class-names="">ASCII &amp; Unicode</text:span></text:p>
          </draw:text-box>
          <svg:title/>
          <svg:desc/>
        </draw:frame>
        <draw:frame draw:id="id190" presentation:style-name="a1137" draw:name="Content Placeholder 2" svg:x="0.75792in" svg:y="1.65083in" svg:width="9.50846in" svg:height="3.93472in" presentation:class="outline" presentation:placeholder="false">
          <draw:text-box>
            <text:list text:style-name="a1133">
              <text:list-item>
                <text:p text:style-name="a1132" text:class-names="" text:cond-style-name=""><text:span text:style-name="a1131" text:class-names="">Ascii kodu , bizim bilgisayarda görsel olarak girdiğimiz karakter, harf ve rakamların bilgisayar dilindeki temsil edilme şeklidir diyebiliriz. Yani bilgisayarımızın o karakteri, harfi veya rakamı belleğinde saklama biçimidir, bilgisayar dilindeki kodlama sistemidir. Açılımı ASCII (American Standard Code for Information Interchange) olan bu kodlama sistemi ilk olarak telgraf kodlarında ticari amaçlı kullanılmıştır ve daha sonraları değişim ve gelişime uğramıştır.</text:span></text:p>
              </text:list-item>
            </text:list>
            <text:list text:style-name="a1136">
              <text:list-item>
                <text:p text:style-name="a1135" text:class-names="" text:cond-style-name=""><text:span text:style-name="a1134" text:class-names="">Unicode, dijital ve geleneksel medyada her bir karakter ve sembolleri benzersiz bir rakam yardımıyla oluşturmak için geliştirilen bir metin standartıdır. Adı “Universal” ve “Code” kelimelerinin bir araya getirilmesiyle oluşan Unicode standartı 1980’li yıllarda geliştirilmiştir. Unicode’un geliştirilmesinin ardında yatan temel neden ASCII karakter kodlamasının daha gelişmiş ve stratejik bir sürümünün oluşturulabilmesidir.</text:span></text:p>
              </text:list-item>
            </text:list>
          </draw:text-box>
          <svg:title/>
          <svg:desc/>
        </draw:frame>
      </draw:page>
      <draw:page draw:name="Slide24" draw:style-name="a1138" draw:master-page-name="Master1-Layout2-obj-Title-and-Content" presentation:presentation-page-layout-name="Master1-PPL2" draw:id="Slide-279">
        <draw:frame draw:id="id191" presentation:style-name="a1168" draw:name="Content Placeholder 2" svg:x="0.55118in" svg:y="0.16129in" svg:width="9.92087in" svg:height="4.88556in" presentation:class="outline" presentation:placeholder="false">
          <draw:text-box>
            <text:list text:style-name="a1141">
              <text:list-item>
                <text:p text:style-name="a1140" text:class-names="" text:cond-style-name=""><text:span text:style-name="a1139" text:class-names=""/></text:p>
              </text:list-item>
            </text:list>
            <text:list text:style-name="a1144">
              <text:list-item>
                <text:p text:style-name="a1143" text:class-names="" text:cond-style-name=""><text:span text:style-name="a1142" text:class-names="">mb-0 : ‘margin-bottom: 0’</text:span></text:p>
              </text:list-item>
            </text:list>
            <text:list text:style-name="a1147">
              <text:list-item>
                <text:p text:style-name="a1146" text:class-names="" text:cond-style-name=""><text:span text:style-name="a1145" text:class-names="">mb-md-0 : Medium çözünürlükteki cihazlarda ‘margin-bottom: 0’</text:span></text:p>
              </text:list-item>
            </text:list>
            <text:list text:style-name="a1150">
              <text:list-item>
                <text:p text:style-name="a1149" text:class-names="" text:cond-style-name=""><text:span text:style-name="a1148" text:class-names="">text-shadow : Bu özellik bir element içindeki metne bir veya daha fazla gölge vermek için kullanılır. ‘text-shadow: px(yatay) px(dikey) px(bulanıklık) color’</text:span></text:p>
              </text:list-item>
            </text:list>
            <text:list text:style-name="a1153">
              <text:list-item>
                <text:p text:style-name="a1152" text:class-names="" text:cond-style-name=""><text:span text:style-name="a1151" text:class-names="">list-unstyled : Bootstrap sınıfıdır. Liste elemanlarını herhangi bir stil olmadan listeler.</text:span></text:p>
              </text:list-item>
            </text:list>
            <text:list text:style-name="a1156">
              <text:list-item>
                <text:p text:style-name="a1155" text:class-names="" text:cond-style-name=""><text:span text:style-name="a1154" text:class-names="">git fast-forward : Diğer branch'in tüm commit'lerini ortak commit'in üzerine ekleyerek merge işlemini yapar.</text:span></text:p>
              </text:list-item>
            </text:list>
            <text:list text:style-name="a1159">
              <text:list-item>
                <text:p text:style-name="a1158" text:class-names="" text:cond-style-name=""><text:span text:style-name="a1157" text:class-names="">git rebase : Bir daldaki değişiklikleri başka bir dala birleştirmek için kullanılır.</text:span></text:p>
              </text:list-item>
            </text:list>
            <text:list text:style-name="a1164">
              <text:list-item>
                <text:p text:style-name="a1163" text:class-names="" text:cond-style-name=""><text:span text:style-name="a1160" text:class-names="">git fast-forward-merge:<text:s text:c="1"/></text:span><text:span text:style-name="a1161" text:class-names="">Feature branch’iniz master’a merge olacağı anda eğer master üzerinde bir değişiklik (commit) olmamışsa, git varsayılan olarak master hattının son commit hash’i olarak, feature branch’in hash’ini alır. Bu duruma Fast-Forward Merging denir.</text:span><text:span text:style-name="a1162" text:class-names=""/></text:p>
              </text:list-item>
            </text:list>
            <text:list text:style-name="a1167">
              <text:list-item>
                <text:p text:style-name="a1166" text:class-names="" text:cond-style-name=""><text:span text:style-name="a1165" text:class-names=""/></text:p>
              </text:list-item>
            </text:list>
          </draw:text-box>
          <svg:title/>
          <svg:desc/>
        </draw:frame>
      </draw:page>
      <draw:page draw:name="Slide26" draw:style-name="a1169" draw:master-page-name="Master1-Layout2-obj-Title-and-Content" presentation:presentation-page-layout-name="Master1-PPL2" draw:id="Slide-281">
        <draw:frame draw:id="id192" presentation:style-name="a1172" draw:name="Title 1" svg:x="0.75792in" svg:y="0.33017in" svg:width="9.50846in" svg:height="1.19865in" presentation:class="title" presentation:placeholder="false">
          <draw:text-box>
            <text:p text:style-name="a1171" text:class-names="" text:cond-style-name=""><text:span text:style-name="a1170" text:class-names="">Library &amp; Framework</text:span></text:p>
          </draw:text-box>
          <svg:title/>
          <svg:desc/>
        </draw:frame>
        <draw:frame draw:id="id193" presentation:style-name="a1176" draw:name="Content Placeholder 2" svg:x="0.75792in" svg:y="1.65083in" svg:width="9.50846in" svg:height="3.93472in" presentation:class="outline" presentation:placeholder="false">
          <draw:text-box>
            <text:list text:style-name="a1175">
              <text:list-item>
                <text:p text:style-name="a1174" text:class-names="" text:cond-style-name=""><text:span text:style-name="a1173" text:class-names="">Library bazı özellikler vererek kullanmamızı sağlar, bu şekilde almış olduğumuz kodu kendi sisteminize uygularken bize kodu nerede ve ne zaman kullanacağımıza karışmaz veya bir diğer deyişle dikte etmez. Framework ise Library'in tersine kullanacağımız özelliğe göre kodu nerede ve ne zaman kullanacağımızı söyler, kullanacağımız bu işlev, eğer Framework dokümanın belirtildiği gibi kullanılmaz ise kullanım dışı kalır.</text:span></text:p>
              </text:list-item>
            </text:list>
          </draw:text-box>
          <svg:title/>
          <svg:desc/>
        </draw:frame>
      </draw:page>
      <draw:page draw:name="Slide27" draw:style-name="a1177" draw:master-page-name="Master1-Layout2-obj-Title-and-Content" presentation:presentation-page-layout-name="Master1-PPL2" draw:id="Slide-282">
        <draw:frame draw:id="id194" presentation:style-name="a1180" draw:name="Title 1" svg:x="0.75792in" svg:y="0.33017in" svg:width="9.50846in" svg:height="1.19865in" presentation:class="title" presentation:placeholder="false">
          <draw:text-box>
            <text:p text:style-name="a1179" text:class-names="" text:cond-style-name=""><text:span text:style-name="a1178" text:class-names="">JDK &amp; SDK</text:span></text:p>
          </draw:text-box>
          <svg:title/>
          <svg:desc/>
        </draw:frame>
        <draw:frame draw:id="id195" presentation:style-name="a1193" draw:name="Content Placeholder 2" svg:x="0.75792in" svg:y="1.65083in" svg:width="9.50846in" svg:height="3.93472in" presentation:class="outline" presentation:placeholder="false">
          <draw:text-box>
            <text:list text:style-name="a1183">
              <text:list-item>
                <text:p text:style-name="a1182" text:class-names="" text:cond-style-name=""><text:span text:style-name="a1181" text:class-names="">SDK, belirli yazılım paketleri veya platformları için uygulamalar oluşturulmasına izin veren bir dizi geliştirme aracıdır; JDK en çok kullanılan SDK'dır ve Java programlarının yazılması ve çalıştırılmasından sorumlu olan SDK'nın bir uzantısıdır.</text:span></text:p>
              </text:list-item>
            </text:list>
            <text:list text:style-name="a1186">
              <text:list-item>
                <text:p text:style-name="a1185" text:class-names="" text:cond-style-name=""><text:span text:style-name="a1184" text:class-names=""/></text:p>
              </text:list-item>
            </text:list>
            <text:list text:style-name="a1189">
              <text:list-item>
                <text:p text:style-name="a1188" text:class-names="" text:cond-style-name=""><text:span text:style-name="a1187" text:class-names="">Bir SDK, örnek kod ve teknik notlar veya diğer destekleyici belgeler içerir; JDK, bir dizi programlama aracı olan bileşenleri içerir.</text:span></text:p>
              </text:list-item>
            </text:list>
            <text:list text:style-name="a1192">
              <text:list-item>
                <text:p text:style-name="a1191" text:class-names="" text:cond-style-name=""><text:span text:style-name="a1190" text:class-names=""/></text:p>
              </text:list-item>
            </text:list>
          </draw:text-box>
          <svg:title/>
          <svg:desc/>
        </draw:frame>
      </draw:page>
      <draw:page draw:name="Slide28" draw:style-name="a1194" draw:master-page-name="Master1-Layout2-obj-Title-and-Content" presentation:presentation-page-layout-name="Master1-PPL2" draw:id="Slide-283">
        <draw:frame draw:id="id196" presentation:style-name="a1197" draw:name="Title 1" svg:x="0.75792in" svg:y="0.33017in" svg:width="9.50846in" svg:height="1.19865in" presentation:class="title" presentation:placeholder="false">
          <draw:text-box>
            <text:p text:style-name="a1196" text:class-names="" text:cond-style-name=""><text:span text:style-name="a1195" text:class-names="">Stack Memory &amp; HEAP Memory</text:span></text:p>
          </draw:text-box>
          <svg:title/>
          <svg:desc/>
        </draw:frame>
        <draw:frame draw:id="id197" presentation:style-name="a1204" draw:name="Content Placeholder 2" svg:x="0.75792in" svg:y="1.65083in" svg:width="9.50846in" svg:height="3.93472in" presentation:class="outline" presentation:placeholder="false">
          <draw:text-box>
            <text:list text:style-name="a1200">
              <text:list-item>
                <text:p text:style-name="a1199" text:class-names="" text:cond-style-name=""><text:span text:style-name="a1198" text:class-names="">Heap ve Stack arasında ki en önemli farklardan birisi heapde veriler karışık bir şekilde saklanırken stackte artan ya da azalan adres mantığında (big and little endian) çalışır. Buna bağlı olarak heapde yer alan bir veriye erişmek stackte yer alan bir veriye erişmeye göre daha maliyetli bir işlemdir. Başka bir fark ise stackteki veri hemen silinirken heapdeki veri Garbage Collector algoritmasına bağlıdır.</text:span></text:p>
              </text:list-item>
            </text:list>
            <text:list text:style-name="a1203">
              <text:list-item>
                <text:p text:style-name="a1202" text:class-names="" text:cond-style-name=""><text:span text:style-name="a1201" text:class-names=""><text:line-break/></text:span></text:p>
              </text:list-item>
            </text:list>
          </draw:text-box>
          <svg:title/>
          <svg:desc/>
        </draw:frame>
      </draw:page>
      <draw:page draw:name="Slide29" draw:style-name="a1205" draw:master-page-name="Master1-Layout2-obj-Title-and-Content" presentation:presentation-page-layout-name="Master1-PPL2" draw:id="Slide-284">
        <draw:frame draw:id="id198" presentation:style-name="a1208" draw:name="Title 1" svg:x="0.75792in" svg:y="0.33017in" svg:width="9.50846in" svg:height="1.19865in" presentation:class="title" presentation:placeholder="false">
          <draw:text-box>
            <text:p text:style-name="a1207" text:class-names="" text:cond-style-name=""><text:span text:style-name="a1206" text:class-names="">Fast-forward &amp; No-fast-forward</text:span></text:p>
          </draw:text-box>
          <svg:title/>
          <svg:desc/>
        </draw:frame>
        <draw:frame draw:id="id199" presentation:style-name="a1215" draw:name="Content Placeholder 2" svg:x="0.75792in" svg:y="1.65083in" svg:width="9.50846in" svg:height="3.93472in" presentation:class="outline" presentation:placeholder="false">
          <draw:text-box>
            <text:list text:style-name="a1211">
              <text:list-item>
                <text:p text:style-name="a1210" text:class-names="" text:cond-style-name=""><text:span text:style-name="a1209" text:class-names="">Fast-forward: git merge komutu çalıştırıldığında default olan budur yani --ff otomatik olarak çalıştırlır. Bu merge tipinde dallanma, ayrılma (diverged) oluşmaz. Yeni commit oluşmaz bunun yerine master branch in HEAD'i en feature branch üzerindeki son commite taşınır. Tek bir parent oluşur/vardır.</text:span></text:p>
              </text:list-item>
            </text:list>
            <text:list text:style-name="a1214">
              <text:list-item>
                <text:p text:style-name="a1213" text:class-names="" text:cond-style-name=""><text:span text:style-name="a1212" text:class-names="">No-fast-forward: Master branch üzerinde feature branch'i oluşturulduktan sonra iki commit olsun. Feature üzerinde aynı şekilde iki adet commit olsun. T anında master üzerinde iken git merge feature komutu çalıştırıldığında yeni bir commit oluşur ve bu commit metadatasında iki adet parent oluşur. Bir tanesi master diğer ise feature branch'ini gösterir.</text:span></text:p>
              </text:list-item>
            </text:list>
          </draw:text-box>
          <svg:title/>
          <svg:desc/>
        </draw:frame>
      </draw:page>
      <draw:page draw:name="Slide30" draw:style-name="a1216" draw:master-page-name="Master1-Layout2-obj-Title-and-Content" presentation:presentation-page-layout-name="Master1-PPL2" draw:id="Slide-285">
        <draw:frame draw:id="id200" presentation:style-name="a1219" draw:name="Title 1" svg:x="0.75792in" svg:y="0.33017in" svg:width="9.50846in" svg:height="1.19865in" presentation:class="title" presentation:placeholder="false">
          <draw:text-box>
            <text:p text:style-name="a1218" text:class-names="" text:cond-style-name=""><text:span text:style-name="a1217" text:class-names="">Runtime, Compiler, Syntax Errors</text:span></text:p>
          </draw:text-box>
          <svg:title/>
          <svg:desc/>
        </draw:frame>
        <draw:frame draw:id="id201" presentation:style-name="a1229" draw:name="Content Placeholder 2" svg:x="0.75792in" svg:y="1.65083in" svg:width="9.50846in" svg:height="3.93472in" presentation:class="outline" presentation:placeholder="false">
          <draw:text-box>
            <text:list text:style-name="a1222">
              <text:list-item>
                <text:p text:style-name="a1221" text:class-names="" text:cond-style-name=""><text:span text:style-name="a1220" text:class-names="">Runtime Error: Çalışma zamanı hatası, anlamına gelir, bir programın düzgün çalışmasını engelleyen bir yazılım veya donanım sorunudur. Bilgisayar programcıları, program yazarken hata ayıklama modülleri kullanırlar ve olası bir hata durumunda izlenecek yol'u kodlarlar.</text:span></text:p>
              </text:list-item>
            </text:list>
            <text:list text:style-name="a1225">
              <text:list-item>
                <text:p text:style-name="a1224" text:class-names="" text:cond-style-name=""><text:span text:style-name="a1223" text:class-names="">Compiler Error: Derleme hatası, bir bilgisayar dili için bir makine kodu dosyası oluştururken bir hatadır. Pek çok bilgisayar dili, programlar oluşturulmadan veya yürütülmeden önce kaynak kodlarını makine kodu dosyalarında derler. En yaygın derleme hatası türü, temel bir sözdizimi hatasıdır.</text:span></text:p>
              </text:list-item>
            </text:list>
            <text:list text:style-name="a1228">
              <text:list-item>
                <text:p text:style-name="a1227" text:class-names="" text:cond-style-name=""><text:span text:style-name="a1226" text:class-names="">Syntax Error: Sözdizimi hatası, yazılımcı tarafından kodlama yapılırken sözdiziminde (Syntax) yapılan bir hata sonucu meydana gelen programsal hatalardır.</text:span></text:p>
              </text:list-item>
            </text:list>
          </draw:text-box>
          <svg:title/>
          <svg:desc/>
        </draw:frame>
      </draw:page>
      <draw:page draw:name="Slide31" draw:style-name="a1230" draw:master-page-name="Master1-Layout2-obj-Title-and-Content" presentation:presentation-page-layout-name="Master1-PPL2" draw:id="Slide-286">
        <draw:frame draw:id="id202" presentation:style-name="a1233" draw:name="Title 1" svg:x="0.75792in" svg:y="0.33017in" svg:width="9.50846in" svg:height="1.19865in" presentation:class="title" presentation:placeholder="false">
          <draw:text-box>
            <text:p text:style-name="a1232" text:class-names="" text:cond-style-name=""><text:span text:style-name="a1231" text:class-names="">Git CVCS - DVCS</text:span></text:p>
          </draw:text-box>
          <svg:title/>
          <svg:desc/>
        </draw:frame>
        <draw:frame draw:id="id203" presentation:style-name="a1240" draw:name="Content Placeholder 2" svg:x="0.75792in" svg:y="1.65083in" svg:width="9.50846in" svg:height="3.93472in" presentation:class="outline" presentation:placeholder="false">
          <draw:text-box>
            <text:list text:style-name="a1236">
              <text:list-item>
                <text:p text:style-name="a1235" text:class-names="" text:cond-style-name=""><text:span text:style-name="a1234" text:class-names="">CVCS: Merkezi Sürüm Kontrol Sistemleri (Centralized Version Control Systems) düzenlemelerden herkes haberdar olur ve sistem yöneticileri ayrıntılı bir şekilde ve kolaylıkla yetkilendirmeleri yönetebilir.</text:span></text:p>
              </text:list-item>
            </text:list>
            <text:list text:style-name="a1239">
              <text:list-item>
                <text:p text:style-name="a1238" text:class-names="" text:cond-style-name=""><text:span text:style-name="a1237" text:class-names="">DVCS: Dağıtık Sürüm Kontrol Sistemleri (Distributed Version Control Systems / DVCS)’nde istemciler (kullanıcılar) dosyaların yalnızca en son bellek kopyalarını almakla kalmaz, yazılım havuzunu (repository) bütünüyle kopyalarlar. </text:span></text:p>
              </text:list-item>
            </text:list>
          </draw:text-box>
          <svg:title/>
          <svg:desc/>
        </draw:frame>
      </draw:page>
      <draw:page draw:name="Slide32" draw:style-name="a1241" draw:master-page-name="Master1-Layout2-obj-Title-and-Content" presentation:presentation-page-layout-name="Master1-PPL2" draw:id="Slide-287">
        <draw:frame draw:id="id204" presentation:style-name="a1244" draw:name="Title 1" svg:x="0.75792in" svg:y="0.33017in" svg:width="9.50846in" svg:height="1.19865in" presentation:class="title" presentation:placeholder="false">
          <draw:text-box>
            <text:p text:style-name="a1243" text:class-names="" text:cond-style-name=""><text:span text:style-name="a1242" text:class-names="">Senkron &amp; Asenkron</text:span></text:p>
          </draw:text-box>
          <svg:title/>
          <svg:desc/>
        </draw:frame>
        <draw:frame draw:id="id205" presentation:style-name="a1257" draw:name="Content Placeholder 2" svg:x="0.75792in" svg:y="1.65083in" svg:width="9.50846in" svg:height="3.93472in" presentation:class="outline" presentation:placeholder="false">
          <draw:text-box>
            <text:list text:style-name="a1247">
              <text:list-item>
                <text:p text:style-name="a1246" text:class-names="" text:cond-style-name=""><text:span text:style-name="a1245" text:class-names="">Senkron: Yazdığımız programların çoğu yazmış olduğumuz kodları yazılış sırasına göre yukarıdan aşağıya doğru işleyerek ilerler. Her şey sıra ile yapılır. Hiçbir işlem birbirinin önüne geçemez. Ve birbirini beklemek zorundadır. Sırayla, senkron bir şekilde işlemek zorundadır. Bu tip programlama metoduna Senkron Programlama denir.</text:span></text:p>
              </text:list-item>
            </text:list>
            <text:list text:style-name="a1250">
              <text:list-item>
                <text:p text:style-name="a1249" text:class-names="" text:cond-style-name=""><text:span text:style-name="a1248" text:class-names="">Asenkron: Kod akışının sırayla işlemediği, işlemlerin birbirini beklemediği, kod akışının işlem durumlarına göre devam ettiği programlamaya Asenkron Programlama denir.</text:span></text:p>
              </text:list-item>
            </text:list>
            <text:list text:style-name="a1253">
              <text:list-item>
                <text:p text:style-name="a1252" text:class-names="" text:cond-style-name=""><text:span text:style-name="a1251" text:class-names=""/></text:p>
              </text:list-item>
            </text:list>
            <text:list text:style-name="a1256">
              <text:list-item>
                <text:p text:style-name="a1255" text:class-names="" text:cond-style-name=""><text:span text:style-name="a1254" text:class-names="">Javascript single-thread ve asenkron yapıda çalışan bir programlama dilir. </text:span></text:p>
              </text:list-item>
            </text:list>
          </draw:text-box>
          <svg:title/>
          <svg:desc/>
        </draw:frame>
      </draw:page>
      <draw:page draw:name="Slide33" draw:style-name="a1258" draw:master-page-name="Master1-Layout2-obj-Title-and-Content" presentation:presentation-page-layout-name="Master1-PPL2" draw:id="Slide-288">
        <draw:frame draw:id="id206" presentation:style-name="a1261" draw:name="Title 1" svg:x="0.75792in" svg:y="0.33017in" svg:width="9.50846in" svg:height="1.19865in" presentation:class="title" presentation:placeholder="false">
          <draw:text-box>
            <text:p text:style-name="a1260" text:class-names="" text:cond-style-name=""><text:span text:style-name="a1259" text:class-names="">Compilers &amp; Interpreters</text:span></text:p>
          </draw:text-box>
          <svg:title/>
          <svg:desc/>
        </draw:frame>
        <draw:frame draw:id="id207" presentation:style-name="a1271" draw:name="Content Placeholder 2" svg:x="0.75792in" svg:y="1.65083in" svg:width="9.50846in" svg:height="3.93472in" presentation:class="outline" presentation:placeholder="false">
          <draw:text-box>
            <text:list text:style-name="a1264">
              <text:list-item>
                <text:p text:style-name="a1263" text:class-names="" text:cond-style-name=""><text:span text:style-name="a1262" text:class-names="">Interpreters ve compilers birbirine oldukça benzer yapıdadırlar. Aralarındaki temel fark Interpreter kaynak programlama dili ile yazılan komutları doğrudan işlerken, Compiler da o komutları makina diline çevirir.</text:span></text:p>
              </text:list-item>
            </text:list>
            <text:list text:style-name="a1267">
              <text:list-item>
                <text:p text:style-name="a1266" text:class-names="" text:cond-style-name=""><text:span text:style-name="a1265" text:class-names=""/></text:p>
              </text:list-item>
            </text:list>
            <text:list text:style-name="a1270">
              <text:list-item>
                <text:p text:style-name="a1269" text:class-names="" text:cond-style-name=""><text:span text:style-name="a1268" text:class-names="">Javascript interpreterdir.</text:span></text:p>
              </text:list-item>
            </text:list>
          </draw:text-box>
          <svg:title/>
          <svg:desc/>
        </draw:frame>
      </draw:page>
      <draw:page draw:name="Slide34" draw:style-name="a1272" draw:master-page-name="Master1-Layout2-obj-Title-and-Content" presentation:presentation-page-layout-name="Master1-PPL2" draw:id="Slide-289">
        <draw:frame draw:id="id208" presentation:style-name="a1275" draw:name="Title 1" svg:x="0.75792in" svg:y="0.33017in" svg:width="9.50846in" svg:height="1.19865in" presentation:class="title" presentation:placeholder="false">
          <draw:text-box>
            <text:p text:style-name="a1274" text:class-names="" text:cond-style-name=""><text:span text:style-name="a1273" text:class-names="">For &amp; While</text:span></text:p>
          </draw:text-box>
          <svg:title/>
          <svg:desc/>
        </draw:frame>
        <draw:frame draw:id="id209" presentation:style-name="a1279" draw:name="Content Placeholder 2" svg:x="0.75792in" svg:y="1.65083in" svg:width="9.50846in" svg:height="3.93472in" presentation:class="outline" presentation:placeholder="false">
          <draw:text-box>
            <text:list text:style-name="a1278">
              <text:list-item>
                <text:p text:style-name="a1277" text:class-names="" text:cond-style-name=""><text:span text:style-name="a1276" text:class-names="">Genellikle, kaç kere döneceği belli olmayan, koşulun bir girdiye göre denetlendiği durumlarda While ya da do-while döngüsü kullanılırken, diziler gibi, tekrar sayısı belirli olan durumlarda ise for döngüsü kullanılması tercih edilir. Ama yine bu yazılımcının kendisine bağlıdır.</text:span></text:p>
              </text:list-item>
            </text:list>
          </draw:text-box>
          <svg:title/>
          <svg:desc/>
        </draw:frame>
      </draw:page>
      <draw:page draw:name="Slide35" draw:style-name="a1280" draw:master-page-name="Master1-Layout2-obj-Title-and-Content" presentation:presentation-page-layout-name="Master1-PPL2" draw:id="Slide-290">
        <draw:frame draw:id="id210" presentation:style-name="a1283" draw:name="Title 1" svg:x="0.75792in" svg:y="0.33017in" svg:width="9.50846in" svg:height="1.19865in" presentation:class="title" presentation:placeholder="false">
          <draw:text-box>
            <text:p text:style-name="a1282" text:class-names="" text:cond-style-name=""><text:span text:style-name="a1281" text:class-names="">callbackFunction &amp; new Array</text:span></text:p>
          </draw:text-box>
          <svg:title/>
          <svg:desc/>
        </draw:frame>
        <draw:frame draw:id="id211" presentation:style-name="a1293" draw:name="Content Placeholder 2" svg:x="0.75792in" svg:y="1.65083in" svg:width="9.50846in" svg:height="3.93472in" presentation:class="outline" presentation:placeholder="false">
          <draw:text-box>
            <text:list text:style-name="a1286">
              <text:list-item>
                <text:p text:style-name="a1285" text:class-names="" text:cond-style-name=""><text:span text:style-name="a1284" text:class-names="">callbackFunction: Bir fonksiyon çalışmasını tamamladıktan sonra başka bir fonksiyonun çalışmasını sağlayan fonksiyonlara callback fonksiyon denir.<text:s text:c="1"/></text:span></text:p>
              </text:list-item>
            </text:list>
            <text:list text:style-name="a1289">
              <text:list-item>
                <text:p text:style-name="a1288" text:class-names="" text:cond-style-name=""><text:span text:style-name="a1287" text:class-names=""/></text:p>
              </text:list-item>
            </text:list>
            <text:list text:style-name="a1292">
              <text:list-item>
                <text:p text:style-name="a1291" text:class-names="" text:cond-style-name=""><text:span text:style-name="a1290" text:class-names="">New Array: Yeni bir dizi oluşturmak için kullanılır.</text:span></text:p>
              </text:list-item>
            </text:list>
          </draw:text-box>
          <svg:title/>
          <svg:desc/>
        </draw:frame>
      </draw:page>
      <draw:page draw:name="Slide36" draw:style-name="a1294" draw:master-page-name="Master1-Layout2-obj-Title-and-Content" presentation:presentation-page-layout-name="Master1-PPL2" draw:id="Slide-291">
        <draw:frame draw:id="id212" presentation:style-name="a1304" draw:name="Title 1" svg:x="0.75792in" svg:y="0.33017in" svg:width="9.50846in" svg:height="1.19865in" presentation:class="title" presentation:placeholder="false">
          <draw:text-box>
            <text:p text:style-name="a1303" text:class-names="" text:cond-style-name=""><text:span text:style-name="a1295" text:class-names="">toString</text:span><text:span text:style-name="a1296" text:class-names="">()</text:span><text:span text:style-name="a1297" text:class-names=""><text:s text:c="1"/></text:span><text:span text:style-name="a1298" text:class-names="">&amp;</text:span><text:span text:style-name="a1299" text:class-names=""><text:s text:c="1"/></text:span><text:span text:style-name="a1300" text:class-names="">join</text:span><text:span text:style-name="a1301" text:class-names="">(</text:span><text:span text:style-name="a1302" text:class-names="">)</text:span></text:p>
          </draw:text-box>
          <svg:title/>
          <svg:desc/>
        </draw:frame>
        <draw:frame draw:id="id213" presentation:style-name="a1329" draw:name="Content Placeholder 2" svg:x="0.75792in" svg:y="1.65083in" svg:width="9.50846in" svg:height="3.93472in" presentation:class="outline" presentation:placeholder="false">
          <draw:text-box>
            <text:list text:style-name="a1311">
              <text:list-item>
                <text:p text:style-name="a1310" text:class-names="" text:cond-style-name=""><text:span text:style-name="a1305" text:class-names="">toString</text:span><text:span text:style-name="a1306" text:class-names="">() metodu, kendisine tanımlanan değişken değerini<text:s text:c="1"/></text:span><text:span text:style-name="a1307" text:class-names="">string</text:span><text:span text:style-name="a1308" text:class-names=""> olarak değiştirerek<text:s text:c="1"/></text:span><text:span text:style-name="a1309" text:class-names="">döndürür.</text:span></text:p>
              </text:list-item>
            </text:list>
            <text:list text:style-name="a1314">
              <text:list-item>
                <text:p text:style-name="a1313" text:class-names="" text:cond-style-name=""><text:span text:style-name="a1312" text:class-names=""/></text:p>
              </text:list-item>
            </text:list>
            <text:list text:style-name="a1328">
              <text:list-item>
                <text:p text:style-name="a1327" text:class-names="" text:cond-style-name=""><text:span text:style-name="a1315" text:class-names=""> </text:span><text:span text:style-name="a1316" text:class-names="">join</text:span><text:span text:style-name="a1317" text:class-names="">() metodu, biz dizi elemanı<text:s text:c="1"/></text:span><text:span text:style-name="a1318" text:class-names="">string</text:span><text:span text:style-name="a1319" text:class-names=""><text:s text:c="1"/>olarak birleştirir.<text:s text:c="1"/></text:span><text:span text:style-name="a1320" text:class-names="">Join</text:span><text:span text:style-name="a1321" text:class-names=""><text:s text:c="1"/>metodu dizi (</text:span><text:span text:style-name="a1322" text:class-names="">array</text:span><text:span text:style-name="a1323" text:class-names="">) alarak bunu (varsayılan olarak) virgül ya da yazılan başka bir karakter ile ayırarak<text:s text:c="1"/></text:span><text:span text:style-name="a1324" text:class-names="">string'e</text:span><text:span text:style-name="a1325" text:class-names=""><text:s text:c="1"/>dönüştürür.</text:span><text:span text:style-name="a1326"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04in" svg:y="1.0149in" svg:width="8.26823in" svg:height="2.159in"/>
      <presentation:placeholder presentation:object="subtitle" svg:x="1.37804in" svg:y="3.25717in" svg:width="8.26823in" svg:height="1.49723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2" style:display-name="Title and Content">
      <presentation:placeholder presentation:object="title" svg:x="0.75792in" svg:y="0.33017in" svg:width="9.50846in" svg:height="1.19865in"/>
      <presentation:placeholder presentation:object="object"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3" style:display-name="Section Header">
      <presentation:placeholder presentation:object="title" svg:x="0.75218in" svg:y="1.54604in" svg:width="9.50846in" svg:height="2.57961in"/>
      <presentation:placeholder presentation:object="outline" svg:x="0.75218in" svg:y="4.15005in" svg:width="9.50846in" svg:height="1.3565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4" style:display-name="Two Content">
      <presentation:placeholder presentation:object="title" svg:x="0.75792in" svg:y="0.33017in" svg:width="9.50846in" svg:height="1.19865in"/>
      <presentation:placeholder presentation:object="object" svg:x="0.75792in" svg:y="1.65083in" svg:width="4.68533in" svg:height="3.93472in"/>
      <presentation:placeholder presentation:object="object" svg:x="5.58105in" svg:y="1.65083in" svg:width="4.68533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5" style:display-name="Comparison">
      <presentation:placeholder presentation:object="title" svg:x="0.75936in" svg:y="0.33017in" svg:width="9.50846in" svg:height="1.19865in"/>
      <presentation:placeholder presentation:object="outline" svg:x="0.75936in" svg:y="1.5202in" svg:width="4.6638in" svg:height="0.74503in"/>
      <presentation:placeholder presentation:object="object" svg:x="0.75936in" svg:y="2.26523in" svg:width="4.6638in" svg:height="3.33181in"/>
      <presentation:placeholder presentation:object="outline" svg:x="5.58105in" svg:y="1.5202in" svg:width="4.68677in" svg:height="0.74503in"/>
      <presentation:placeholder presentation:object="object" svg:x="5.58105in" svg:y="2.26523in" svg:width="4.68677in" svg:height="3.33181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6" style:display-name="Title Only">
      <presentation:placeholder presentation:object="title" svg:x="0.75792in" svg:y="0.33017in" svg:width="9.50846in" svg:height="1.198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7" style:display-name="Blank">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8" style:display-name="Content with Caption">
      <presentation:placeholder presentation:object="title" svg:x="0.75936in" svg:y="0.41343in" svg:width="3.55563in" svg:height="1.44699in"/>
      <presentation:placeholder presentation:object="object"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9" style:display-name="Picture with Caption">
      <presentation:placeholder presentation:object="title" svg:x="0.75936in" svg:y="0.41343in" svg:width="3.55563in" svg:height="1.44699in"/>
      <presentation:placeholder presentation:object="graphic"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0" style:display-name="Title and Vertical Text">
      <presentation:placeholder presentation:object="title" svg:x="0.75792in" svg:y="0.33017in" svg:width="9.50846in" svg:height="1.19865in"/>
      <presentation:placeholder presentation:object="outline"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1" style:display-name="Vertical Title and Text">
      <presentation:placeholder presentation:object="title" svg:x="7.88927in" svg:y="0.33017in" svg:width="2.37712in" svg:height="5.25539in"/>
      <presentation:placeholder presentation:object="outline" svg:x="0.75792in" svg:y="0.33017in" svg:width="6.99354in" svg:height="5.25539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7">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draw:fill="none" draw:stroke="non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87">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6">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9">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08">
      <style:graphic-properties draw:fill="none" draw:stroke="non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draw:fill="none" draw:stroke="non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5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9">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64">
      <style:graphic-properties draw:fill="none" draw:stroke="non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2">
      <style:graphic-properties draw:fill="none" draw:stroke="non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4">
      <style:graphic-properties draw:fill="none" draw:stroke="non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draw:fill="none" draw:stroke="none"/>
    </style:style>
    <style:style style:family="paragraph" style:name="a2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90%" fo:text-align="center"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90%" fo:text-align="center"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4">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7">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draw:fill="none" draw:stroke="none"/>
    </style:style>
    <style:style style:family="paragraph" style:name="a40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draw:fill="none" draw:stroke="non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0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4">
      <style:graphic-properties draw:fill="none" draw:stroke="non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draw:fill="none" draw:stroke="none"/>
    </style:style>
    <text:list-style style:name="a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70">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2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1">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75792in" svg:y="0.33017in" svg:width="9.50846in" svg:height="1.198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75792in" svg:y="1.65083in" svg:width="9.50846in" svg:height="3.93472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75792in" svg:y="5.74777in" svg:width="2.48047in" svg:height="0.33017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3.6518in" svg:y="5.74777in" svg:width="3.7207in" svg:height="0.33017in" presentation:class="footer" presentation:placeholder="false">
        <draw:text-box>
          <text:p text:style-name="a24" text:class-names="" text:cond-style-name=""><text:span text:style-name="a23" text:class-names=""/></text:p>
        </draw:text-box>
        <svg:title/>
        <svg:desc/>
      </draw:frame>
      <draw:frame draw:id="id4" presentation:style-name="a28" draw:name="Slide Number Placeholder 5" svg:x="7.78592in" svg:y="5.74777in" svg:width="2.48047in" svg:height="0.33017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0.23622in" svg:y="0.88858in" svg:width="7.79449in" svg:height="4.38425in" presentation:class="page" draw:id="id5" presentation:style-name="a29" draw:name="Slide Image Placeholder 1">
          <svg:title/>
          <svg:desc/>
        </draw:page-thumbnail>
        <draw:frame draw:id="id6" presentation:style-name="a32" draw:name="Notes Placeholder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Header Placeholder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Date Placeholder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Footer Placeholder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Slide Number Placeholder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Title-Slide" style:page-layout-name="pageLayout1" draw:style-name="a46">
      <draw:frame draw:id="id11" presentation:style-name="a49" draw:name="Title 1" svg:x="1.37804in" svg:y="1.0149in" svg:width="8.26823in" svg:height="2.159in" presentation:class="title" presentation:placeholder="false">
        <draw:text-box>
          <text:p text:style-name="a48" text:class-names="" text:cond-style-name=""><text:span text:style-name="a47" text:class-names="">Click to edit Master title style</text:span></text:p>
        </draw:text-box>
        <svg:title/>
        <svg:desc/>
      </draw:frame>
      <draw:frame draw:id="id12" presentation:style-name="a52" draw:name="Subtitle 2" svg:x="1.37804in" svg:y="3.25717in" svg:width="8.26823in" svg:height="1.49723in" presentation:class="subtitle" presentation:placeholder="false">
        <draw:text-box>
          <text:p text:style-name="a51" text:class-names="" text:cond-style-name=""><text:span text:style-name="a50" text:class-names="">Click to edit Master subtitle style</text:span></text:p>
        </draw:text-box>
        <svg:title/>
        <svg:desc/>
      </draw:frame>
      <draw:frame draw:id="id13" presentation:style-name="a55" draw:name="Date Placeholder 3" svg:x="0.75792in" svg:y="5.74777in" svg:width="2.48047in" svg:height="0.33017in" presentation:class="date-time" presentation:placeholder="false">
        <draw:text-box>
          <text:p text:style-name="a54" text:class-names="" text:cond-style-name=""><text:span text:style-name="a53" text:class-names=""/></text:p>
        </draw:text-box>
        <svg:title/>
        <svg:desc/>
      </draw:frame>
      <draw:frame draw:id="id14" presentation:style-name="a58" draw:name="Footer Placeholder 4" svg:x="3.6518in" svg:y="5.74777in" svg:width="3.7207in" svg:height="0.33017in" presentation:class="footer" presentation:placeholder="false">
        <draw:text-box>
          <text:p text:style-name="a57" text:class-names="" text:cond-style-name=""><text:span text:style-name="a56" text:class-names=""/></text:p>
        </draw:text-box>
        <svg:title/>
        <svg:desc/>
      </draw:frame>
      <draw:frame draw:id="id15" presentation:style-name="a61" draw:name="Slide Number Placeholder 5" svg:x="7.78592in" svg:y="5.74777in" svg:width="2.48047in" svg:height="0.33017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0.23622in" svg:y="0.88858in" svg:width="7.79449in" svg:height="4.38425in" presentation:class="page" draw:id="id5" presentation:style-name="a62" draw:name="Slide Image Placeholder 1">
          <svg:title/>
          <svg:desc/>
        </draw:page-thumbnail>
        <draw:frame draw:id="id6" presentation:style-name="a65" draw:name="Notes Placeholder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Header Placeholder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Date Placeholder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Footer Placeholder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Slide Number Placeholder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Title-and-Content" style:page-layout-name="pageLayout1" draw:style-name="a79">
      <draw:frame draw:id="id16" presentation:style-name="a82" draw:name="Title 1" svg:x="0.75792in" svg:y="0.33017in" svg:width="9.50846in" svg:height="1.19865in" presentation:class="title" presentation:placeholder="false">
        <draw:text-box>
          <text:p text:style-name="a81" text:class-names="" text:cond-style-name=""><text:span text:style-name="a80" text:class-names="">Click to edit Master title style</text:span></text:p>
        </draw:text-box>
        <svg:title/>
        <svg:desc/>
      </draw:frame>
      <draw:frame draw:id="id17" presentation:style-name="a98" draw:name="Content Placeholder 2" svg:x="0.75792in" svg:y="1.65083in" svg:width="9.50846in" svg:height="3.93472in" presentation:class="object" presentation:placeholder="false">
        <draw:text-box>
          <text:list text:style-name="a85">
            <text:list-item>
              <text:p text:style-name="a84" text:class-names="" text:cond-style-name=""><text:span text:style-name="a83" text:class-names="">Edit Master text styles</text:span></text:p>
            </text:list-item>
          </text:list>
          <text:list text:style-name="a88">
            <text:list-item>
              <text:list text:style-name="a88">
                <text:list-item>
                  <text:p text:style-name="a87" text:class-names="" text:cond-style-name=""><text:span text:style-name="a86" text:class-names="">Second level</text:span></text:p>
                </text:list-item>
              </text:list>
            </text:list-item>
          </text:list>
          <text:list text:style-name="a91">
            <text:list-item>
              <text:list text:style-name="a91">
                <text:list-item>
                  <text:list text:style-name="a91">
                    <text:list-item>
                      <text:p text:style-name="a90" text:class-names="" text:cond-style-name=""><text:span text:style-name="a89" text:class-names="">Third level</text:span></text:p>
                    </text:list-item>
                  </text:list>
                </text:list-item>
              </text:list>
            </text:list-item>
          </text:list>
          <text:list text:style-name="a94">
            <text:list-item>
              <text:list text:style-name="a94">
                <text:list-item>
                  <text:list text:style-name="a94">
                    <text:list-item>
                      <text:list text:style-name="a94">
                        <text:list-item>
                          <text:p text:style-name="a93" text:class-names="" text:cond-style-name=""><text:span text:style-name="a92" text:class-names="">Fourth level</text:span></text:p>
                        </text:list-item>
                      </text:list>
                    </text:list-item>
                  </text:list>
                </text:list-item>
              </text:list>
            </text:list-item>
          </text:list>
          <text:list text:style-name="a97">
            <text:list-item>
              <text:list text:style-name="a97">
                <text:list-item>
                  <text:list text:style-name="a97">
                    <text:list-item>
                      <text:list text:style-name="a97">
                        <text:list-item>
                          <text:list text:style-name="a97">
                            <text:list-item>
                              <text:p text:style-name="a96" text:class-names="" text:cond-style-name=""><text:span text:style-name="a95" text:class-names="">Fifth level</text:span></text:p>
                            </text:list-item>
                          </text:list>
                        </text:list-item>
                      </text:list>
                    </text:list-item>
                  </text:list>
                </text:list-item>
              </text:list>
            </text:list-item>
          </text:list>
        </draw:text-box>
        <svg:title/>
        <svg:desc/>
      </draw:frame>
      <draw:frame draw:id="id18" presentation:style-name="a101" draw:name="Date Placeholder 3" svg:x="0.75792in" svg:y="5.74777in" svg:width="2.48047in" svg:height="0.33017in" presentation:class="date-time" presentation:placeholder="false">
        <draw:text-box>
          <text:p text:style-name="a100" text:class-names="" text:cond-style-name=""><text:span text:style-name="a99" text:class-names=""/></text:p>
        </draw:text-box>
        <svg:title/>
        <svg:desc/>
      </draw:frame>
      <draw:frame draw:id="id19" presentation:style-name="a104" draw:name="Footer Placeholder 4" svg:x="3.6518in" svg:y="5.74777in" svg:width="3.7207in" svg:height="0.33017in" presentation:class="footer" presentation:placeholder="false">
        <draw:text-box>
          <text:p text:style-name="a103" text:class-names="" text:cond-style-name=""><text:span text:style-name="a102" text:class-names=""/></text:p>
        </draw:text-box>
        <svg:title/>
        <svg:desc/>
      </draw:frame>
      <draw:frame draw:id="id20" presentation:style-name="a107" draw:name="Slide Number Placeholder 5" svg:x="7.78592in" svg:y="5.74777in" svg:width="2.48047in" svg:height="0.33017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page-layout-name="pageLayout2" draw:style-name="a124">
        <draw:page-thumbnail svg:x="0.23622in" svg:y="0.88858in" svg:width="7.79449in" svg:height="4.38425in" presentation:class="page" draw:id="id5" presentation:style-name="a108" draw:name="Slide Image Placeholder 1">
          <svg:title/>
          <svg:desc/>
        </draw:page-thumbnail>
        <draw:frame draw:id="id6" presentation:style-name="a111" draw:name="Notes Placeholder 2" svg:x="0.82677in" svg:y="5.55394in" svg:width="6.61378in" svg:height="5.26142in" presentation:class="notes" presentation:placeholder="false">
          <draw:text-box>
            <text:p text:style-name="a110" text:class-names="" text:cond-style-name=""><text:span text:style-name="a109" text:class-names=""/></text:p>
          </draw:text-box>
          <svg:title/>
          <svg:desc/>
        </draw:frame>
        <draw:frame draw:id="id7" presentation:style-name="a114" draw:name="Header Placeholder 3" svg:x="0in" svg:y="0in" svg:width="3.5878in" svg:height="0.58425in" presentation:class="header" presentation:placeholder="false">
          <draw:text-box>
            <text:p text:style-name="a113" text:class-names="" text:cond-style-name=""><text:span text:style-name="a112" text:class-names=""/></text:p>
          </draw:text-box>
          <svg:title/>
          <svg:desc/>
        </draw:frame>
        <draw:frame draw:id="id8" presentation:style-name="a117" draw:name="Date Placeholder 4" svg:x="4.67953in" svg:y="0in" svg:width="3.5878in" svg:height="0.58425in" presentation:class="date-time" presentation:placeholder="false">
          <draw:text-box>
            <text:p text:style-name="a116" text:class-names="" text:cond-style-name=""><text:span text:style-name="a115" text:class-names=""/></text:p>
          </draw:text-box>
          <svg:title/>
          <svg:desc/>
        </draw:frame>
        <draw:frame draw:id="id9" presentation:style-name="a120" draw:name="Footer Placeholder 5" svg:x="0in" svg:y="11.10827in" svg:width="3.5878in" svg:height="0.58425in" presentation:class="footer" presentation:placeholder="false">
          <draw:text-box>
            <text:p text:style-name="a119" text:class-names="" text:cond-style-name=""><text:span text:style-name="a118" text:class-names=""/></text:p>
          </draw:text-box>
          <svg:title/>
          <svg:desc/>
        </draw:frame>
        <draw:frame draw:id="id10" presentation:style-name="a123" draw:name="Slide Number Placeholder 6" svg:x="4.67953in" svg:y="11.10827in" svg:width="3.5878in" svg:height="0.58425in" presentation:class="page-number" presentation:placeholder="false">
          <draw:text-box>
            <text:p text:style-name="a122" text:class-names="" text:cond-style-name=""><text:span text:style-name="a121" text:class-names=""><text:page-number style:num-format="1" text:fixed="false"/></text:span></text:p>
          </draw:text-box>
          <svg:title/>
          <svg:desc/>
        </draw:frame>
      </presentation:notes>
    </style:master-page>
    <style:master-page style:name="Master1-Layout3-secHead-Section-Header" style:page-layout-name="pageLayout1" draw:style-name="a125">
      <draw:frame draw:id="id21" presentation:style-name="a128" draw:name="Title 1" svg:x="0.75218in" svg:y="1.54604in" svg:width="9.50846in" svg:height="2.57961in" presentation:class="title" presentation:placeholder="false">
        <draw:text-box>
          <text:p text:style-name="a127" text:class-names="" text:cond-style-name=""><text:span text:style-name="a126" text:class-names="">Click to edit Master title style</text:span></text:p>
        </draw:text-box>
        <svg:title/>
        <svg:desc/>
      </draw:frame>
      <draw:frame draw:id="id22" presentation:style-name="a132" draw:name="Text Placeholder 2" svg:x="0.75218in" svg:y="4.15005in" svg:width="9.50846in" svg:height="1.35655in" presentation:class="outline" presentation:placeholder="false">
        <draw:text-box>
          <text:list text:style-name="a131">
            <text:list-item>
              <text:p text:style-name="a130" text:class-names="" text:cond-style-name=""><text:span text:style-name="a129" text:class-names="">Edit Master text styles</text:span></text:p>
            </text:list-item>
          </text:list>
        </draw:text-box>
        <svg:title/>
        <svg:desc/>
      </draw:frame>
      <draw:frame draw:id="id23" presentation:style-name="a135" draw:name="Date Placeholder 3" svg:x="0.75792in" svg:y="5.74777in" svg:width="2.48047in" svg:height="0.33017in" presentation:class="date-time" presentation:placeholder="false">
        <draw:text-box>
          <text:p text:style-name="a134" text:class-names="" text:cond-style-name=""><text:span text:style-name="a133" text:class-names=""/></text:p>
        </draw:text-box>
        <svg:title/>
        <svg:desc/>
      </draw:frame>
      <draw:frame draw:id="id24" presentation:style-name="a138" draw:name="Footer Placeholder 4" svg:x="3.6518in" svg:y="5.74777in" svg:width="3.7207in" svg:height="0.33017in" presentation:class="footer" presentation:placeholder="false">
        <draw:text-box>
          <text:p text:style-name="a137" text:class-names="" text:cond-style-name=""><text:span text:style-name="a136" text:class-names=""/></text:p>
        </draw:text-box>
        <svg:title/>
        <svg:desc/>
      </draw:frame>
      <draw:frame draw:id="id25" presentation:style-name="a141" draw:name="Slide Number Placeholder 5" svg:x="7.78592in" svg:y="5.74777in" svg:width="2.48047in" svg:height="0.33017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page-layout-name="pageLayout2" draw:style-name="a158">
        <draw:page-thumbnail svg:x="0.23622in" svg:y="0.88858in" svg:width="7.79449in" svg:height="4.38425in" presentation:class="page" draw:id="id5" presentation:style-name="a142" draw:name="Slide Image Placeholder 1">
          <svg:title/>
          <svg:desc/>
        </draw:page-thumbnail>
        <draw:frame draw:id="id6" presentation:style-name="a145" draw:name="Notes Placeholder 2" svg:x="0.82677in" svg:y="5.55394in" svg:width="6.61378in" svg:height="5.26142in" presentation:class="notes" presentation:placeholder="false">
          <draw:text-box>
            <text:p text:style-name="a144" text:class-names="" text:cond-style-name=""><text:span text:style-name="a143" text:class-names=""/></text:p>
          </draw:text-box>
          <svg:title/>
          <svg:desc/>
        </draw:frame>
        <draw:frame draw:id="id7" presentation:style-name="a148" draw:name="Header Placeholder 3" svg:x="0in" svg:y="0in" svg:width="3.5878in" svg:height="0.58425in" presentation:class="header" presentation:placeholder="false">
          <draw:text-box>
            <text:p text:style-name="a147" text:class-names="" text:cond-style-name=""><text:span text:style-name="a146" text:class-names=""/></text:p>
          </draw:text-box>
          <svg:title/>
          <svg:desc/>
        </draw:frame>
        <draw:frame draw:id="id8" presentation:style-name="a151" draw:name="Date Placeholder 4" svg:x="4.67953in" svg:y="0in" svg:width="3.5878in" svg:height="0.58425in" presentation:class="date-time" presentation:placeholder="false">
          <draw:text-box>
            <text:p text:style-name="a150" text:class-names="" text:cond-style-name=""><text:span text:style-name="a149" text:class-names=""/></text:p>
          </draw:text-box>
          <svg:title/>
          <svg:desc/>
        </draw:frame>
        <draw:frame draw:id="id9" presentation:style-name="a154" draw:name="Footer Placeholder 5" svg:x="0in" svg:y="11.10827in" svg:width="3.5878in" svg:height="0.58425in" presentation:class="footer" presentation:placeholder="false">
          <draw:text-box>
            <text:p text:style-name="a153" text:class-names="" text:cond-style-name=""><text:span text:style-name="a152" text:class-names=""/></text:p>
          </draw:text-box>
          <svg:title/>
          <svg:desc/>
        </draw:frame>
        <draw:frame draw:id="id10" presentation:style-name="a157" draw:name="Slide Number Placeholder 6" svg:x="4.67953in" svg:y="11.10827in" svg:width="3.5878in" svg:height="0.58425in" presentation:class="page-number" presentation:placeholder="false">
          <draw:text-box>
            <text:p text:style-name="a156" text:class-names="" text:cond-style-name=""><text:span text:style-name="a155" text:class-names=""><text:page-number style:num-format="1" text:fixed="false"/></text:span></text:p>
          </draw:text-box>
          <svg:title/>
          <svg:desc/>
        </draw:frame>
      </presentation:notes>
    </style:master-page>
    <style:master-page style:name="Master1-Layout4-twoObj-Two-Content" style:page-layout-name="pageLayout1" draw:style-name="a159">
      <draw:frame draw:id="id26" presentation:style-name="a162" draw:name="Title 1" svg:x="0.75792in" svg:y="0.33017in" svg:width="9.50846in" svg:height="1.19865in" presentation:class="title" presentation:placeholder="false">
        <draw:text-box>
          <text:p text:style-name="a161" text:class-names="" text:cond-style-name=""><text:span text:style-name="a160" text:class-names="">Click to edit Master title style</text:span></text:p>
        </draw:text-box>
        <svg:title/>
        <svg:desc/>
      </draw:frame>
      <draw:frame draw:id="id27" presentation:style-name="a178" draw:name="Content Placeholder 2" svg:x="0.75792in" svg:y="1.65083in" svg:width="4.68533in" svg:height="3.93472in" presentation:class="object" presentation:placeholder="false">
        <draw:text-box>
          <text:list text:style-name="a165">
            <text:list-item>
              <text:p text:style-name="a164" text:class-names="" text:cond-style-name=""><text:span text:style-name="a163" text:class-names="">Edit Master text styles</text:span></text:p>
            </text:list-item>
          </text:list>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frame draw:id="id28" presentation:style-name="a194" draw:name="Content Placeholder 3" svg:x="5.58105in" svg:y="1.65083in" svg:width="4.68533in" svg:height="3.93472in" presentation:class="object" presentation:placeholder="false">
        <draw:text-box>
          <text:list text:style-name="a181">
            <text:list-item>
              <text:p text:style-name="a180" text:class-names="" text:cond-style-name=""><text:span text:style-name="a179" text:class-names="">Edit Master text styles</text:span></text:p>
            </text:list-item>
          </text:list>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Fifth level</text:span></text:p>
                            </text:list-item>
                          </text:list>
                        </text:list-item>
                      </text:list>
                    </text:list-item>
                  </text:list>
                </text:list-item>
              </text:list>
            </text:list-item>
          </text:list>
        </draw:text-box>
        <svg:title/>
        <svg:desc/>
      </draw:frame>
      <draw:frame draw:id="id29" presentation:style-name="a197" draw:name="Date Placeholder 4" svg:x="0.75792in" svg:y="5.74777in" svg:width="2.48047in" svg:height="0.33017in" presentation:class="date-time" presentation:placeholder="false">
        <draw:text-box>
          <text:p text:style-name="a196" text:class-names="" text:cond-style-name=""><text:span text:style-name="a195" text:class-names=""/></text:p>
        </draw:text-box>
        <svg:title/>
        <svg:desc/>
      </draw:frame>
      <draw:frame draw:id="id30" presentation:style-name="a200" draw:name="Footer Placeholder 5" svg:x="3.6518in" svg:y="5.74777in" svg:width="3.7207in" svg:height="0.33017in" presentation:class="footer" presentation:placeholder="false">
        <draw:text-box>
          <text:p text:style-name="a199" text:class-names="" text:cond-style-name=""><text:span text:style-name="a198" text:class-names=""/></text:p>
        </draw:text-box>
        <svg:title/>
        <svg:desc/>
      </draw:frame>
      <draw:frame draw:id="id31" presentation:style-name="a203" draw:name="Slide Number Placeholder 6" svg:x="7.78592in" svg:y="5.74777in" svg:width="2.48047in" svg:height="0.33017in" presentation:class="page-number" presentation:placeholder="false">
        <draw:text-box>
          <text:p text:style-name="a202" text:class-names="" text:cond-style-name=""><text:span text:style-name="a201" text:class-names=""><text:page-number style:num-format="1" text:fixed="false"/></text:span></text:p>
        </draw:text-box>
        <svg:title/>
        <svg:desc/>
      </draw:frame>
      <presentation:notes style:page-layout-name="pageLayout2" draw:style-name="a220">
        <draw:page-thumbnail svg:x="0.23622in" svg:y="0.88858in" svg:width="7.79449in" svg:height="4.38425in" presentation:class="page" draw:id="id5" presentation:style-name="a204" draw:name="Slide Image Placeholder 1">
          <svg:title/>
          <svg:desc/>
        </draw:page-thumbnail>
        <draw:frame draw:id="id6" presentation:style-name="a207" draw:name="Notes Placeholder 2" svg:x="0.82677in" svg:y="5.55394in" svg:width="6.61378in" svg:height="5.26142in" presentation:class="notes" presentation:placeholder="false">
          <draw:text-box>
            <text:p text:style-name="a206" text:class-names="" text:cond-style-name=""><text:span text:style-name="a205" text:class-names=""/></text:p>
          </draw:text-box>
          <svg:title/>
          <svg:desc/>
        </draw:frame>
        <draw:frame draw:id="id7" presentation:style-name="a210" draw:name="Header Placeholder 3" svg:x="0in" svg:y="0in" svg:width="3.5878in" svg:height="0.58425in" presentation:class="header" presentation:placeholder="false">
          <draw:text-box>
            <text:p text:style-name="a209" text:class-names="" text:cond-style-name=""><text:span text:style-name="a208" text:class-names=""/></text:p>
          </draw:text-box>
          <svg:title/>
          <svg:desc/>
        </draw:frame>
        <draw:frame draw:id="id8" presentation:style-name="a213" draw:name="Date Placeholder 4" svg:x="4.67953in" svg:y="0in" svg:width="3.5878in" svg:height="0.58425in" presentation:class="date-time" presentation:placeholder="false">
          <draw:text-box>
            <text:p text:style-name="a212" text:class-names="" text:cond-style-name=""><text:span text:style-name="a211" text:class-names=""/></text:p>
          </draw:text-box>
          <svg:title/>
          <svg:desc/>
        </draw:frame>
        <draw:frame draw:id="id9" presentation:style-name="a216" draw:name="Footer Placeholder 5" svg:x="0in" svg:y="11.10827in" svg:width="3.5878in" svg:height="0.58425in" presentation:class="footer" presentation:placeholder="false">
          <draw:text-box>
            <text:p text:style-name="a215" text:class-names="" text:cond-style-name=""><text:span text:style-name="a214" text:class-names=""/></text:p>
          </draw:text-box>
          <svg:title/>
          <svg:desc/>
        </draw:frame>
        <draw:frame draw:id="id10" presentation:style-name="a219" draw:name="Slide Number Placeholder 6" svg:x="4.67953in" svg:y="11.10827in" svg:width="3.5878in" svg:height="0.58425in" presentation:class="page-number" presentation:placeholder="false">
          <draw:text-box>
            <text:p text:style-name="a218" text:class-names="" text:cond-style-name=""><text:span text:style-name="a217" text:class-names=""><text:page-number style:num-format="1" text:fixed="false"/></text:span></text:p>
          </draw:text-box>
          <svg:title/>
          <svg:desc/>
        </draw:frame>
      </presentation:notes>
    </style:master-page>
    <style:master-page style:name="Master1-Layout5-twoTxTwoObj-Comparison" style:page-layout-name="pageLayout1" draw:style-name="a221">
      <draw:frame draw:id="id32" presentation:style-name="a224" draw:name="Title 1" svg:x="0.75936in" svg:y="0.33017in" svg:width="9.50846in" svg:height="1.19865in" presentation:class="title" presentation:placeholder="false">
        <draw:text-box>
          <text:p text:style-name="a223" text:class-names="" text:cond-style-name=""><text:span text:style-name="a222" text:class-names="">Click to edit Master title style</text:span></text:p>
        </draw:text-box>
        <svg:title/>
        <svg:desc/>
      </draw:frame>
      <draw:frame draw:id="id33" presentation:style-name="a228" draw:name="Text Placeholder 2" svg:x="0.75936in" svg:y="1.5202in" svg:width="4.6638in" svg:height="0.74503in" presentation:class="outline" presentation:placeholder="false">
        <draw:text-box>
          <text:list text:style-name="a227">
            <text:list-item>
              <text:p text:style-name="a226" text:class-names="" text:cond-style-name=""><text:span text:style-name="a225" text:class-names="">Edit Master text styles</text:span></text:p>
            </text:list-item>
          </text:list>
        </draw:text-box>
        <svg:title/>
        <svg:desc/>
      </draw:frame>
      <draw:frame draw:id="id34" presentation:style-name="a244" draw:name="Content Placeholder 3" svg:x="0.75936in" svg:y="2.26523in" svg:width="4.6638in" svg:height="3.33181in" presentation:class="object" presentation:placeholder="false">
        <draw:text-box>
          <text:list text:style-name="a231">
            <text:list-item>
              <text:p text:style-name="a230" text:class-names="" text:cond-style-name=""><text:span text:style-name="a229" text:class-names="">Edit Master text styles</text:span></text:p>
            </text:list-item>
          </text:list>
          <text:list text:style-name="a234">
            <text:list-item>
              <text:list text:style-name="a234">
                <text:list-item>
                  <text:p text:style-name="a233" text:class-names="" text:cond-style-name=""><text:span text:style-name="a232" text:class-names="">Second level</text:span></text:p>
                </text:list-item>
              </text:list>
            </text:list-item>
          </text:list>
          <text:list text:style-name="a237">
            <text:list-item>
              <text:list text:style-name="a237">
                <text:list-item>
                  <text:list text:style-name="a237">
                    <text:list-item>
                      <text:p text:style-name="a236" text:class-names="" text:cond-style-name=""><text:span text:style-name="a235" text:class-names="">Third level</text:span></text:p>
                    </text:list-item>
                  </text:list>
                </text:list-item>
              </text:list>
            </text:list-item>
          </text:list>
          <text:list text:style-name="a240">
            <text:list-item>
              <text:list text:style-name="a240">
                <text:list-item>
                  <text:list text:style-name="a240">
                    <text:list-item>
                      <text:list text:style-name="a240">
                        <text:list-item>
                          <text:p text:style-name="a239" text:class-names="" text:cond-style-name=""><text:span text:style-name="a238" text:class-names="">Fourth level</text:span></text:p>
                        </text:list-item>
                      </text:list>
                    </text:list-item>
                  </text:list>
                </text:list-item>
              </text:list>
            </text:list-item>
          </text:list>
          <text:list text:style-name="a243">
            <text:list-item>
              <text:list text:style-name="a243">
                <text:list-item>
                  <text:list text:style-name="a243">
                    <text:list-item>
                      <text:list text:style-name="a243">
                        <text:list-item>
                          <text:list text:style-name="a243">
                            <text:list-item>
                              <text:p text:style-name="a242" text:class-names="" text:cond-style-name=""><text:span text:style-name="a241" text:class-names="">Fifth level</text:span></text:p>
                            </text:list-item>
                          </text:list>
                        </text:list-item>
                      </text:list>
                    </text:list-item>
                  </text:list>
                </text:list-item>
              </text:list>
            </text:list-item>
          </text:list>
        </draw:text-box>
        <svg:title/>
        <svg:desc/>
      </draw:frame>
      <draw:frame draw:id="id35" presentation:style-name="a248" draw:name="Text Placeholder 4" svg:x="5.58105in" svg:y="1.5202in" svg:width="4.68677in" svg:height="0.74503in" presentation:class="outline" presentation:placeholder="false">
        <draw:text-box>
          <text:list text:style-name="a247">
            <text:list-item>
              <text:p text:style-name="a246" text:class-names="" text:cond-style-name=""><text:span text:style-name="a245" text:class-names="">Edit Master text styles</text:span></text:p>
            </text:list-item>
          </text:list>
        </draw:text-box>
        <svg:title/>
        <svg:desc/>
      </draw:frame>
      <draw:frame draw:id="id36" presentation:style-name="a264" draw:name="Content Placeholder 5" svg:x="5.58105in" svg:y="2.26523in" svg:width="4.68677in" svg:height="3.33181in" presentation:class="object" presentation:placeholder="false">
        <draw:text-box>
          <text:list text:style-name="a251">
            <text:list-item>
              <text:p text:style-name="a250" text:class-names="" text:cond-style-name=""><text:span text:style-name="a249" text:class-names="">Edit Master text styles</text:span></text:p>
            </text:list-item>
          </text:list>
          <text:list text:style-name="a254">
            <text:list-item>
              <text:list text:style-name="a254">
                <text:list-item>
                  <text:p text:style-name="a253" text:class-names="" text:cond-style-name=""><text:span text:style-name="a252" text:class-names="">Second level</text:span></text:p>
                </text:list-item>
              </text:list>
            </text:list-item>
          </text:list>
          <text:list text:style-name="a257">
            <text:list-item>
              <text:list text:style-name="a257">
                <text:list-item>
                  <text:list text:style-name="a257">
                    <text:list-item>
                      <text:p text:style-name="a256" text:class-names="" text:cond-style-name=""><text:span text:style-name="a255" text:class-names="">Third level</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1" text:class-names="">Fifth level</text:span></text:p>
                            </text:list-item>
                          </text:list>
                        </text:list-item>
                      </text:list>
                    </text:list-item>
                  </text:list>
                </text:list-item>
              </text:list>
            </text:list-item>
          </text:list>
        </draw:text-box>
        <svg:title/>
        <svg:desc/>
      </draw:frame>
      <draw:frame draw:id="id37" presentation:style-name="a267" draw:name="Date Placeholder 6" svg:x="0.75792in" svg:y="5.74777in" svg:width="2.48047in" svg:height="0.33017in" presentation:class="date-time" presentation:placeholder="false">
        <draw:text-box>
          <text:p text:style-name="a266" text:class-names="" text:cond-style-name=""><text:span text:style-name="a265" text:class-names=""/></text:p>
        </draw:text-box>
        <svg:title/>
        <svg:desc/>
      </draw:frame>
      <draw:frame draw:id="id38" presentation:style-name="a270" draw:name="Footer Placeholder 7" svg:x="3.6518in" svg:y="5.74777in" svg:width="3.7207in" svg:height="0.33017in" presentation:class="footer" presentation:placeholder="false">
        <draw:text-box>
          <text:p text:style-name="a269" text:class-names="" text:cond-style-name=""><text:span text:style-name="a268" text:class-names=""/></text:p>
        </draw:text-box>
        <svg:title/>
        <svg:desc/>
      </draw:frame>
      <draw:frame draw:id="id39" presentation:style-name="a273" draw:name="Slide Number Placeholder 8" svg:x="7.78592in" svg:y="5.74777in" svg:width="2.48047in" svg:height="0.33017in" presentation:class="page-number" presentation:placeholder="false">
        <draw:text-box>
          <text:p text:style-name="a272" text:class-names="" text:cond-style-name=""><text:span text:style-name="a271" text:class-names=""><text:page-number style:num-format="1" text:fixed="false"/></text:span></text:p>
        </draw:text-box>
        <svg:title/>
        <svg:desc/>
      </draw:frame>
      <presentation:notes style:page-layout-name="pageLayout2" draw:style-name="a290">
        <draw:page-thumbnail svg:x="0.23622in" svg:y="0.88858in" svg:width="7.79449in" svg:height="4.38425in" presentation:class="page" draw:id="id5" presentation:style-name="a274" draw:name="Slide Image Placeholder 1">
          <svg:title/>
          <svg:desc/>
        </draw:page-thumbnail>
        <draw:frame draw:id="id6" presentation:style-name="a277" draw:name="Notes Placeholder 2" svg:x="0.82677in" svg:y="5.55394in" svg:width="6.61378in" svg:height="5.26142in" presentation:class="notes" presentation:placeholder="false">
          <draw:text-box>
            <text:p text:style-name="a276" text:class-names="" text:cond-style-name=""><text:span text:style-name="a275" text:class-names=""/></text:p>
          </draw:text-box>
          <svg:title/>
          <svg:desc/>
        </draw:frame>
        <draw:frame draw:id="id7" presentation:style-name="a280" draw:name="Header Placeholder 3" svg:x="0in" svg:y="0in" svg:width="3.5878in" svg:height="0.58425in" presentation:class="header" presentation:placeholder="false">
          <draw:text-box>
            <text:p text:style-name="a279" text:class-names="" text:cond-style-name=""><text:span text:style-name="a278" text:class-names=""/></text:p>
          </draw:text-box>
          <svg:title/>
          <svg:desc/>
        </draw:frame>
        <draw:frame draw:id="id8" presentation:style-name="a283" draw:name="Date Placeholder 4" svg:x="4.67953in" svg:y="0in" svg:width="3.5878in" svg:height="0.58425in" presentation:class="date-time" presentation:placeholder="false">
          <draw:text-box>
            <text:p text:style-name="a282" text:class-names="" text:cond-style-name=""><text:span text:style-name="a281" text:class-names=""/></text:p>
          </draw:text-box>
          <svg:title/>
          <svg:desc/>
        </draw:frame>
        <draw:frame draw:id="id9" presentation:style-name="a286" draw:name="Footer Placeholder 5" svg:x="0in" svg:y="11.10827in" svg:width="3.5878in" svg:height="0.58425in" presentation:class="footer" presentation:placeholder="false">
          <draw:text-box>
            <text:p text:style-name="a285" text:class-names="" text:cond-style-name=""><text:span text:style-name="a284" text:class-names=""/></text:p>
          </draw:text-box>
          <svg:title/>
          <svg:desc/>
        </draw:frame>
        <draw:frame draw:id="id10" presentation:style-name="a289" draw:name="Slide Number Placeholder 6" svg:x="4.67953in" svg:y="11.10827in" svg:width="3.5878in" svg:height="0.58425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6-titleOnly-Title-Only" style:page-layout-name="pageLayout1" draw:style-name="a291">
      <draw:frame draw:id="id40" presentation:style-name="a294" draw:name="Title 1" svg:x="0.75792in" svg:y="0.33017in" svg:width="9.50846in" svg:height="1.19865in" presentation:class="title" presentation:placeholder="false">
        <draw:text-box>
          <text:p text:style-name="a293" text:class-names="" text:cond-style-name=""><text:span text:style-name="a292" text:class-names="">Click to edit Master title style</text:span></text:p>
        </draw:text-box>
        <svg:title/>
        <svg:desc/>
      </draw:frame>
      <draw:frame draw:id="id41" presentation:style-name="a297" draw:name="Date Placeholder 2" svg:x="0.75792in" svg:y="5.74777in" svg:width="2.48047in" svg:height="0.33017in" presentation:class="date-time" presentation:placeholder="false">
        <draw:text-box>
          <text:p text:style-name="a296" text:class-names="" text:cond-style-name=""><text:span text:style-name="a295" text:class-names=""/></text:p>
        </draw:text-box>
        <svg:title/>
        <svg:desc/>
      </draw:frame>
      <draw:frame draw:id="id42" presentation:style-name="a300" draw:name="Footer Placeholder 3" svg:x="3.6518in" svg:y="5.74777in" svg:width="3.7207in" svg:height="0.33017in" presentation:class="footer" presentation:placeholder="false">
        <draw:text-box>
          <text:p text:style-name="a299" text:class-names="" text:cond-style-name=""><text:span text:style-name="a298" text:class-names=""/></text:p>
        </draw:text-box>
        <svg:title/>
        <svg:desc/>
      </draw:frame>
      <draw:frame draw:id="id43" presentation:style-name="a303" draw:name="Slide Number Placeholder 4" svg:x="7.78592in" svg:y="5.74777in" svg:width="2.48047in" svg:height="0.33017in" presentation:class="page-number" presentation:placeholder="false">
        <draw:text-box>
          <text:p text:style-name="a302" text:class-names="" text:cond-style-name=""><text:span text:style-name="a301" text:class-names=""><text:page-number style:num-format="1" text:fixed="false"/></text:span></text:p>
        </draw:text-box>
        <svg:title/>
        <svg:desc/>
      </draw:frame>
      <presentation:notes style:page-layout-name="pageLayout2" draw:style-name="a320">
        <draw:page-thumbnail svg:x="0.23622in" svg:y="0.88858in" svg:width="7.79449in" svg:height="4.38425in" presentation:class="page" draw:id="id5" presentation:style-name="a304" draw:name="Slide Image Placeholder 1">
          <svg:title/>
          <svg:desc/>
        </draw:page-thumbnail>
        <draw:frame draw:id="id6" presentation:style-name="a307" draw:name="Notes Placeholder 2" svg:x="0.82677in" svg:y="5.55394in" svg:width="6.61378in" svg:height="5.26142in" presentation:class="notes" presentation:placeholder="false">
          <draw:text-box>
            <text:p text:style-name="a306" text:class-names="" text:cond-style-name=""><text:span text:style-name="a305" text:class-names=""/></text:p>
          </draw:text-box>
          <svg:title/>
          <svg:desc/>
        </draw:frame>
        <draw:frame draw:id="id7" presentation:style-name="a310" draw:name="Header Placeholder 3" svg:x="0in" svg:y="0in" svg:width="3.5878in" svg:height="0.58425in" presentation:class="header" presentation:placeholder="false">
          <draw:text-box>
            <text:p text:style-name="a309" text:class-names="" text:cond-style-name=""><text:span text:style-name="a308" text:class-names=""/></text:p>
          </draw:text-box>
          <svg:title/>
          <svg:desc/>
        </draw:frame>
        <draw:frame draw:id="id8" presentation:style-name="a313" draw:name="Date Placeholder 4" svg:x="4.67953in" svg:y="0in" svg:width="3.5878in" svg:height="0.58425in" presentation:class="date-time" presentation:placeholder="false">
          <draw:text-box>
            <text:p text:style-name="a312" text:class-names="" text:cond-style-name=""><text:span text:style-name="a311" text:class-names=""/></text:p>
          </draw:text-box>
          <svg:title/>
          <svg:desc/>
        </draw:frame>
        <draw:frame draw:id="id9" presentation:style-name="a316" draw:name="Footer Placeholder 5" svg:x="0in" svg:y="11.10827in" svg:width="3.5878in" svg:height="0.58425in" presentation:class="footer" presentation:placeholder="false">
          <draw:text-box>
            <text:p text:style-name="a315" text:class-names="" text:cond-style-name=""><text:span text:style-name="a314" text:class-names=""/></text:p>
          </draw:text-box>
          <svg:title/>
          <svg:desc/>
        </draw:frame>
        <draw:frame draw:id="id10" presentation:style-name="a319" draw:name="Slide Number Placeholder 6" svg:x="4.67953in" svg:y="11.10827in" svg:width="3.5878in" svg:height="0.58425in" presentation:class="page-number" presentation:placeholder="false">
          <draw:text-box>
            <text:p text:style-name="a318" text:class-names="" text:cond-style-name=""><text:span text:style-name="a317" text:class-names=""><text:page-number style:num-format="1" text:fixed="false"/></text:span></text:p>
          </draw:text-box>
          <svg:title/>
          <svg:desc/>
        </draw:frame>
      </presentation:notes>
    </style:master-page>
    <style:master-page style:name="Master1-Layout7-blank-Blank" style:page-layout-name="pageLayout1" draw:style-name="a321">
      <draw:frame draw:id="id44" presentation:style-name="a324" draw:name="Date Placeholder 1" svg:x="0.75792in" svg:y="5.74777in" svg:width="2.48047in" svg:height="0.33017in" presentation:class="date-time" presentation:placeholder="false">
        <draw:text-box>
          <text:p text:style-name="a323" text:class-names="" text:cond-style-name=""><text:span text:style-name="a322" text:class-names=""/></text:p>
        </draw:text-box>
        <svg:title/>
        <svg:desc/>
      </draw:frame>
      <draw:frame draw:id="id45" presentation:style-name="a327" draw:name="Footer Placeholder 2" svg:x="3.6518in" svg:y="5.74777in" svg:width="3.7207in" svg:height="0.33017in" presentation:class="footer" presentation:placeholder="false">
        <draw:text-box>
          <text:p text:style-name="a326" text:class-names="" text:cond-style-name=""><text:span text:style-name="a325" text:class-names=""/></text:p>
        </draw:text-box>
        <svg:title/>
        <svg:desc/>
      </draw:frame>
      <draw:frame draw:id="id46" presentation:style-name="a330" draw:name="Slide Number Placeholder 3" svg:x="7.78592in" svg:y="5.74777in" svg:width="2.48047in" svg:height="0.33017in" presentation:class="page-number" presentation:placeholder="false">
        <draw:text-box>
          <text:p text:style-name="a329" text:class-names="" text:cond-style-name=""><text:span text:style-name="a328" text:class-names=""><text:page-number style:num-format="1" text:fixed="false"/></text:span></text:p>
        </draw:text-box>
        <svg:title/>
        <svg:desc/>
      </draw:frame>
      <presentation:notes style:page-layout-name="pageLayout2" draw:style-name="a347">
        <draw:page-thumbnail svg:x="0.23622in" svg:y="0.88858in" svg:width="7.79449in" svg:height="4.38425in" presentation:class="page" draw:id="id5" presentation:style-name="a331" draw:name="Slide Image Placeholder 1">
          <svg:title/>
          <svg:desc/>
        </draw:page-thumbnail>
        <draw:frame draw:id="id6" presentation:style-name="a334" draw:name="Notes Placeholder 2" svg:x="0.82677in" svg:y="5.55394in" svg:width="6.61378in" svg:height="5.26142in" presentation:class="notes" presentation:placeholder="false">
          <draw:text-box>
            <text:p text:style-name="a333" text:class-names="" text:cond-style-name=""><text:span text:style-name="a332" text:class-names=""/></text:p>
          </draw:text-box>
          <svg:title/>
          <svg:desc/>
        </draw:frame>
        <draw:frame draw:id="id7" presentation:style-name="a337" draw:name="Header Placeholder 3" svg:x="0in" svg:y="0in" svg:width="3.5878in" svg:height="0.58425in" presentation:class="header" presentation:placeholder="false">
          <draw:text-box>
            <text:p text:style-name="a336" text:class-names="" text:cond-style-name=""><text:span text:style-name="a335" text:class-names=""/></text:p>
          </draw:text-box>
          <svg:title/>
          <svg:desc/>
        </draw:frame>
        <draw:frame draw:id="id8" presentation:style-name="a340" draw:name="Date Placeholder 4" svg:x="4.67953in" svg:y="0in" svg:width="3.5878in" svg:height="0.58425in" presentation:class="date-time" presentation:placeholder="false">
          <draw:text-box>
            <text:p text:style-name="a339" text:class-names="" text:cond-style-name=""><text:span text:style-name="a338" text:class-names=""/></text:p>
          </draw:text-box>
          <svg:title/>
          <svg:desc/>
        </draw:frame>
        <draw:frame draw:id="id9" presentation:style-name="a343" draw:name="Footer Placeholder 5" svg:x="0in" svg:y="11.10827in" svg:width="3.5878in" svg:height="0.58425in" presentation:class="footer" presentation:placeholder="false">
          <draw:text-box>
            <text:p text:style-name="a342" text:class-names="" text:cond-style-name=""><text:span text:style-name="a341" text:class-names=""/></text:p>
          </draw:text-box>
          <svg:title/>
          <svg:desc/>
        </draw:frame>
        <draw:frame draw:id="id10" presentation:style-name="a346" draw:name="Slide Number Placeholder 6" svg:x="4.67953in" svg:y="11.10827in" svg:width="3.5878in" svg:height="0.58425in" presentation:class="page-number" presentation:placeholder="false">
          <draw:text-box>
            <text:p text:style-name="a345" text:class-names="" text:cond-style-name=""><text:span text:style-name="a344" text:class-names=""><text:page-number style:num-format="1" text:fixed="false"/></text:span></text:p>
          </draw:text-box>
          <svg:title/>
          <svg:desc/>
        </draw:frame>
      </presentation:notes>
    </style:master-page>
    <style:master-page style:name="Master1-Layout8-objTx-Content-with-Caption" style:page-layout-name="pageLayout1" draw:style-name="a348">
      <draw:frame draw:id="id47" presentation:style-name="a351" draw:name="Title 1" svg:x="0.75936in" svg:y="0.41343in" svg:width="3.55563in" svg:height="1.44699in" presentation:class="title" presentation:placeholder="false">
        <draw:text-box>
          <text:p text:style-name="a350" text:class-names="" text:cond-style-name=""><text:span text:style-name="a349" text:class-names="">Click to edit Master title style</text:span></text:p>
        </draw:text-box>
        <svg:title/>
        <svg:desc/>
      </draw:frame>
      <draw:frame draw:id="id48" presentation:style-name="a367" draw:name="Content Placeholder 2" svg:x="4.68677in" svg:y="0.89289in" svg:width="5.58105in" svg:height="4.40701in" presentation:class="object" presentation:placeholder="false">
        <draw:text-box>
          <text:list text:style-name="a354">
            <text:list-item>
              <text:p text:style-name="a353" text:class-names="" text:cond-style-name=""><text:span text:style-name="a352" text:class-names="">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title/>
        <svg:desc/>
      </draw:frame>
      <draw:frame draw:id="id49" presentation:style-name="a371" draw:name="Text Placeholder 3" svg:x="0.75936in" svg:y="1.86042in" svg:width="3.55563in" svg:height="3.44665in" presentation:class="outline" presentation:placeholder="false">
        <draw:text-box>
          <text:list text:style-name="a370">
            <text:list-item>
              <text:p text:style-name="a369" text:class-names="" text:cond-style-name=""><text:span text:style-name="a368" text:class-names="">Edit Master text styles</text:span></text:p>
            </text:list-item>
          </text:list>
        </draw:text-box>
        <svg:title/>
        <svg:desc/>
      </draw:frame>
      <draw:frame draw:id="id50" presentation:style-name="a374" draw:name="Date Placeholder 4" svg:x="0.75792in" svg:y="5.74777in" svg:width="2.48047in" svg:height="0.33017in" presentation:class="date-time" presentation:placeholder="false">
        <draw:text-box>
          <text:p text:style-name="a373" text:class-names="" text:cond-style-name=""><text:span text:style-name="a372" text:class-names=""/></text:p>
        </draw:text-box>
        <svg:title/>
        <svg:desc/>
      </draw:frame>
      <draw:frame draw:id="id51" presentation:style-name="a377" draw:name="Footer Placeholder 5" svg:x="3.6518in" svg:y="5.74777in" svg:width="3.7207in" svg:height="0.33017in" presentation:class="footer" presentation:placeholder="false">
        <draw:text-box>
          <text:p text:style-name="a376" text:class-names="" text:cond-style-name=""><text:span text:style-name="a375" text:class-names=""/></text:p>
        </draw:text-box>
        <svg:title/>
        <svg:desc/>
      </draw:frame>
      <draw:frame draw:id="id52" presentation:style-name="a380" draw:name="Slide Number Placeholder 6" svg:x="7.78592in" svg:y="5.74777in" svg:width="2.48047in" svg:height="0.33017in" presentation:class="page-number" presentation:placeholder="false">
        <draw:text-box>
          <text:p text:style-name="a379" text:class-names="" text:cond-style-name=""><text:span text:style-name="a378" text:class-names=""><text:page-number style:num-format="1" text:fixed="false"/></text:span></text:p>
        </draw:text-box>
        <svg:title/>
        <svg:desc/>
      </draw:frame>
      <presentation:notes style:page-layout-name="pageLayout2" draw:style-name="a397">
        <draw:page-thumbnail svg:x="0.23622in" svg:y="0.88858in" svg:width="7.79449in" svg:height="4.38425in" presentation:class="page" draw:id="id5" presentation:style-name="a381" draw:name="Slide Image Placeholder 1">
          <svg:title/>
          <svg:desc/>
        </draw:page-thumbnail>
        <draw:frame draw:id="id6" presentation:style-name="a384" draw:name="Notes Placeholder 2" svg:x="0.82677in" svg:y="5.55394in" svg:width="6.61378in" svg:height="5.26142in" presentation:class="notes" presentation:placeholder="false">
          <draw:text-box>
            <text:p text:style-name="a383" text:class-names="" text:cond-style-name=""><text:span text:style-name="a382" text:class-names=""/></text:p>
          </draw:text-box>
          <svg:title/>
          <svg:desc/>
        </draw:frame>
        <draw:frame draw:id="id7" presentation:style-name="a387" draw:name="Header Placeholder 3" svg:x="0in" svg:y="0in" svg:width="3.5878in" svg:height="0.58425in" presentation:class="header" presentation:placeholder="false">
          <draw:text-box>
            <text:p text:style-name="a386" text:class-names="" text:cond-style-name=""><text:span text:style-name="a385" text:class-names=""/></text:p>
          </draw:text-box>
          <svg:title/>
          <svg:desc/>
        </draw:frame>
        <draw:frame draw:id="id8" presentation:style-name="a390" draw:name="Date Placeholder 4" svg:x="4.67953in" svg:y="0in" svg:width="3.5878in" svg:height="0.58425in" presentation:class="date-time" presentation:placeholder="false">
          <draw:text-box>
            <text:p text:style-name="a389" text:class-names="" text:cond-style-name=""><text:span text:style-name="a388" text:class-names=""/></text:p>
          </draw:text-box>
          <svg:title/>
          <svg:desc/>
        </draw:frame>
        <draw:frame draw:id="id9" presentation:style-name="a393" draw:name="Footer Placeholder 5" svg:x="0in" svg:y="11.10827in" svg:width="3.5878in" svg:height="0.58425in" presentation:class="footer" presentation:placeholder="false">
          <draw:text-box>
            <text:p text:style-name="a392" text:class-names="" text:cond-style-name=""><text:span text:style-name="a391" text:class-names=""/></text:p>
          </draw:text-box>
          <svg:title/>
          <svg:desc/>
        </draw:frame>
        <draw:frame draw:id="id10" presentation:style-name="a396" draw:name="Slide Number Placeholder 6" svg:x="4.67953in" svg:y="11.10827in" svg:width="3.5878in" svg:height="0.58425in" presentation:class="page-number" presentation:placeholder="false">
          <draw:text-box>
            <text:p text:style-name="a395" text:class-names="" text:cond-style-name=""><text:span text:style-name="a394" text:class-names=""><text:page-number style:num-format="1" text:fixed="false"/></text:span></text:p>
          </draw:text-box>
          <svg:title/>
          <svg:desc/>
        </draw:frame>
      </presentation:notes>
    </style:master-page>
    <style:master-page style:name="Master1-Layout9-picTx-Picture-with-Caption" style:page-layout-name="pageLayout1" draw:style-name="a398">
      <draw:frame draw:id="id53" presentation:style-name="a401" draw:name="Title 1" svg:x="0.75936in" svg:y="0.41343in" svg:width="3.55563in" svg:height="1.44699in" presentation:class="title" presentation:placeholder="false">
        <draw:text-box>
          <text:p text:style-name="a400" text:class-names="" text:cond-style-name=""><text:span text:style-name="a399" text:class-names="">Click to edit Master title style</text:span></text:p>
        </draw:text-box>
        <svg:title/>
        <svg:desc/>
      </draw:frame>
      <draw:frame draw:id="id54" presentation:style-name="a404" draw:name="Picture Placeholder 2" svg:x="4.68677in" svg:y="0.89289in" svg:width="5.58105in" svg:height="4.40701in" presentation:class="graphic" presentation:placeholder="false">
        <draw:text-box>
          <text:p text:style-name="a403" text:class-names="" text:cond-style-name=""><text:span text:style-name="a402" text:class-names="">Click icon to add picture</text:span></text:p>
        </draw:text-box>
        <svg:title/>
        <svg:desc/>
      </draw:frame>
      <draw:frame draw:id="id55" presentation:style-name="a408" draw:name="Text Placeholder 3" svg:x="0.75936in" svg:y="1.86042in" svg:width="3.55563in" svg:height="3.44665in" presentation:class="outline" presentation:placeholder="false">
        <draw:text-box>
          <text:list text:style-name="a407">
            <text:list-item>
              <text:p text:style-name="a406" text:class-names="" text:cond-style-name=""><text:span text:style-name="a405" text:class-names="">Edit Master text styles</text:span></text:p>
            </text:list-item>
          </text:list>
        </draw:text-box>
        <svg:title/>
        <svg:desc/>
      </draw:frame>
      <draw:frame draw:id="id56" presentation:style-name="a411" draw:name="Date Placeholder 4" svg:x="0.75792in" svg:y="5.74777in" svg:width="2.48047in" svg:height="0.33017in" presentation:class="date-time" presentation:placeholder="false">
        <draw:text-box>
          <text:p text:style-name="a410" text:class-names="" text:cond-style-name=""><text:span text:style-name="a409" text:class-names=""/></text:p>
        </draw:text-box>
        <svg:title/>
        <svg:desc/>
      </draw:frame>
      <draw:frame draw:id="id57" presentation:style-name="a414" draw:name="Footer Placeholder 5" svg:x="3.6518in" svg:y="5.74777in" svg:width="3.7207in" svg:height="0.33017in" presentation:class="footer" presentation:placeholder="false">
        <draw:text-box>
          <text:p text:style-name="a413" text:class-names="" text:cond-style-name=""><text:span text:style-name="a412" text:class-names=""/></text:p>
        </draw:text-box>
        <svg:title/>
        <svg:desc/>
      </draw:frame>
      <draw:frame draw:id="id58" presentation:style-name="a417" draw:name="Slide Number Placeholder 6" svg:x="7.78592in" svg:y="5.74777in" svg:width="2.48047in" svg:height="0.33017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page-layout-name="pageLayout2" draw:style-name="a434">
        <draw:page-thumbnail svg:x="0.23622in" svg:y="0.88858in" svg:width="7.79449in" svg:height="4.38425in" presentation:class="page" draw:id="id5" presentation:style-name="a418" draw:name="Slide Image Placeholder 1">
          <svg:title/>
          <svg:desc/>
        </draw:page-thumbnail>
        <draw:frame draw:id="id6" presentation:style-name="a421" draw:name="Notes Placeholder 2" svg:x="0.82677in" svg:y="5.55394in" svg:width="6.61378in" svg:height="5.26142in" presentation:class="notes" presentation:placeholder="false">
          <draw:text-box>
            <text:p text:style-name="a420" text:class-names="" text:cond-style-name=""><text:span text:style-name="a419" text:class-names=""/></text:p>
          </draw:text-box>
          <svg:title/>
          <svg:desc/>
        </draw:frame>
        <draw:frame draw:id="id7" presentation:style-name="a424" draw:name="Header Placeholder 3" svg:x="0in" svg:y="0in" svg:width="3.5878in" svg:height="0.58425in" presentation:class="header" presentation:placeholder="false">
          <draw:text-box>
            <text:p text:style-name="a423" text:class-names="" text:cond-style-name=""><text:span text:style-name="a422" text:class-names=""/></text:p>
          </draw:text-box>
          <svg:title/>
          <svg:desc/>
        </draw:frame>
        <draw:frame draw:id="id8" presentation:style-name="a427" draw:name="Date Placeholder 4" svg:x="4.67953in" svg:y="0in" svg:width="3.5878in" svg:height="0.58425in" presentation:class="date-time" presentation:placeholder="false">
          <draw:text-box>
            <text:p text:style-name="a426" text:class-names="" text:cond-style-name=""><text:span text:style-name="a425" text:class-names=""/></text:p>
          </draw:text-box>
          <svg:title/>
          <svg:desc/>
        </draw:frame>
        <draw:frame draw:id="id9" presentation:style-name="a430" draw:name="Footer Placeholder 5" svg:x="0in" svg:y="11.10827in" svg:width="3.5878in" svg:height="0.58425in" presentation:class="footer" presentation:placeholder="false">
          <draw:text-box>
            <text:p text:style-name="a429" text:class-names="" text:cond-style-name=""><text:span text:style-name="a428" text:class-names=""/></text:p>
          </draw:text-box>
          <svg:title/>
          <svg:desc/>
        </draw:frame>
        <draw:frame draw:id="id10" presentation:style-name="a433" draw:name="Slide Number Placeholder 6" svg:x="4.67953in" svg:y="11.10827in" svg:width="3.5878in" svg:height="0.58425in" presentation:class="page-number" presentation:placeholder="false">
          <draw:text-box>
            <text:p text:style-name="a432" text:class-names="" text:cond-style-name=""><text:span text:style-name="a431" text:class-names=""><text:page-number style:num-format="1" text:fixed="false"/></text:span></text:p>
          </draw:text-box>
          <svg:title/>
          <svg:desc/>
        </draw:frame>
      </presentation:notes>
    </style:master-page>
    <style:master-page style:name="Master1-Layout10-vertTx-Title-and-Vertical-Text" style:page-layout-name="pageLayout1" draw:style-name="a435">
      <draw:frame draw:id="id59" presentation:style-name="a438" draw:name="Title 1" svg:x="0.75792in" svg:y="0.33017in" svg:width="9.50846in" svg:height="1.19865in" presentation:class="title" presentation:placeholder="false">
        <draw:text-box>
          <text:p text:style-name="a437" text:class-names="" text:cond-style-name=""><text:span text:style-name="a436" text:class-names="">Click to edit Master title style</text:span></text:p>
        </draw:text-box>
        <svg:title/>
        <svg:desc/>
      </draw:frame>
      <draw:frame draw:id="id60" presentation:style-name="a454" draw:name="Vertical Text Placeholder 2" svg:x="0.75792in" svg:y="1.65083in" svg:width="9.50846in" svg:height="3.93472in" presentation:class="outline" presentation:placeholder="false">
        <draw:text-box>
          <text:list text:style-name="a441">
            <text:list-item>
              <text:p text:style-name="a440" text:class-names="" text:cond-style-name=""><text:span text:style-name="a439" text:class-names="">Edit Master text styles</text:span></text:p>
            </text:list-item>
          </text:list>
          <text:list text:style-name="a444">
            <text:list-item>
              <text:list text:style-name="a444">
                <text:list-item>
                  <text:p text:style-name="a443" text:class-names="" text:cond-style-name=""><text:span text:style-name="a442" text:class-names="">Second level</text:span></text:p>
                </text:list-item>
              </text:list>
            </text:list-item>
          </text:list>
          <text:list text:style-name="a447">
            <text:list-item>
              <text:list text:style-name="a447">
                <text:list-item>
                  <text:list text:style-name="a447">
                    <text:list-item>
                      <text:p text:style-name="a446" text:class-names="" text:cond-style-name=""><text:span text:style-name="a445" text:class-names="">Third level</text:span></text:p>
                    </text:list-item>
                  </text:list>
                </text:list-item>
              </text:list>
            </text:list-item>
          </text:list>
          <text:list text:style-name="a450">
            <text:list-item>
              <text:list text:style-name="a450">
                <text:list-item>
                  <text:list text:style-name="a450">
                    <text:list-item>
                      <text:list text:style-name="a450">
                        <text:list-item>
                          <text:p text:style-name="a449" text:class-names="" text:cond-style-name=""><text:span text:style-name="a448" text:class-names="">Fourth level</text:span></text:p>
                        </text:list-item>
                      </text:list>
                    </text:list-item>
                  </text:list>
                </text:list-item>
              </text:list>
            </text:list-item>
          </text:list>
          <text:list text:style-name="a453">
            <text:list-item>
              <text:list text:style-name="a453">
                <text:list-item>
                  <text:list text:style-name="a453">
                    <text:list-item>
                      <text:list text:style-name="a453">
                        <text:list-item>
                          <text:list text:style-name="a453">
                            <text:list-item>
                              <text:p text:style-name="a452" text:class-names="" text:cond-style-name=""><text:span text:style-name="a451" text:class-names="">Fifth level</text:span></text:p>
                            </text:list-item>
                          </text:list>
                        </text:list-item>
                      </text:list>
                    </text:list-item>
                  </text:list>
                </text:list-item>
              </text:list>
            </text:list-item>
          </text:list>
        </draw:text-box>
        <svg:title/>
        <svg:desc/>
      </draw:frame>
      <draw:frame draw:id="id61" presentation:style-name="a457" draw:name="Date Placeholder 3" svg:x="0.75792in" svg:y="5.74777in" svg:width="2.48047in" svg:height="0.33017in" presentation:class="date-time" presentation:placeholder="false">
        <draw:text-box>
          <text:p text:style-name="a456" text:class-names="" text:cond-style-name=""><text:span text:style-name="a455" text:class-names=""/></text:p>
        </draw:text-box>
        <svg:title/>
        <svg:desc/>
      </draw:frame>
      <draw:frame draw:id="id62" presentation:style-name="a460" draw:name="Footer Placeholder 4" svg:x="3.6518in" svg:y="5.74777in" svg:width="3.7207in" svg:height="0.33017in" presentation:class="footer" presentation:placeholder="false">
        <draw:text-box>
          <text:p text:style-name="a459" text:class-names="" text:cond-style-name=""><text:span text:style-name="a458" text:class-names=""/></text:p>
        </draw:text-box>
        <svg:title/>
        <svg:desc/>
      </draw:frame>
      <draw:frame draw:id="id63" presentation:style-name="a463" draw:name="Slide Number Placeholder 5" svg:x="7.78592in" svg:y="5.74777in" svg:width="2.48047in" svg:height="0.33017in" presentation:class="page-number" presentation:placeholder="false">
        <draw:text-box>
          <text:p text:style-name="a462" text:class-names="" text:cond-style-name=""><text:span text:style-name="a461" text:class-names=""><text:page-number style:num-format="1" text:fixed="false"/></text:span></text:p>
        </draw:text-box>
        <svg:title/>
        <svg:desc/>
      </draw:frame>
      <presentation:notes style:page-layout-name="pageLayout2" draw:style-name="a480">
        <draw:page-thumbnail svg:x="0.23622in" svg:y="0.88858in" svg:width="7.79449in" svg:height="4.38425in" presentation:class="page" draw:id="id5" presentation:style-name="a464" draw:name="Slide Image Placeholder 1">
          <svg:title/>
          <svg:desc/>
        </draw:page-thumbnail>
        <draw:frame draw:id="id6" presentation:style-name="a467" draw:name="Notes Placeholder 2" svg:x="0.82677in" svg:y="5.55394in" svg:width="6.61378in" svg:height="5.26142in" presentation:class="notes" presentation:placeholder="false">
          <draw:text-box>
            <text:p text:style-name="a466" text:class-names="" text:cond-style-name=""><text:span text:style-name="a465" text:class-names=""/></text:p>
          </draw:text-box>
          <svg:title/>
          <svg:desc/>
        </draw:frame>
        <draw:frame draw:id="id7" presentation:style-name="a470" draw:name="Header Placeholder 3" svg:x="0in" svg:y="0in" svg:width="3.5878in" svg:height="0.58425in" presentation:class="header" presentation:placeholder="false">
          <draw:text-box>
            <text:p text:style-name="a469" text:class-names="" text:cond-style-name=""><text:span text:style-name="a468" text:class-names=""/></text:p>
          </draw:text-box>
          <svg:title/>
          <svg:desc/>
        </draw:frame>
        <draw:frame draw:id="id8" presentation:style-name="a473" draw:name="Date Placeholder 4" svg:x="4.67953in" svg:y="0in" svg:width="3.5878in" svg:height="0.58425in" presentation:class="date-time" presentation:placeholder="false">
          <draw:text-box>
            <text:p text:style-name="a472" text:class-names="" text:cond-style-name=""><text:span text:style-name="a471" text:class-names=""/></text:p>
          </draw:text-box>
          <svg:title/>
          <svg:desc/>
        </draw:frame>
        <draw:frame draw:id="id9" presentation:style-name="a476" draw:name="Footer Placeholder 5" svg:x="0in" svg:y="11.10827in" svg:width="3.5878in" svg:height="0.58425in" presentation:class="footer" presentation:placeholder="false">
          <draw:text-box>
            <text:p text:style-name="a475" text:class-names="" text:cond-style-name=""><text:span text:style-name="a474" text:class-names=""/></text:p>
          </draw:text-box>
          <svg:title/>
          <svg:desc/>
        </draw:frame>
        <draw:frame draw:id="id10" presentation:style-name="a479" draw:name="Slide Number Placeholder 6" svg:x="4.67953in" svg:y="11.10827in" svg:width="3.5878in" svg:height="0.58425in" presentation:class="page-number" presentation:placeholder="false">
          <draw:text-box>
            <text:p text:style-name="a478" text:class-names="" text:cond-style-name=""><text:span text:style-name="a477" text:class-names=""><text:page-number style:num-format="1" text:fixed="false"/></text:span></text:p>
          </draw:text-box>
          <svg:title/>
          <svg:desc/>
        </draw:frame>
      </presentation:notes>
    </style:master-page>
    <style:master-page style:name="Master1-Layout11-vertTitleAndTx-Vertical-Title-and-Text" style:page-layout-name="pageLayout1" draw:style-name="a481">
      <draw:frame draw:id="id64" presentation:style-name="a484" draw:name="Vertical Title 1" svg:x="7.88927in" svg:y="0.33017in" svg:width="2.37712in" svg:height="5.25539in" presentation:class="title" presentation:placeholder="false">
        <draw:text-box>
          <text:p text:style-name="a483" text:class-names="" text:cond-style-name=""><text:span text:style-name="a482" text:class-names="">Click to edit Master title style</text:span></text:p>
        </draw:text-box>
        <svg:title/>
        <svg:desc/>
      </draw:frame>
      <draw:frame draw:id="id65" presentation:style-name="a500" draw:name="Vertical Text Placeholder 2" svg:x="0.75792in" svg:y="0.33017in" svg:width="6.99354in" svg:height="5.25539in" presentation:class="outline" presentation:placeholder="false">
        <draw:text-box>
          <text:list text:style-name="a487">
            <text:list-item>
              <text:p text:style-name="a486" text:class-names="" text:cond-style-name=""><text:span text:style-name="a485" text:class-names="">Edit Master text styles</text:span></text:p>
            </text:list-item>
          </text:list>
          <text:list text:style-name="a490">
            <text:list-item>
              <text:list text:style-name="a490">
                <text:list-item>
                  <text:p text:style-name="a489" text:class-names="" text:cond-style-name=""><text:span text:style-name="a488" text:class-names="">Second level</text:span></text:p>
                </text:list-item>
              </text:list>
            </text:list-item>
          </text:list>
          <text:list text:style-name="a493">
            <text:list-item>
              <text:list text:style-name="a493">
                <text:list-item>
                  <text:list text:style-name="a493">
                    <text:list-item>
                      <text:p text:style-name="a492" text:class-names="" text:cond-style-name=""><text:span text:style-name="a491" text:class-names="">Third level</text:span></text:p>
                    </text:list-item>
                  </text:list>
                </text:list-item>
              </text:list>
            </text:list-item>
          </text:list>
          <text:list text:style-name="a496">
            <text:list-item>
              <text:list text:style-name="a496">
                <text:list-item>
                  <text:list text:style-name="a496">
                    <text:list-item>
                      <text:list text:style-name="a496">
                        <text:list-item>
                          <text:p text:style-name="a495" text:class-names="" text:cond-style-name=""><text:span text:style-name="a494" text:class-names="">Fourth level</text:span></text:p>
                        </text:list-item>
                      </text:list>
                    </text:list-item>
                  </text:list>
                </text:list-item>
              </text:list>
            </text:list-item>
          </text:list>
          <text:list text:style-name="a499">
            <text:list-item>
              <text:list text:style-name="a499">
                <text:list-item>
                  <text:list text:style-name="a499">
                    <text:list-item>
                      <text:list text:style-name="a499">
                        <text:list-item>
                          <text:list text:style-name="a499">
                            <text:list-item>
                              <text:p text:style-name="a498" text:class-names="" text:cond-style-name=""><text:span text:style-name="a497" text:class-names="">Fifth level</text:span></text:p>
                            </text:list-item>
                          </text:list>
                        </text:list-item>
                      </text:list>
                    </text:list-item>
                  </text:list>
                </text:list-item>
              </text:list>
            </text:list-item>
          </text:list>
        </draw:text-box>
        <svg:title/>
        <svg:desc/>
      </draw:frame>
      <draw:frame draw:id="id66" presentation:style-name="a503" draw:name="Date Placeholder 3" svg:x="0.75792in" svg:y="5.74777in" svg:width="2.48047in" svg:height="0.33017in" presentation:class="date-time" presentation:placeholder="false">
        <draw:text-box>
          <text:p text:style-name="a502" text:class-names="" text:cond-style-name=""><text:span text:style-name="a501" text:class-names=""/></text:p>
        </draw:text-box>
        <svg:title/>
        <svg:desc/>
      </draw:frame>
      <draw:frame draw:id="id67" presentation:style-name="a506" draw:name="Footer Placeholder 4" svg:x="3.6518in" svg:y="5.74777in" svg:width="3.7207in" svg:height="0.33017in" presentation:class="footer" presentation:placeholder="false">
        <draw:text-box>
          <text:p text:style-name="a505" text:class-names="" text:cond-style-name=""><text:span text:style-name="a504" text:class-names=""/></text:p>
        </draw:text-box>
        <svg:title/>
        <svg:desc/>
      </draw:frame>
      <draw:frame draw:id="id68" presentation:style-name="a509" draw:name="Slide Number Placeholder 5" svg:x="7.78592in" svg:y="5.74777in" svg:width="2.48047in" svg:height="0.33017in" presentation:class="page-number" presentation:placeholder="false">
        <draw:text-box>
          <text:p text:style-name="a508" text:class-names="" text:cond-style-name=""><text:span text:style-name="a507" text:class-names=""><text:page-number style:num-format="1" text:fixed="false"/></text:span></text:p>
        </draw:text-box>
        <svg:title/>
        <svg:desc/>
      </draw:frame>
      <presentation:notes style:page-layout-name="pageLayout2" draw:style-name="a526">
        <draw:page-thumbnail svg:x="0.23622in" svg:y="0.88858in" svg:width="7.79449in" svg:height="4.38425in" presentation:class="page" draw:id="id5" presentation:style-name="a510" draw:name="Slide Image Placeholder 1">
          <svg:title/>
          <svg:desc/>
        </draw:page-thumbnail>
        <draw:frame draw:id="id6" presentation:style-name="a513" draw:name="Notes Placeholder 2" svg:x="0.82677in" svg:y="5.55394in" svg:width="6.61378in" svg:height="5.26142in" presentation:class="notes" presentation:placeholder="false">
          <draw:text-box>
            <text:p text:style-name="a512" text:class-names="" text:cond-style-name=""><text:span text:style-name="a511" text:class-names=""/></text:p>
          </draw:text-box>
          <svg:title/>
          <svg:desc/>
        </draw:frame>
        <draw:frame draw:id="id7" presentation:style-name="a516" draw:name="Header Placeholder 3" svg:x="0in" svg:y="0in" svg:width="3.5878in" svg:height="0.58425in" presentation:class="header" presentation:placeholder="false">
          <draw:text-box>
            <text:p text:style-name="a515" text:class-names="" text:cond-style-name=""><text:span text:style-name="a514" text:class-names=""/></text:p>
          </draw:text-box>
          <svg:title/>
          <svg:desc/>
        </draw:frame>
        <draw:frame draw:id="id8" presentation:style-name="a519" draw:name="Date Placeholder 4" svg:x="4.67953in" svg:y="0in" svg:width="3.5878in" svg:height="0.58425in" presentation:class="date-time" presentation:placeholder="false">
          <draw:text-box>
            <text:p text:style-name="a518" text:class-names="" text:cond-style-name=""><text:span text:style-name="a517" text:class-names=""/></text:p>
          </draw:text-box>
          <svg:title/>
          <svg:desc/>
        </draw:frame>
        <draw:frame draw:id="id9" presentation:style-name="a522" draw:name="Footer Placeholder 5" svg:x="0in" svg:y="11.10827in" svg:width="3.5878in" svg:height="0.58425in" presentation:class="footer" presentation:placeholder="false">
          <draw:text-box>
            <text:p text:style-name="a521" text:class-names="" text:cond-style-name=""><text:span text:style-name="a520" text:class-names=""/></text:p>
          </draw:text-box>
          <svg:title/>
          <svg:desc/>
        </draw:frame>
        <draw:frame draw:id="id10" presentation:style-name="a525" draw:name="Slide Number Placeholder 6" svg:x="4.67953in" svg:y="11.10827in" svg:width="3.5878in" svg:height="0.58425in" presentation:class="page-number" presentation:placeholder="false">
          <draw:text-box>
            <text:p text:style-name="a524" text:class-names="" text:cond-style-name=""><text:span text:style-name="a523" text:class-names=""><text:page-number style:num-format="1" text:fixed="false"/></text:span></text:p>
          </draw:text-box>
          <svg:title/>
          <svg:desc/>
        </draw:frame>
      </presentation:notes>
    </style:master-page>
    <style:handout-master style:page-layout-name="pageLayout3" draw:style-name="a527">
      <draw:frame draw:id="id69" presentation:style-name="a530" draw:name="Header Placeholder 1" svg:x="0in" svg:y="0in" svg:width="3.5878in" svg:height="0.58425in" presentation:class="header" presentation:placeholder="false">
        <draw:text-box>
          <text:p text:style-name="a529" text:class-names="" text:cond-style-name=""><text:span text:style-name="a528" text:class-names=""/></text:p>
        </draw:text-box>
        <svg:title/>
        <svg:desc/>
      </draw:frame>
      <draw:frame draw:id="id70" presentation:style-name="a533" draw:name="Date Placeholder 2" svg:x="4.67953in" svg:y="0in" svg:width="3.5878in" svg:height="0.58425in" presentation:class="date-time" presentation:placeholder="false">
        <draw:text-box>
          <text:p text:style-name="a532" text:class-names="" text:cond-style-name=""><text:span text:style-name="a531" text:class-names=""/></text:p>
        </draw:text-box>
        <svg:title/>
        <svg:desc/>
      </draw:frame>
      <draw:frame draw:id="id71" presentation:style-name="a536" draw:name="Footer Placeholder 3" svg:x="0in" svg:y="11.10827in" svg:width="3.5878in" svg:height="0.58425in" presentation:class="footer" presentation:placeholder="false">
        <draw:text-box>
          <text:p text:style-name="a535" text:class-names="" text:cond-style-name=""><text:span text:style-name="a534" text:class-names=""/></text:p>
        </draw:text-box>
        <svg:title/>
        <svg:desc/>
      </draw:frame>
      <draw:frame draw:id="id72" presentation:style-name="a539" draw:name="Slide Number Placeholder 4" svg:x="4.67953in" svg:y="11.10827in" svg:width="3.5878in" svg:height="0.58425in" presentation:class="page-number" presentation:placeholder="false">
        <draw:text-box>
          <text:p text:style-name="a538" text:class-names="" text:cond-style-name=""><text:span text:style-name="a537"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URI, URL ve URN</dc:title>
    <dc:creator>ALIM YOGURTCU</dc:creator>
    <dc:date>2022-06-13T17:45:50Z</dc:date>
    <meta:template xlink:href="Office%20Theme" xlink:type="simple"/>
    <meta:editing-cycles>11</meta:editing-cycles>
    <meta:editing-duration>PT9609S</meta:editing-duration>
    <meta:user-defined meta:name="TitusGUID">23aa5320-35ae-435b-a156-c1bbfc81beb5</meta:user-defined>
    <meta:user-defined meta:name="TURKCELLCLASSIFICATION">TURKCELL DAHİLİ</meta:user-defined>
    <meta:document-statistic meta:paragraph-count="198" meta:word-count="2718"/>
  </office:meta>
</office:document-meta>
</file>